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s" table:style-name="ta1">
        <table:shapes>
          <draw:frame draw:z-index="0" draw:style-name="gr1" draw:text-style-name="P1" svg:width="453.51pt" svg:height="255.09pt" svg:x="178.7pt" svg:y="4047.62pt">
            <draw:object draw:notify-on-update-of-ranges="temps.A1:temps.A1 temps.A2:temps.A368 temps.B1:temps.B1 temps.B2:temps.B368 temps.A1:temps.A1 temps.A2:temps.A368 temps.C1:temps.C1 temps.C2:temps.C3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627189963.40494" calcext:value-type="float">
            <text:p>1627189963.40494</text:p>
          </table:table-cell>
          <table:table-cell office:value-type="float" office:value="12.937" calcext:value-type="float">
            <text:p>12.937</text:p>
          </table:table-cell>
          <table:table-cell office:value-type="float" office:value="55.2866" calcext:value-type="float">
            <text:p>55.2866</text:p>
          </table:table-cell>
        </table:table-row>
        <table:table-row table:style-name="ro1">
          <table:table-cell office:value-type="float" office:value="1627189974.31494" calcext:value-type="float">
            <text:p>1627189974.31494</text:p>
          </table:table-cell>
          <table:table-cell office:value-type="float" office:value="12.062" calcext:value-type="float">
            <text:p>12.062</text:p>
          </table:table-cell>
          <table:table-cell office:value-type="float" office:value="53.7116" calcext:value-type="float">
            <text:p>53.7116</text:p>
          </table:table-cell>
        </table:table-row>
        <table:table-row table:style-name="ro1">
          <table:table-cell office:value-type="float" office:value="1627189985.19464" calcext:value-type="float">
            <text:p>1627189985.19464</text:p>
          </table:table-cell>
          <table:table-cell office:value-type="float" office:value="11.875" calcext:value-type="float">
            <text:p>11.875</text:p>
          </table:table-cell>
          <table:table-cell office:value-type="float" office:value="53.375" calcext:value-type="float">
            <text:p>53.375</text:p>
          </table:table-cell>
        </table:table-row>
        <table:table-row table:style-name="ro1">
          <table:table-cell office:value-type="float" office:value="1627189996.07427" calcext:value-type="float">
            <text:p>1627189996.07427</text:p>
          </table:table-cell>
          <table:table-cell office:value-type="float" office:value="12" calcext:value-type="float">
            <text:p>12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1627190006.95853" calcext:value-type="float">
            <text:p>1627190006.95853</text:p>
          </table:table-cell>
          <table:table-cell office:value-type="float" office:value="12.25" calcext:value-type="float">
            <text:p>12.25</text:p>
          </table:table-cell>
          <table:table-cell office:value-type="float" office:value="54.05" calcext:value-type="float">
            <text:p>54.05</text:p>
          </table:table-cell>
        </table:table-row>
        <table:table-row table:style-name="ro1">
          <table:table-cell office:value-type="float" office:value="1627190017.83461" calcext:value-type="float">
            <text:p>1627190017.83461</text:p>
          </table:table-cell>
          <table:table-cell office:value-type="float" office:value="12.375" calcext:value-type="float">
            <text:p>12.375</text:p>
          </table:table-cell>
          <table:table-cell office:value-type="float" office:value="54.275" calcext:value-type="float">
            <text:p>54.275</text:p>
          </table:table-cell>
        </table:table-row>
        <table:table-row table:style-name="ro1">
          <table:table-cell office:value-type="float" office:value="1627190028.71397" calcext:value-type="float">
            <text:p>1627190028.71397</text:p>
          </table:table-cell>
          <table:table-cell office:value-type="float" office:value="12.437" calcext:value-type="float">
            <text:p>12.437</text:p>
          </table:table-cell>
          <table:table-cell office:value-type="float" office:value="54.3866" calcext:value-type="float">
            <text:p>54.3866</text:p>
          </table:table-cell>
        </table:table-row>
        <table:table-row table:style-name="ro1">
          <table:table-cell office:value-type="float" office:value="1627190039.59461" calcext:value-type="float">
            <text:p>1627190039.59461</text:p>
          </table:table-cell>
          <table:table-cell office:value-type="float" office:value="12.375" calcext:value-type="float">
            <text:p>12.375</text:p>
          </table:table-cell>
          <table:table-cell office:value-type="float" office:value="54.275" calcext:value-type="float">
            <text:p>54.275</text:p>
          </table:table-cell>
        </table:table-row>
        <table:table-row table:style-name="ro1">
          <table:table-cell office:value-type="float" office:value="1627190050.47612" calcext:value-type="float">
            <text:p>1627190050.47612</text:p>
          </table:table-cell>
          <table:table-cell office:value-type="float" office:value="12.5" calcext:value-type="float">
            <text:p>12.5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1627190061.35608" calcext:value-type="float">
            <text:p>1627190061.35608</text:p>
          </table:table-cell>
          <table:table-cell office:value-type="float" office:value="12.562" calcext:value-type="float">
            <text:p>12.562</text:p>
          </table:table-cell>
          <table:table-cell office:value-type="float" office:value="54.6116" calcext:value-type="float">
            <text:p>54.6116</text:p>
          </table:table-cell>
        </table:table-row>
        <table:table-row table:style-name="ro1">
          <table:table-cell office:value-type="float" office:value="1627190072.23561" calcext:value-type="float">
            <text:p>1627190072.23561</text:p>
          </table:table-cell>
          <table:table-cell office:value-type="float" office:value="12.625" calcext:value-type="float">
            <text:p>12.625</text:p>
          </table:table-cell>
          <table:table-cell office:value-type="float" office:value="54.725" calcext:value-type="float">
            <text:p>54.725</text:p>
          </table:table-cell>
        </table:table-row>
        <table:table-row table:style-name="ro1">
          <table:table-cell office:value-type="float" office:value="1627190083.11406" calcext:value-type="float">
            <text:p>1627190083.11406</text:p>
          </table:table-cell>
          <table:table-cell office:value-type="float" office:value="12.687" calcext:value-type="float">
            <text:p>12.687</text:p>
          </table:table-cell>
          <table:table-cell office:value-type="float" office:value="54.8366" calcext:value-type="float">
            <text:p>54.8366</text:p>
          </table:table-cell>
        </table:table-row>
        <table:table-row table:style-name="ro1">
          <table:table-cell office:value-type="float" office:value="1627190093.99495" calcext:value-type="float">
            <text:p>1627190093.99495</text:p>
          </table:table-cell>
          <table:table-cell office:value-type="float" office:value="12.75" calcext:value-type="float">
            <text:p>12.75</text:p>
          </table:table-cell>
          <table:table-cell office:value-type="float" office:value="54.95" calcext:value-type="float">
            <text:p>54.95</text:p>
          </table:table-cell>
        </table:table-row>
        <table:table-row table:style-name="ro1">
          <table:table-cell office:value-type="float" office:value="1627190104.87395" calcext:value-type="float">
            <text:p>1627190104.87395</text:p>
          </table:table-cell>
          <table:table-cell office:value-type="float" office:value="12.75" calcext:value-type="float">
            <text:p>12.75</text:p>
          </table:table-cell>
          <table:table-cell office:value-type="float" office:value="54.95" calcext:value-type="float">
            <text:p>54.95</text:p>
          </table:table-cell>
        </table:table-row>
        <table:table-row table:style-name="ro1">
          <table:table-cell office:value-type="float" office:value="1627190115.75494" calcext:value-type="float">
            <text:p>1627190115.75494</text:p>
          </table:table-cell>
          <table:table-cell office:value-type="float" office:value="12.75" calcext:value-type="float">
            <text:p>12.75</text:p>
          </table:table-cell>
          <table:table-cell office:value-type="float" office:value="54.95" calcext:value-type="float">
            <text:p>54.95</text:p>
          </table:table-cell>
        </table:table-row>
        <table:table-row table:style-name="ro1">
          <table:table-cell office:value-type="float" office:value="1627190126.67455" calcext:value-type="float">
            <text:p>1627190126.67455</text:p>
          </table:table-cell>
          <table:table-cell office:value-type="float" office:value="12.875" calcext:value-type="float">
            <text:p>12.875</text:p>
          </table:table-cell>
          <table:table-cell office:value-type="float" office:value="55.175" calcext:value-type="float">
            <text:p>55.175</text:p>
          </table:table-cell>
        </table:table-row>
        <table:table-row table:style-name="ro1">
          <table:table-cell office:value-type="float" office:value="1627190137.6045" calcext:value-type="float">
            <text:p>1627190137.6045</text:p>
          </table:table-cell>
          <table:table-cell office:value-type="float" office:value="12.937" calcext:value-type="float">
            <text:p>12.937</text:p>
          </table:table-cell>
          <table:table-cell office:value-type="float" office:value="55.2866" calcext:value-type="float">
            <text:p>55.2866</text:p>
          </table:table-cell>
        </table:table-row>
        <table:table-row table:style-name="ro1">
          <table:table-cell office:value-type="float" office:value="1627190148.47463" calcext:value-type="float">
            <text:p>1627190148.47463</text:p>
          </table:table-cell>
          <table:table-cell office:value-type="float" office:value="13.062" calcext:value-type="float">
            <text:p>13.062</text:p>
          </table:table-cell>
          <table:table-cell office:value-type="float" office:value="55.5116" calcext:value-type="float">
            <text:p>55.5116</text:p>
          </table:table-cell>
        </table:table-row>
        <table:table-row table:style-name="ro1">
          <table:table-cell office:value-type="float" office:value="1627190159.35528" calcext:value-type="float">
            <text:p>1627190159.35528</text:p>
          </table:table-cell>
          <table:table-cell office:value-type="float" office:value="13.125" calcext:value-type="float">
            <text:p>13.125</text:p>
          </table:table-cell>
          <table:table-cell office:value-type="float" office:value="55.625" calcext:value-type="float">
            <text:p>55.625</text:p>
          </table:table-cell>
        </table:table-row>
        <table:table-row table:style-name="ro1">
          <table:table-cell office:value-type="float" office:value="1627190170.23463" calcext:value-type="float">
            <text:p>1627190170.23463</text:p>
          </table:table-cell>
          <table:table-cell office:value-type="float" office:value="13.125" calcext:value-type="float">
            <text:p>13.125</text:p>
          </table:table-cell>
          <table:table-cell office:value-type="float" office:value="55.625" calcext:value-type="float">
            <text:p>55.625</text:p>
          </table:table-cell>
        </table:table-row>
        <table:table-row table:style-name="ro1">
          <table:table-cell office:value-type="float" office:value="1627190181.11555" calcext:value-type="float">
            <text:p>1627190181.11555</text:p>
          </table:table-cell>
          <table:table-cell office:value-type="float" office:value="13.187" calcext:value-type="float">
            <text:p>13.187</text:p>
          </table:table-cell>
          <table:table-cell office:value-type="float" office:value="55.7366" calcext:value-type="float">
            <text:p>55.7366</text:p>
          </table:table-cell>
        </table:table-row>
        <table:table-row table:style-name="ro1">
          <table:table-cell office:value-type="float" office:value="1627190192.04487" calcext:value-type="float">
            <text:p>1627190192.04487</text:p>
          </table:table-cell>
          <table:table-cell office:value-type="float" office:value="13.25" calcext:value-type="float">
            <text:p>13.25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1627190202.95456" calcext:value-type="float">
            <text:p>1627190202.95456</text:p>
          </table:table-cell>
          <table:table-cell office:value-type="float" office:value="13.25" calcext:value-type="float">
            <text:p>13.25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1627190213.83539" calcext:value-type="float">
            <text:p>1627190213.83539</text:p>
          </table:table-cell>
          <table:table-cell office:value-type="float" office:value="13.312" calcext:value-type="float">
            <text:p>13.312</text:p>
          </table:table-cell>
          <table:table-cell office:value-type="float" office:value="55.9616" calcext:value-type="float">
            <text:p>55.9616</text:p>
          </table:table-cell>
        </table:table-row>
        <table:table-row table:style-name="ro1">
          <table:table-cell office:value-type="float" office:value="1627190224.71391" calcext:value-type="float">
            <text:p>1627190224.71391</text:p>
          </table:table-cell>
          <table:table-cell office:value-type="float" office:value="13.375" calcext:value-type="float">
            <text:p>13.375</text:p>
          </table:table-cell>
          <table:table-cell office:value-type="float" office:value="56.075" calcext:value-type="float">
            <text:p>56.075</text:p>
          </table:table-cell>
        </table:table-row>
        <table:table-row table:style-name="ro1">
          <table:table-cell office:value-type="float" office:value="1627190235.5952" calcext:value-type="float">
            <text:p>1627190235.5952</text:p>
          </table:table-cell>
          <table:table-cell office:value-type="float" office:value="13.437" calcext:value-type="float">
            <text:p>13.437</text:p>
          </table:table-cell>
          <table:table-cell office:value-type="float" office:value="56.1866" calcext:value-type="float">
            <text:p>56.1866</text:p>
          </table:table-cell>
        </table:table-row>
        <table:table-row table:style-name="ro1">
          <table:table-cell office:value-type="float" office:value="1627190246.47493" calcext:value-type="float">
            <text:p>1627190246.47493</text:p>
          </table:table-cell>
          <table:table-cell office:value-type="float" office:value="13.5" calcext:value-type="float">
            <text:p>13.5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float" office:value="1627190257.35393" calcext:value-type="float">
            <text:p>1627190257.35393</text:p>
          </table:table-cell>
          <table:table-cell office:value-type="float" office:value="13.5" calcext:value-type="float">
            <text:p>13.5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float" office:value="1627190268.23591" calcext:value-type="float">
            <text:p>1627190268.23591</text:p>
          </table:table-cell>
          <table:table-cell office:value-type="float" office:value="13.562" calcext:value-type="float">
            <text:p>13.562</text:p>
          </table:table-cell>
          <table:table-cell office:value-type="float" office:value="56.4116" calcext:value-type="float">
            <text:p>56.4116</text:p>
          </table:table-cell>
        </table:table-row>
        <table:table-row table:style-name="ro1">
          <table:table-cell office:value-type="float" office:value="1627190279.11585" calcext:value-type="float">
            <text:p>1627190279.11585</text:p>
          </table:table-cell>
          <table:table-cell office:value-type="float" office:value="13.625" calcext:value-type="float">
            <text:p>13.625</text:p>
          </table:table-cell>
          <table:table-cell office:value-type="float" office:value="56.525" calcext:value-type="float">
            <text:p>56.525</text:p>
          </table:table-cell>
        </table:table-row>
        <table:table-row table:style-name="ro1">
          <table:table-cell office:value-type="float" office:value="1627190289.99625" calcext:value-type="float">
            <text:p>1627190289.99625</text:p>
          </table:table-cell>
          <table:table-cell office:value-type="float" office:value="13.625" calcext:value-type="float">
            <text:p>13.625</text:p>
          </table:table-cell>
          <table:table-cell office:value-type="float" office:value="56.525" calcext:value-type="float">
            <text:p>56.525</text:p>
          </table:table-cell>
        </table:table-row>
        <table:table-row table:style-name="ro1">
          <table:table-cell office:value-type="float" office:value="1627190300.87504" calcext:value-type="float">
            <text:p>1627190300.87504</text:p>
          </table:table-cell>
          <table:table-cell office:value-type="float" office:value="13.687" calcext:value-type="float">
            <text:p>13.687</text:p>
          </table:table-cell>
          <table:table-cell office:value-type="float" office:value="56.6366" calcext:value-type="float">
            <text:p>56.6366</text:p>
          </table:table-cell>
        </table:table-row>
        <table:table-row table:style-name="ro1">
          <table:table-cell office:value-type="float" office:value="1627190311.75388" calcext:value-type="float">
            <text:p>1627190311.75388</text:p>
          </table:table-cell>
          <table:table-cell office:value-type="float" office:value="13.75" calcext:value-type="float">
            <text:p>13.75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1627190322.63447" calcext:value-type="float">
            <text:p>1627190322.63447</text:p>
          </table:table-cell>
          <table:table-cell office:value-type="float" office:value="13.812" calcext:value-type="float">
            <text:p>13.812</text:p>
          </table:table-cell>
          <table:table-cell office:value-type="float" office:value="56.8616" calcext:value-type="float">
            <text:p>56.8616</text:p>
          </table:table-cell>
        </table:table-row>
        <table:table-row table:style-name="ro1">
          <table:table-cell office:value-type="float" office:value="1627190333.51518" calcext:value-type="float">
            <text:p>1627190333.51518</text:p>
          </table:table-cell>
          <table:table-cell office:value-type="float" office:value="13.812" calcext:value-type="float">
            <text:p>13.812</text:p>
          </table:table-cell>
          <table:table-cell office:value-type="float" office:value="56.8616" calcext:value-type="float">
            <text:p>56.8616</text:p>
          </table:table-cell>
        </table:table-row>
        <table:table-row table:style-name="ro1">
          <table:table-cell office:value-type="float" office:value="1627190344.39389" calcext:value-type="float">
            <text:p>1627190344.39389</text:p>
          </table:table-cell>
          <table:table-cell office:value-type="float" office:value="13.875" calcext:value-type="float">
            <text:p>13.875</text:p>
          </table:table-cell>
          <table:table-cell office:value-type="float" office:value="56.975" calcext:value-type="float">
            <text:p>56.975</text:p>
          </table:table-cell>
        </table:table-row>
        <table:table-row table:style-name="ro1">
          <table:table-cell office:value-type="float" office:value="1627190355.28448" calcext:value-type="float">
            <text:p>1627190355.28448</text:p>
          </table:table-cell>
          <table:table-cell office:value-type="float" office:value="13.937" calcext:value-type="float">
            <text:p>13.937</text:p>
          </table:table-cell>
          <table:table-cell office:value-type="float" office:value="57.0866" calcext:value-type="float">
            <text:p>57.0866</text:p>
          </table:table-cell>
        </table:table-row>
        <table:table-row table:style-name="ro1">
          <table:table-cell office:value-type="float" office:value="1627190366.19487" calcext:value-type="float">
            <text:p>1627190366.19487</text:p>
          </table:table-cell>
          <table:table-cell office:value-type="float" office:value="14" calcext:value-type="float">
            <text:p>14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1627190377.1139" calcext:value-type="float">
            <text:p>1627190377.1139</text:p>
          </table:table-cell>
          <table:table-cell office:value-type="float" office:value="14.062" calcext:value-type="float">
            <text:p>14.062</text:p>
          </table:table-cell>
          <table:table-cell office:value-type="float" office:value="57.3116" calcext:value-type="float">
            <text:p>57.3116</text:p>
          </table:table-cell>
        </table:table-row>
        <table:table-row table:style-name="ro1">
          <table:table-cell office:value-type="float" office:value="1627190387.99466" calcext:value-type="float">
            <text:p>1627190387.99466</text:p>
          </table:table-cell>
          <table:table-cell office:value-type="float" office:value="14.062" calcext:value-type="float">
            <text:p>14.062</text:p>
          </table:table-cell>
          <table:table-cell office:value-type="float" office:value="57.3116" calcext:value-type="float">
            <text:p>57.3116</text:p>
          </table:table-cell>
        </table:table-row>
        <table:table-row table:style-name="ro1">
          <table:table-cell office:value-type="float" office:value="1627190398.87567" calcext:value-type="float">
            <text:p>1627190398.87567</text:p>
          </table:table-cell>
          <table:table-cell office:value-type="float" office:value="14.125" calcext:value-type="float">
            <text:p>14.125</text:p>
          </table:table-cell>
          <table:table-cell office:value-type="float" office:value="57.425" calcext:value-type="float">
            <text:p>57.425</text:p>
          </table:table-cell>
        </table:table-row>
        <table:table-row table:style-name="ro1">
          <table:table-cell office:value-type="float" office:value="1627190409.75432" calcext:value-type="float">
            <text:p>1627190409.75432</text:p>
          </table:table-cell>
          <table:table-cell office:value-type="float" office:value="14.187" calcext:value-type="float">
            <text:p>14.187</text:p>
          </table:table-cell>
          <table:table-cell office:value-type="float" office:value="57.5366" calcext:value-type="float">
            <text:p>57.5366</text:p>
          </table:table-cell>
        </table:table-row>
        <table:table-row table:style-name="ro1">
          <table:table-cell office:value-type="float" office:value="1627190420.64459" calcext:value-type="float">
            <text:p>1627190420.64459</text:p>
          </table:table-cell>
          <table:table-cell office:value-type="float" office:value="14.187" calcext:value-type="float">
            <text:p>14.187</text:p>
          </table:table-cell>
          <table:table-cell office:value-type="float" office:value="57.5366" calcext:value-type="float">
            <text:p>57.5366</text:p>
          </table:table-cell>
        </table:table-row>
        <table:table-row table:style-name="ro1">
          <table:table-cell office:value-type="float" office:value="1627190431.51494" calcext:value-type="float">
            <text:p>1627190431.51494</text:p>
          </table:table-cell>
          <table:table-cell office:value-type="float" office:value="14.25" calcext:value-type="float">
            <text:p>14.25</text:p>
          </table:table-cell>
          <table:table-cell office:value-type="float" office:value="57.65" calcext:value-type="float">
            <text:p>57.65</text:p>
          </table:table-cell>
        </table:table-row>
        <table:table-row table:style-name="ro1">
          <table:table-cell office:value-type="float" office:value="1627190442.39624" calcext:value-type="float">
            <text:p>1627190442.39624</text:p>
          </table:table-cell>
          <table:table-cell office:value-type="float" office:value="14.25" calcext:value-type="float">
            <text:p>14.25</text:p>
          </table:table-cell>
          <table:table-cell office:value-type="float" office:value="57.65" calcext:value-type="float">
            <text:p>57.65</text:p>
          </table:table-cell>
        </table:table-row>
        <table:table-row table:style-name="ro1">
          <table:table-cell office:value-type="float" office:value="1627190453.27546" calcext:value-type="float">
            <text:p>1627190453.27546</text:p>
          </table:table-cell>
          <table:table-cell office:value-type="float" office:value="14.312" calcext:value-type="float">
            <text:p>14.312</text:p>
          </table:table-cell>
          <table:table-cell office:value-type="float" office:value="57.7616" calcext:value-type="float">
            <text:p>57.7616</text:p>
          </table:table-cell>
        </table:table-row>
        <table:table-row table:style-name="ro1">
          <table:table-cell office:value-type="float" office:value="1627190464.16506" calcext:value-type="float">
            <text:p>1627190464.16506</text:p>
          </table:table-cell>
          <table:table-cell office:value-type="float" office:value="14.312" calcext:value-type="float">
            <text:p>14.312</text:p>
          </table:table-cell>
          <table:table-cell office:value-type="float" office:value="57.7616" calcext:value-type="float">
            <text:p>57.7616</text:p>
          </table:table-cell>
        </table:table-row>
        <table:table-row table:style-name="ro1">
          <table:table-cell office:value-type="float" office:value="1627190475.03479" calcext:value-type="float">
            <text:p>1627190475.03479</text:p>
          </table:table-cell>
          <table:table-cell office:value-type="float" office:value="14.375" calcext:value-type="float">
            <text:p>14.375</text:p>
          </table:table-cell>
          <table:table-cell office:value-type="float" office:value="57.875" calcext:value-type="float">
            <text:p>57.875</text:p>
          </table:table-cell>
        </table:table-row>
        <table:table-row table:style-name="ro1">
          <table:table-cell office:value-type="float" office:value="1627190485.91425" calcext:value-type="float">
            <text:p>1627190485.91425</text:p>
          </table:table-cell>
          <table:table-cell office:value-type="float" office:value="14.437" calcext:value-type="float">
            <text:p>14.437</text:p>
          </table:table-cell>
          <table:table-cell office:value-type="float" office:value="57.9866" calcext:value-type="float">
            <text:p>57.9866</text:p>
          </table:table-cell>
        </table:table-row>
        <table:table-row table:style-name="ro1">
          <table:table-cell office:value-type="float" office:value="1627190496.7939" calcext:value-type="float">
            <text:p>1627190496.7939</text:p>
          </table:table-cell>
          <table:table-cell office:value-type="float" office:value="14.437" calcext:value-type="float">
            <text:p>14.437</text:p>
          </table:table-cell>
          <table:table-cell office:value-type="float" office:value="57.9866" calcext:value-type="float">
            <text:p>57.9866</text:p>
          </table:table-cell>
        </table:table-row>
        <table:table-row table:style-name="ro1">
          <table:table-cell office:value-type="float" office:value="1627190507.68476" calcext:value-type="float">
            <text:p>1627190507.68476</text:p>
          </table:table-cell>
          <table:table-cell office:value-type="float" office:value="14.5" calcext:value-type="float">
            <text:p>14.5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627190518.55522" calcext:value-type="float">
            <text:p>1627190518.55522</text:p>
          </table:table-cell>
          <table:table-cell office:value-type="float" office:value="14.562" calcext:value-type="float">
            <text:p>14.562</text:p>
          </table:table-cell>
          <table:table-cell office:value-type="float" office:value="58.2116" calcext:value-type="float">
            <text:p>58.2116</text:p>
          </table:table-cell>
        </table:table-row>
        <table:table-row table:style-name="ro1">
          <table:table-cell office:value-type="float" office:value="1627190529.43605" calcext:value-type="float">
            <text:p>1627190529.43605</text:p>
          </table:table-cell>
          <table:table-cell office:value-type="float" office:value="14.562" calcext:value-type="float">
            <text:p>14.562</text:p>
          </table:table-cell>
          <table:table-cell office:value-type="float" office:value="58.2116" calcext:value-type="float">
            <text:p>58.2116</text:p>
          </table:table-cell>
        </table:table-row>
        <table:table-row table:style-name="ro1">
          <table:table-cell office:value-type="float" office:value="1627190540.36438" calcext:value-type="float">
            <text:p>1627190540.36438</text:p>
          </table:table-cell>
          <table:table-cell office:value-type="float" office:value="14.625" calcext:value-type="float">
            <text:p>14.625</text:p>
          </table:table-cell>
          <table:table-cell office:value-type="float" office:value="58.325" calcext:value-type="float">
            <text:p>58.325</text:p>
          </table:table-cell>
        </table:table-row>
        <table:table-row table:style-name="ro1">
          <table:table-cell office:value-type="float" office:value="1627190551.27397" calcext:value-type="float">
            <text:p>1627190551.27397</text:p>
          </table:table-cell>
          <table:table-cell office:value-type="float" office:value="14.687" calcext:value-type="float">
            <text:p>14.687</text:p>
          </table:table-cell>
          <table:table-cell office:value-type="float" office:value="58.4366" calcext:value-type="float">
            <text:p>58.4366</text:p>
          </table:table-cell>
        </table:table-row>
        <table:table-row table:style-name="ro1">
          <table:table-cell office:value-type="float" office:value="1627190562.15381" calcext:value-type="float">
            <text:p>1627190562.15381</text:p>
          </table:table-cell>
          <table:table-cell office:value-type="float" office:value="14.687" calcext:value-type="float">
            <text:p>14.687</text:p>
          </table:table-cell>
          <table:table-cell office:value-type="float" office:value="58.4366" calcext:value-type="float">
            <text:p>58.4366</text:p>
          </table:table-cell>
        </table:table-row>
        <table:table-row table:style-name="ro1">
          <table:table-cell office:value-type="float" office:value="1627190573.0372" calcext:value-type="float">
            <text:p>1627190573.0372</text:p>
          </table:table-cell>
          <table:table-cell office:value-type="float" office:value="14.75" calcext:value-type="float">
            <text:p>14.75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float" office:value="1627190583.9555" calcext:value-type="float">
            <text:p>1627190583.9555</text:p>
          </table:table-cell>
          <table:table-cell office:value-type="float" office:value="14.75" calcext:value-type="float">
            <text:p>14.75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float" office:value="1627190594.87406" calcext:value-type="float">
            <text:p>1627190594.87406</text:p>
          </table:table-cell>
          <table:table-cell office:value-type="float" office:value="14.812" calcext:value-type="float">
            <text:p>14.812</text:p>
          </table:table-cell>
          <table:table-cell office:value-type="float" office:value="58.6616" calcext:value-type="float">
            <text:p>58.6616</text:p>
          </table:table-cell>
        </table:table-row>
        <table:table-row table:style-name="ro1">
          <table:table-cell office:value-type="float" office:value="1627190605.75549" calcext:value-type="float">
            <text:p>1627190605.75549</text:p>
          </table:table-cell>
          <table:table-cell office:value-type="float" office:value="14.812" calcext:value-type="float">
            <text:p>14.812</text:p>
          </table:table-cell>
          <table:table-cell office:value-type="float" office:value="58.6616" calcext:value-type="float">
            <text:p>58.6616</text:p>
          </table:table-cell>
        </table:table-row>
        <table:table-row table:style-name="ro1">
          <table:table-cell office:value-type="float" office:value="1627190616.63394" calcext:value-type="float">
            <text:p>1627190616.63394</text:p>
          </table:table-cell>
          <table:table-cell office:value-type="float" office:value="14.875" calcext:value-type="float">
            <text:p>14.875</text:p>
          </table:table-cell>
          <table:table-cell office:value-type="float" office:value="58.775" calcext:value-type="float">
            <text:p>58.775</text:p>
          </table:table-cell>
        </table:table-row>
        <table:table-row table:style-name="ro1">
          <table:table-cell office:value-type="float" office:value="1627190627.51447" calcext:value-type="float">
            <text:p>1627190627.51447</text:p>
          </table:table-cell>
          <table:table-cell office:value-type="float" office:value="14.937" calcext:value-type="float">
            <text:p>14.937</text:p>
          </table:table-cell>
          <table:table-cell office:value-type="float" office:value="58.8866" calcext:value-type="float">
            <text:p>58.8866</text:p>
          </table:table-cell>
        </table:table-row>
        <table:table-row table:style-name="ro1">
          <table:table-cell office:value-type="float" office:value="1627190638.4447" calcext:value-type="float">
            <text:p>1627190638.4447</text:p>
          </table:table-cell>
          <table:table-cell office:value-type="float" office:value="14.937" calcext:value-type="float">
            <text:p>14.937</text:p>
          </table:table-cell>
          <table:table-cell office:value-type="float" office:value="58.8866" calcext:value-type="float">
            <text:p>58.8866</text:p>
          </table:table-cell>
        </table:table-row>
        <table:table-row table:style-name="ro1">
          <table:table-cell office:value-type="float" office:value="1627190649.36437" calcext:value-type="float">
            <text:p>1627190649.3643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27190660.2453" calcext:value-type="float">
            <text:p>1627190660.2453</text:p>
          </table:table-cell>
          <table:table-cell office:value-type="float" office:value="15.062" calcext:value-type="float">
            <text:p>15.062</text:p>
          </table:table-cell>
          <table:table-cell office:value-type="float" office:value="59.1116" calcext:value-type="float">
            <text:p>59.1116</text:p>
          </table:table-cell>
        </table:table-row>
        <table:table-row table:style-name="ro1">
          <table:table-cell office:value-type="float" office:value="1627190671.11559" calcext:value-type="float">
            <text:p>1627190671.11559</text:p>
          </table:table-cell>
          <table:table-cell office:value-type="float" office:value="15.062" calcext:value-type="float">
            <text:p>15.062</text:p>
          </table:table-cell>
          <table:table-cell office:value-type="float" office:value="59.1116" calcext:value-type="float">
            <text:p>59.1116</text:p>
          </table:table-cell>
        </table:table-row>
        <table:table-row table:style-name="ro1">
          <table:table-cell office:value-type="float" office:value="1627190682.04402" calcext:value-type="float">
            <text:p>1627190682.04402</text:p>
          </table:table-cell>
          <table:table-cell office:value-type="float" office:value="15.125" calcext:value-type="float">
            <text:p>15.125</text:p>
          </table:table-cell>
          <table:table-cell office:value-type="float" office:value="59.225" calcext:value-type="float">
            <text:p>59.225</text:p>
          </table:table-cell>
        </table:table-row>
        <table:table-row table:style-name="ro1">
          <table:table-cell office:value-type="float" office:value="1627190692.95443" calcext:value-type="float">
            <text:p>1627190692.95443</text:p>
          </table:table-cell>
          <table:table-cell office:value-type="float" office:value="15.125" calcext:value-type="float">
            <text:p>15.125</text:p>
          </table:table-cell>
          <table:table-cell office:value-type="float" office:value="59.225" calcext:value-type="float">
            <text:p>59.225</text:p>
          </table:table-cell>
        </table:table-row>
        <table:table-row table:style-name="ro1">
          <table:table-cell office:value-type="float" office:value="1627190703.83458" calcext:value-type="float">
            <text:p>1627190703.83458</text:p>
          </table:table-cell>
          <table:table-cell office:value-type="float" office:value="15.187" calcext:value-type="float">
            <text:p>15.187</text:p>
          </table:table-cell>
          <table:table-cell office:value-type="float" office:value="59.3366" calcext:value-type="float">
            <text:p>59.3366</text:p>
          </table:table-cell>
        </table:table-row>
        <table:table-row table:style-name="ro1">
          <table:table-cell office:value-type="float" office:value="1627190714.72416" calcext:value-type="float">
            <text:p>1627190714.72416</text:p>
          </table:table-cell>
          <table:table-cell office:value-type="float" office:value="15.187" calcext:value-type="float">
            <text:p>15.187</text:p>
          </table:table-cell>
          <table:table-cell office:value-type="float" office:value="59.3366" calcext:value-type="float">
            <text:p>59.3366</text:p>
          </table:table-cell>
        </table:table-row>
        <table:table-row table:style-name="ro1">
          <table:table-cell office:value-type="float" office:value="1627190725.59408" calcext:value-type="float">
            <text:p>1627190725.59408</text:p>
          </table:table-cell>
          <table:table-cell office:value-type="float" office:value="15.25" calcext:value-type="float">
            <text:p>15.25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1">
          <table:table-cell office:value-type="float" office:value="1627190736.47399" calcext:value-type="float">
            <text:p>1627190736.47399</text:p>
          </table:table-cell>
          <table:table-cell office:value-type="float" office:value="15.312" calcext:value-type="float">
            <text:p>15.312</text:p>
          </table:table-cell>
          <table:table-cell office:value-type="float" office:value="59.5616" calcext:value-type="float">
            <text:p>59.5616</text:p>
          </table:table-cell>
        </table:table-row>
        <table:table-row table:style-name="ro1">
          <table:table-cell office:value-type="float" office:value="1627190747.35451" calcext:value-type="float">
            <text:p>1627190747.35451</text:p>
          </table:table-cell>
          <table:table-cell office:value-type="float" office:value="15.312" calcext:value-type="float">
            <text:p>15.312</text:p>
          </table:table-cell>
          <table:table-cell office:value-type="float" office:value="59.5616" calcext:value-type="float">
            <text:p>59.5616</text:p>
          </table:table-cell>
        </table:table-row>
        <table:table-row table:style-name="ro1">
          <table:table-cell office:value-type="float" office:value="1627190758.23448" calcext:value-type="float">
            <text:p>1627190758.23448</text:p>
          </table:table-cell>
          <table:table-cell office:value-type="float" office:value="15.375" calcext:value-type="float">
            <text:p>15.375</text:p>
          </table:table-cell>
          <table:table-cell office:value-type="float" office:value="59.675" calcext:value-type="float">
            <text:p>59.675</text:p>
          </table:table-cell>
        </table:table-row>
        <table:table-row table:style-name="ro1">
          <table:table-cell office:value-type="float" office:value="1627190769.11474" calcext:value-type="float">
            <text:p>1627190769.11474</text:p>
          </table:table-cell>
          <table:table-cell office:value-type="float" office:value="15.375" calcext:value-type="float">
            <text:p>15.375</text:p>
          </table:table-cell>
          <table:table-cell office:value-type="float" office:value="59.675" calcext:value-type="float">
            <text:p>59.675</text:p>
          </table:table-cell>
        </table:table-row>
        <table:table-row table:style-name="ro1">
          <table:table-cell office:value-type="float" office:value="1627190779.99507" calcext:value-type="float">
            <text:p>1627190779.99507</text:p>
          </table:table-cell>
          <table:table-cell office:value-type="float" office:value="15.437" calcext:value-type="float">
            <text:p>15.437</text:p>
          </table:table-cell>
          <table:table-cell office:value-type="float" office:value="59.7866" calcext:value-type="float">
            <text:p>59.7866</text:p>
          </table:table-cell>
        </table:table-row>
        <table:table-row table:style-name="ro1">
          <table:table-cell office:value-type="float" office:value="1627190790.87472" calcext:value-type="float">
            <text:p>1627190790.87472</text:p>
          </table:table-cell>
          <table:table-cell office:value-type="float" office:value="15.437" calcext:value-type="float">
            <text:p>15.437</text:p>
          </table:table-cell>
          <table:table-cell office:value-type="float" office:value="59.7866" calcext:value-type="float">
            <text:p>59.7866</text:p>
          </table:table-cell>
        </table:table-row>
        <table:table-row table:style-name="ro1">
          <table:table-cell office:value-type="float" office:value="1627190801.76442" calcext:value-type="float">
            <text:p>1627190801.76442</text:p>
          </table:table-cell>
          <table:table-cell office:value-type="float" office:value="15.5" calcext:value-type="float">
            <text:p>15.5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1627190812.68443" calcext:value-type="float">
            <text:p>1627190812.68443</text:p>
          </table:table-cell>
          <table:table-cell office:value-type="float" office:value="15.562" calcext:value-type="float">
            <text:p>15.562</text:p>
          </table:table-cell>
          <table:table-cell office:value-type="float" office:value="60.0116" calcext:value-type="float">
            <text:p>60.0116</text:p>
          </table:table-cell>
        </table:table-row>
        <table:table-row table:style-name="ro1">
          <table:table-cell office:value-type="float" office:value="1627190823.60471" calcext:value-type="float">
            <text:p>1627190823.60471</text:p>
          </table:table-cell>
          <table:table-cell office:value-type="float" office:value="15.562" calcext:value-type="float">
            <text:p>15.562</text:p>
          </table:table-cell>
          <table:table-cell office:value-type="float" office:value="60.0116" calcext:value-type="float">
            <text:p>60.0116</text:p>
          </table:table-cell>
        </table:table-row>
        <table:table-row table:style-name="ro1">
          <table:table-cell office:value-type="float" office:value="1627190834.52426" calcext:value-type="float">
            <text:p>1627190834.52426</text:p>
          </table:table-cell>
          <table:table-cell office:value-type="float" office:value="15.625" calcext:value-type="float">
            <text:p>15.625</text:p>
          </table:table-cell>
          <table:table-cell office:value-type="float" office:value="60.125" calcext:value-type="float">
            <text:p>60.125</text:p>
          </table:table-cell>
        </table:table-row>
        <table:table-row table:style-name="ro1">
          <table:table-cell office:value-type="float" office:value="1627190845.43431" calcext:value-type="float">
            <text:p>1627190845.43431</text:p>
          </table:table-cell>
          <table:table-cell office:value-type="float" office:value="15.625" calcext:value-type="float">
            <text:p>15.625</text:p>
          </table:table-cell>
          <table:table-cell office:value-type="float" office:value="60.125" calcext:value-type="float">
            <text:p>60.125</text:p>
          </table:table-cell>
        </table:table-row>
        <table:table-row table:style-name="ro1">
          <table:table-cell office:value-type="float" office:value="1627190856.32505" calcext:value-type="float">
            <text:p>1627190856.32505</text:p>
          </table:table-cell>
          <table:table-cell office:value-type="float" office:value="15.687" calcext:value-type="float">
            <text:p>15.687</text:p>
          </table:table-cell>
          <table:table-cell office:value-type="float" office:value="60.2366" calcext:value-type="float">
            <text:p>60.2366</text:p>
          </table:table-cell>
        </table:table-row>
        <table:table-row table:style-name="ro1">
          <table:table-cell office:value-type="float" office:value="1627190867.19377" calcext:value-type="float">
            <text:p>1627190867.19377</text:p>
          </table:table-cell>
          <table:table-cell office:value-type="float" office:value="15.687" calcext:value-type="float">
            <text:p>15.687</text:p>
          </table:table-cell>
          <table:table-cell office:value-type="float" office:value="60.2366" calcext:value-type="float">
            <text:p>60.2366</text:p>
          </table:table-cell>
        </table:table-row>
        <table:table-row table:style-name="ro1">
          <table:table-cell office:value-type="float" office:value="1627190878.09468" calcext:value-type="float">
            <text:p>1627190878.09468</text:p>
          </table:table-cell>
          <table:table-cell office:value-type="float" office:value="15.75" calcext:value-type="float">
            <text:p>15.75</text:p>
          </table:table-cell>
          <table:table-cell office:value-type="float" office:value="60.35" calcext:value-type="float">
            <text:p>60.35</text:p>
          </table:table-cell>
        </table:table-row>
        <table:table-row table:style-name="ro1">
          <table:table-cell office:value-type="float" office:value="1627190888.95594" calcext:value-type="float">
            <text:p>1627190888.95594</text:p>
          </table:table-cell>
          <table:table-cell office:value-type="float" office:value="15.75" calcext:value-type="float">
            <text:p>15.75</text:p>
          </table:table-cell>
          <table:table-cell office:value-type="float" office:value="60.35" calcext:value-type="float">
            <text:p>60.35</text:p>
          </table:table-cell>
        </table:table-row>
        <table:table-row table:style-name="ro1">
          <table:table-cell office:value-type="float" office:value="1627190899.8345" calcext:value-type="float">
            <text:p>1627190899.8345</text:p>
          </table:table-cell>
          <table:table-cell office:value-type="float" office:value="15.812" calcext:value-type="float">
            <text:p>15.812</text:p>
          </table:table-cell>
          <table:table-cell office:value-type="float" office:value="60.4616" calcext:value-type="float">
            <text:p>60.4616</text:p>
          </table:table-cell>
        </table:table-row>
        <table:table-row table:style-name="ro1">
          <table:table-cell office:value-type="float" office:value="1627190910.72464" calcext:value-type="float">
            <text:p>1627190910.72464</text:p>
          </table:table-cell>
          <table:table-cell office:value-type="float" office:value="15.875" calcext:value-type="float">
            <text:p>15.875</text:p>
          </table:table-cell>
          <table:table-cell office:value-type="float" office:value="60.575" calcext:value-type="float">
            <text:p>60.575</text:p>
          </table:table-cell>
        </table:table-row>
        <table:table-row table:style-name="ro1">
          <table:table-cell office:value-type="float" office:value="1627190921.59538" calcext:value-type="float">
            <text:p>1627190921.59538</text:p>
          </table:table-cell>
          <table:table-cell office:value-type="float" office:value="15.875" calcext:value-type="float">
            <text:p>15.875</text:p>
          </table:table-cell>
          <table:table-cell office:value-type="float" office:value="60.575" calcext:value-type="float">
            <text:p>60.575</text:p>
          </table:table-cell>
        </table:table-row>
        <table:table-row table:style-name="ro1">
          <table:table-cell office:value-type="float" office:value="1627190932.47493" calcext:value-type="float">
            <text:p>1627190932.47493</text:p>
          </table:table-cell>
          <table:table-cell office:value-type="float" office:value="15.875" calcext:value-type="float">
            <text:p>15.875</text:p>
          </table:table-cell>
          <table:table-cell office:value-type="float" office:value="60.575" calcext:value-type="float">
            <text:p>60.575</text:p>
          </table:table-cell>
        </table:table-row>
        <table:table-row table:style-name="ro1">
          <table:table-cell office:value-type="float" office:value="1627190943.36502" calcext:value-type="float">
            <text:p>1627190943.36502</text:p>
          </table:table-cell>
          <table:table-cell office:value-type="float" office:value="15.937" calcext:value-type="float">
            <text:p>15.937</text:p>
          </table:table-cell>
          <table:table-cell office:value-type="float" office:value="60.6866" calcext:value-type="float">
            <text:p>60.6866</text:p>
          </table:table-cell>
        </table:table-row>
        <table:table-row table:style-name="ro1">
          <table:table-cell office:value-type="float" office:value="1627190954.23513" calcext:value-type="float">
            <text:p>1627190954.23513</text:p>
          </table:table-cell>
          <table:table-cell office:value-type="float" office:value="15.937" calcext:value-type="float">
            <text:p>15.937</text:p>
          </table:table-cell>
          <table:table-cell office:value-type="float" office:value="60.6866" calcext:value-type="float">
            <text:p>60.6866</text:p>
          </table:table-cell>
        </table:table-row>
        <table:table-row table:style-name="ro1">
          <table:table-cell office:value-type="float" office:value="1627190965.11447" calcext:value-type="float">
            <text:p>1627190965.11447</text:p>
          </table:table-cell>
          <table:table-cell office:value-type="float" office:value="16" calcext:value-type="float">
            <text:p>16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1627190975.9947" calcext:value-type="float">
            <text:p>1627190975.9947</text:p>
          </table:table-cell>
          <table:table-cell office:value-type="float" office:value="16" calcext:value-type="float">
            <text:p>16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1627190986.87432" calcext:value-type="float">
            <text:p>1627190986.87432</text:p>
          </table:table-cell>
          <table:table-cell office:value-type="float" office:value="16.062" calcext:value-type="float">
            <text:p>16.062</text:p>
          </table:table-cell>
          <table:table-cell office:value-type="float" office:value="60.9116" calcext:value-type="float">
            <text:p>60.9116</text:p>
          </table:table-cell>
        </table:table-row>
        <table:table-row table:style-name="ro1">
          <table:table-cell office:value-type="float" office:value="1627190997.75582" calcext:value-type="float">
            <text:p>1627190997.75582</text:p>
          </table:table-cell>
          <table:table-cell office:value-type="float" office:value="16.062" calcext:value-type="float">
            <text:p>16.062</text:p>
          </table:table-cell>
          <table:table-cell office:value-type="float" office:value="60.9116" calcext:value-type="float">
            <text:p>60.9116</text:p>
          </table:table-cell>
        </table:table-row>
        <table:table-row table:style-name="ro1">
          <table:table-cell office:value-type="float" office:value="1627191008.63382" calcext:value-type="float">
            <text:p>1627191008.63382</text:p>
          </table:table-cell>
          <table:table-cell office:value-type="float" office:value="16.125" calcext:value-type="float">
            <text:p>16.125</text:p>
          </table:table-cell>
          <table:table-cell office:value-type="float" office:value="61.025" calcext:value-type="float">
            <text:p>61.025</text:p>
          </table:table-cell>
        </table:table-row>
        <table:table-row table:style-name="ro1">
          <table:table-cell office:value-type="float" office:value="1627191019.52456" calcext:value-type="float">
            <text:p>1627191019.52456</text:p>
          </table:table-cell>
          <table:table-cell office:value-type="float" office:value="16.187" calcext:value-type="float">
            <text:p>16.187</text:p>
          </table:table-cell>
          <table:table-cell office:value-type="float" office:value="61.1366" calcext:value-type="float">
            <text:p>61.1366</text:p>
          </table:table-cell>
        </table:table-row>
        <table:table-row table:style-name="ro1">
          <table:table-cell office:value-type="float" office:value="1627191030.41532" calcext:value-type="float">
            <text:p>1627191030.41532</text:p>
          </table:table-cell>
          <table:table-cell office:value-type="float" office:value="16.187" calcext:value-type="float">
            <text:p>16.187</text:p>
          </table:table-cell>
          <table:table-cell office:value-type="float" office:value="61.1366" calcext:value-type="float">
            <text:p>61.1366</text:p>
          </table:table-cell>
        </table:table-row>
        <table:table-row table:style-name="ro1">
          <table:table-cell office:value-type="float" office:value="1627191041.31813" calcext:value-type="float">
            <text:p>1627191041.31813</text:p>
          </table:table-cell>
          <table:table-cell office:value-type="float" office:value="16.187" calcext:value-type="float">
            <text:p>16.187</text:p>
          </table:table-cell>
          <table:table-cell office:value-type="float" office:value="61.1366" calcext:value-type="float">
            <text:p>61.1366</text:p>
          </table:table-cell>
        </table:table-row>
        <table:table-row table:style-name="ro1">
          <table:table-cell office:value-type="float" office:value="1627191052.23454" calcext:value-type="float">
            <text:p>1627191052.23454</text:p>
          </table:table-cell>
          <table:table-cell office:value-type="float" office:value="16.25" calcext:value-type="float">
            <text:p>16.25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1">
          <table:table-cell office:value-type="float" office:value="1627191063.11496" calcext:value-type="float">
            <text:p>1627191063.11496</text:p>
          </table:table-cell>
          <table:table-cell office:value-type="float" office:value="16.25" calcext:value-type="float">
            <text:p>16.25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1">
          <table:table-cell office:value-type="float" office:value="1627191073.99451" calcext:value-type="float">
            <text:p>1627191073.99451</text:p>
          </table:table-cell>
          <table:table-cell office:value-type="float" office:value="16.312" calcext:value-type="float">
            <text:p>16.312</text:p>
          </table:table-cell>
          <table:table-cell office:value-type="float" office:value="61.3616" calcext:value-type="float">
            <text:p>61.3616</text:p>
          </table:table-cell>
        </table:table-row>
        <table:table-row table:style-name="ro1">
          <table:table-cell office:value-type="float" office:value="1627191084.87374" calcext:value-type="float">
            <text:p>1627191084.87374</text:p>
          </table:table-cell>
          <table:table-cell office:value-type="float" office:value="16.375" calcext:value-type="float">
            <text:p>16.375</text:p>
          </table:table-cell>
          <table:table-cell office:value-type="float" office:value="61.475" calcext:value-type="float">
            <text:p>61.475</text:p>
          </table:table-cell>
        </table:table-row>
        <table:table-row table:style-name="ro1">
          <table:table-cell office:value-type="float" office:value="1627191095.75444" calcext:value-type="float">
            <text:p>1627191095.75444</text:p>
          </table:table-cell>
          <table:table-cell office:value-type="float" office:value="16.375" calcext:value-type="float">
            <text:p>16.375</text:p>
          </table:table-cell>
          <table:table-cell office:value-type="float" office:value="61.475" calcext:value-type="float">
            <text:p>61.475</text:p>
          </table:table-cell>
        </table:table-row>
        <table:table-row table:style-name="ro1">
          <table:table-cell office:value-type="float" office:value="1627191106.64376" calcext:value-type="float">
            <text:p>1627191106.64376</text:p>
          </table:table-cell>
          <table:table-cell office:value-type="float" office:value="16.437" calcext:value-type="float">
            <text:p>16.437</text:p>
          </table:table-cell>
          <table:table-cell office:value-type="float" office:value="61.5866" calcext:value-type="float">
            <text:p>61.5866</text:p>
          </table:table-cell>
        </table:table-row>
        <table:table-row table:style-name="ro1">
          <table:table-cell office:value-type="float" office:value="1627191117.51451" calcext:value-type="float">
            <text:p>1627191117.51451</text:p>
          </table:table-cell>
          <table:table-cell office:value-type="float" office:value="16.437" calcext:value-type="float">
            <text:p>16.437</text:p>
          </table:table-cell>
          <table:table-cell office:value-type="float" office:value="61.5866" calcext:value-type="float">
            <text:p>61.5866</text:p>
          </table:table-cell>
        </table:table-row>
        <table:table-row table:style-name="ro1">
          <table:table-cell office:value-type="float" office:value="1627191128.39431" calcext:value-type="float">
            <text:p>1627191128.39431</text:p>
          </table:table-cell>
          <table:table-cell office:value-type="float" office:value="16.437" calcext:value-type="float">
            <text:p>16.437</text:p>
          </table:table-cell>
          <table:table-cell office:value-type="float" office:value="61.5866" calcext:value-type="float">
            <text:p>61.5866</text:p>
          </table:table-cell>
        </table:table-row>
        <table:table-row table:style-name="ro1">
          <table:table-cell office:value-type="float" office:value="1627191139.2745" calcext:value-type="float">
            <text:p>1627191139.2745</text:p>
          </table:table-cell>
          <table:table-cell office:value-type="float" office:value="16.5" calcext:value-type="float">
            <text:p>16.5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1627191150.15444" calcext:value-type="float">
            <text:p>1627191150.15444</text:p>
          </table:table-cell>
          <table:table-cell office:value-type="float" office:value="16.5" calcext:value-type="float">
            <text:p>16.5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1627191161.03466" calcext:value-type="float">
            <text:p>1627191161.03466</text:p>
          </table:table-cell>
          <table:table-cell office:value-type="float" office:value="16.562" calcext:value-type="float">
            <text:p>16.562</text:p>
          </table:table-cell>
          <table:table-cell office:value-type="float" office:value="61.8116" calcext:value-type="float">
            <text:p>61.8116</text:p>
          </table:table-cell>
        </table:table-row>
        <table:table-row table:style-name="ro1">
          <table:table-cell office:value-type="float" office:value="1627191171.91374" calcext:value-type="float">
            <text:p>1627191171.91374</text:p>
          </table:table-cell>
          <table:table-cell office:value-type="float" office:value="16.562" calcext:value-type="float">
            <text:p>16.562</text:p>
          </table:table-cell>
          <table:table-cell office:value-type="float" office:value="61.8116" calcext:value-type="float">
            <text:p>61.8116</text:p>
          </table:table-cell>
        </table:table-row>
        <table:table-row table:style-name="ro1">
          <table:table-cell office:value-type="float" office:value="1627191182.79449" calcext:value-type="float">
            <text:p>1627191182.79449</text:p>
          </table:table-cell>
          <table:table-cell office:value-type="float" office:value="16.625" calcext:value-type="float">
            <text:p>16.625</text:p>
          </table:table-cell>
          <table:table-cell office:value-type="float" office:value="61.925" calcext:value-type="float">
            <text:p>61.925</text:p>
          </table:table-cell>
        </table:table-row>
        <table:table-row table:style-name="ro1">
          <table:table-cell office:value-type="float" office:value="1627191193.67483" calcext:value-type="float">
            <text:p>1627191193.67483</text:p>
          </table:table-cell>
          <table:table-cell office:value-type="float" office:value="16.625" calcext:value-type="float">
            <text:p>16.625</text:p>
          </table:table-cell>
          <table:table-cell office:value-type="float" office:value="61.925" calcext:value-type="float">
            <text:p>61.925</text:p>
          </table:table-cell>
        </table:table-row>
        <table:table-row table:style-name="ro1">
          <table:table-cell office:value-type="float" office:value="1627191204.55375" calcext:value-type="float">
            <text:p>1627191204.55375</text:p>
          </table:table-cell>
          <table:table-cell office:value-type="float" office:value="16.687" calcext:value-type="float">
            <text:p>16.687</text:p>
          </table:table-cell>
          <table:table-cell office:value-type="float" office:value="62.0366" calcext:value-type="float">
            <text:p>62.0366</text:p>
          </table:table-cell>
        </table:table-row>
        <table:table-row table:style-name="ro1">
          <table:table-cell office:value-type="float" office:value="1627191215.43393" calcext:value-type="float">
            <text:p>1627191215.43393</text:p>
          </table:table-cell>
          <table:table-cell office:value-type="float" office:value="16.687" calcext:value-type="float">
            <text:p>16.687</text:p>
          </table:table-cell>
          <table:table-cell office:value-type="float" office:value="62.0366" calcext:value-type="float">
            <text:p>62.0366</text:p>
          </table:table-cell>
        </table:table-row>
        <table:table-row table:style-name="ro1">
          <table:table-cell office:value-type="float" office:value="1627191226.31379" calcext:value-type="float">
            <text:p>1627191226.31379</text:p>
          </table:table-cell>
          <table:table-cell office:value-type="float" office:value="16.75" calcext:value-type="float">
            <text:p>16.75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float" office:value="1627191237.19448" calcext:value-type="float">
            <text:p>1627191237.19448</text:p>
          </table:table-cell>
          <table:table-cell office:value-type="float" office:value="16.75" calcext:value-type="float">
            <text:p>16.75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float" office:value="1627191248.08445" calcext:value-type="float">
            <text:p>1627191248.08445</text:p>
          </table:table-cell>
          <table:table-cell office:value-type="float" office:value="16.75" calcext:value-type="float">
            <text:p>16.75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float" office:value="1627191258.95483" calcext:value-type="float">
            <text:p>1627191258.95483</text:p>
          </table:table-cell>
          <table:table-cell office:value-type="float" office:value="16.812" calcext:value-type="float">
            <text:p>16.812</text:p>
          </table:table-cell>
          <table:table-cell office:value-type="float" office:value="62.2616" calcext:value-type="float">
            <text:p>62.2616</text:p>
          </table:table-cell>
        </table:table-row>
        <table:table-row table:style-name="ro1">
          <table:table-cell office:value-type="float" office:value="1627191269.83375" calcext:value-type="float">
            <text:p>1627191269.83375</text:p>
          </table:table-cell>
          <table:table-cell office:value-type="float" office:value="16.812" calcext:value-type="float">
            <text:p>16.812</text:p>
          </table:table-cell>
          <table:table-cell office:value-type="float" office:value="62.2616" calcext:value-type="float">
            <text:p>62.2616</text:p>
          </table:table-cell>
        </table:table-row>
        <table:table-row table:style-name="ro1">
          <table:table-cell office:value-type="float" office:value="1627191280.71444" calcext:value-type="float">
            <text:p>1627191280.71444</text:p>
          </table:table-cell>
          <table:table-cell office:value-type="float" office:value="16.875" calcext:value-type="float">
            <text:p>16.875</text:p>
          </table:table-cell>
          <table:table-cell office:value-type="float" office:value="62.375" calcext:value-type="float">
            <text:p>62.375</text:p>
          </table:table-cell>
        </table:table-row>
        <table:table-row table:style-name="ro1">
          <table:table-cell office:value-type="float" office:value="1627191291.59467" calcext:value-type="float">
            <text:p>1627191291.59467</text:p>
          </table:table-cell>
          <table:table-cell office:value-type="float" office:value="16.875" calcext:value-type="float">
            <text:p>16.875</text:p>
          </table:table-cell>
          <table:table-cell office:value-type="float" office:value="62.375" calcext:value-type="float">
            <text:p>62.375</text:p>
          </table:table-cell>
        </table:table-row>
        <table:table-row table:style-name="ro1">
          <table:table-cell office:value-type="float" office:value="1627191302.47431" calcext:value-type="float">
            <text:p>1627191302.47431</text:p>
          </table:table-cell>
          <table:table-cell office:value-type="float" office:value="16.875" calcext:value-type="float">
            <text:p>16.875</text:p>
          </table:table-cell>
          <table:table-cell office:value-type="float" office:value="62.375" calcext:value-type="float">
            <text:p>62.375</text:p>
          </table:table-cell>
        </table:table-row>
        <table:table-row table:style-name="ro1">
          <table:table-cell office:value-type="float" office:value="1627191313.35381" calcext:value-type="float">
            <text:p>1627191313.35381</text:p>
          </table:table-cell>
          <table:table-cell office:value-type="float" office:value="16.937" calcext:value-type="float">
            <text:p>16.937</text:p>
          </table:table-cell>
          <table:table-cell office:value-type="float" office:value="62.4866" calcext:value-type="float">
            <text:p>62.4866</text:p>
          </table:table-cell>
        </table:table-row>
        <table:table-row table:style-name="ro1">
          <table:table-cell office:value-type="float" office:value="1627191324.23393" calcext:value-type="float">
            <text:p>1627191324.23393</text:p>
          </table:table-cell>
          <table:table-cell office:value-type="float" office:value="16.937" calcext:value-type="float">
            <text:p>16.937</text:p>
          </table:table-cell>
          <table:table-cell office:value-type="float" office:value="62.4866" calcext:value-type="float">
            <text:p>62.4866</text:p>
          </table:table-cell>
        </table:table-row>
        <table:table-row table:style-name="ro1">
          <table:table-cell office:value-type="float" office:value="1627191335.11419" calcext:value-type="float">
            <text:p>1627191335.11419</text:p>
          </table:table-cell>
          <table:table-cell office:value-type="float" office:value="17" calcext:value-type="float">
            <text:p>17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1627191346.00457" calcext:value-type="float">
            <text:p>1627191346.00457</text:p>
          </table:table-cell>
          <table:table-cell office:value-type="float" office:value="17" calcext:value-type="float">
            <text:p>17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1627191356.87446" calcext:value-type="float">
            <text:p>1627191356.87446</text:p>
          </table:table-cell>
          <table:table-cell office:value-type="float" office:value="17.062" calcext:value-type="float">
            <text:p>17.062</text:p>
          </table:table-cell>
          <table:table-cell office:value-type="float" office:value="62.7116" calcext:value-type="float">
            <text:p>62.7116</text:p>
          </table:table-cell>
        </table:table-row>
        <table:table-row table:style-name="ro1">
          <table:table-cell office:value-type="float" office:value="1627191367.75431" calcext:value-type="float">
            <text:p>1627191367.75431</text:p>
          </table:table-cell>
          <table:table-cell office:value-type="float" office:value="17.062" calcext:value-type="float">
            <text:p>17.062</text:p>
          </table:table-cell>
          <table:table-cell office:value-type="float" office:value="62.7116" calcext:value-type="float">
            <text:p>62.7116</text:p>
          </table:table-cell>
        </table:table-row>
        <table:table-row table:style-name="ro1">
          <table:table-cell office:value-type="float" office:value="1627191378.63423" calcext:value-type="float">
            <text:p>1627191378.63423</text:p>
          </table:table-cell>
          <table:table-cell office:value-type="float" office:value="17.062" calcext:value-type="float">
            <text:p>17.062</text:p>
          </table:table-cell>
          <table:table-cell office:value-type="float" office:value="62.7116" calcext:value-type="float">
            <text:p>62.7116</text:p>
          </table:table-cell>
        </table:table-row>
        <table:table-row table:style-name="ro1">
          <table:table-cell office:value-type="float" office:value="1627191389.51448" calcext:value-type="float">
            <text:p>1627191389.51448</text:p>
          </table:table-cell>
          <table:table-cell office:value-type="float" office:value="17.125" calcext:value-type="float">
            <text:p>17.125</text:p>
          </table:table-cell>
          <table:table-cell office:value-type="float" office:value="62.825" calcext:value-type="float">
            <text:p>62.825</text:p>
          </table:table-cell>
        </table:table-row>
        <table:table-row table:style-name="ro1">
          <table:table-cell office:value-type="float" office:value="1627191400.39444" calcext:value-type="float">
            <text:p>1627191400.39444</text:p>
          </table:table-cell>
          <table:table-cell office:value-type="float" office:value="17.125" calcext:value-type="float">
            <text:p>17.125</text:p>
          </table:table-cell>
          <table:table-cell office:value-type="float" office:value="62.825" calcext:value-type="float">
            <text:p>62.825</text:p>
          </table:table-cell>
        </table:table-row>
        <table:table-row table:style-name="ro1">
          <table:table-cell office:value-type="float" office:value="1627191411.27443" calcext:value-type="float">
            <text:p>1627191411.27443</text:p>
          </table:table-cell>
          <table:table-cell office:value-type="float" office:value="17.125" calcext:value-type="float">
            <text:p>17.125</text:p>
          </table:table-cell>
          <table:table-cell office:value-type="float" office:value="62.825" calcext:value-type="float">
            <text:p>62.825</text:p>
          </table:table-cell>
        </table:table-row>
        <table:table-row table:style-name="ro1">
          <table:table-cell office:value-type="float" office:value="1627191422.15398" calcext:value-type="float">
            <text:p>1627191422.15398</text:p>
          </table:table-cell>
          <table:table-cell office:value-type="float" office:value="17.187" calcext:value-type="float">
            <text:p>17.187</text:p>
          </table:table-cell>
          <table:table-cell office:value-type="float" office:value="62.9366" calcext:value-type="float">
            <text:p>62.9366</text:p>
          </table:table-cell>
        </table:table-row>
        <table:table-row table:style-name="ro1">
          <table:table-cell office:value-type="float" office:value="1627191433.07444" calcext:value-type="float">
            <text:p>1627191433.07444</text:p>
          </table:table-cell>
          <table:table-cell office:value-type="float" office:value="17.187" calcext:value-type="float">
            <text:p>17.187</text:p>
          </table:table-cell>
          <table:table-cell office:value-type="float" office:value="62.9366" calcext:value-type="float">
            <text:p>62.9366</text:p>
          </table:table-cell>
        </table:table-row>
        <table:table-row table:style-name="ro1">
          <table:table-cell office:value-type="float" office:value="1627191443.9945" calcext:value-type="float">
            <text:p>1627191443.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1627191454.87376" calcext:value-type="float">
            <text:p>1627191454.87376</text:p>
          </table:table-cell>
          <table:table-cell office:value-type="float" office:value="17.25" calcext:value-type="float">
            <text:p>17.25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1627191465.75443" calcext:value-type="float">
            <text:p>1627191465.75443</text:p>
          </table:table-cell>
          <table:table-cell office:value-type="float" office:value="17.25" calcext:value-type="float">
            <text:p>17.25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1627191476.63408" calcext:value-type="float">
            <text:p>1627191476.63408</text:p>
          </table:table-cell>
          <table:table-cell office:value-type="float" office:value="17.312" calcext:value-type="float">
            <text:p>17.312</text:p>
          </table:table-cell>
          <table:table-cell office:value-type="float" office:value="63.1616" calcext:value-type="float">
            <text:p>63.1616</text:p>
          </table:table-cell>
        </table:table-row>
        <table:table-row table:style-name="ro1">
          <table:table-cell office:value-type="float" office:value="1627191487.51373" calcext:value-type="float">
            <text:p>1627191487.51373</text:p>
          </table:table-cell>
          <table:table-cell office:value-type="float" office:value="17.312" calcext:value-type="float">
            <text:p>17.312</text:p>
          </table:table-cell>
          <table:table-cell office:value-type="float" office:value="63.1616" calcext:value-type="float">
            <text:p>63.1616</text:p>
          </table:table-cell>
        </table:table-row>
        <table:table-row table:style-name="ro1">
          <table:table-cell office:value-type="float" office:value="1627191498.39444" calcext:value-type="float">
            <text:p>1627191498.39444</text:p>
          </table:table-cell>
          <table:table-cell office:value-type="float" office:value="17.312" calcext:value-type="float">
            <text:p>17.312</text:p>
          </table:table-cell>
          <table:table-cell office:value-type="float" office:value="63.1616" calcext:value-type="float">
            <text:p>63.1616</text:p>
          </table:table-cell>
        </table:table-row>
        <table:table-row table:style-name="ro1">
          <table:table-cell office:value-type="float" office:value="1627191509.27444" calcext:value-type="float">
            <text:p>1627191509.27444</text:p>
          </table:table-cell>
          <table:table-cell office:value-type="float" office:value="17.375" calcext:value-type="float">
            <text:p>17.375</text:p>
          </table:table-cell>
          <table:table-cell office:value-type="float" office:value="63.275" calcext:value-type="float">
            <text:p>63.275</text:p>
          </table:table-cell>
        </table:table-row>
        <table:table-row table:style-name="ro1">
          <table:table-cell office:value-type="float" office:value="1627191520.1545" calcext:value-type="float">
            <text:p>1627191520.1545</text:p>
          </table:table-cell>
          <table:table-cell office:value-type="float" office:value="17.375" calcext:value-type="float">
            <text:p>17.375</text:p>
          </table:table-cell>
          <table:table-cell office:value-type="float" office:value="63.275" calcext:value-type="float">
            <text:p>63.275</text:p>
          </table:table-cell>
        </table:table-row>
        <table:table-row table:style-name="ro1">
          <table:table-cell office:value-type="float" office:value="1627191531.03434" calcext:value-type="float">
            <text:p>1627191531.03434</text:p>
          </table:table-cell>
          <table:table-cell office:value-type="float" office:value="17.437" calcext:value-type="float">
            <text:p>17.437</text:p>
          </table:table-cell>
          <table:table-cell office:value-type="float" office:value="63.3866" calcext:value-type="float">
            <text:p>63.3866</text:p>
          </table:table-cell>
        </table:table-row>
        <table:table-row table:style-name="ro1">
          <table:table-cell office:value-type="float" office:value="1627191541.91431" calcext:value-type="float">
            <text:p>1627191541.91431</text:p>
          </table:table-cell>
          <table:table-cell office:value-type="float" office:value="17.437" calcext:value-type="float">
            <text:p>17.437</text:p>
          </table:table-cell>
          <table:table-cell office:value-type="float" office:value="63.3866" calcext:value-type="float">
            <text:p>63.3866</text:p>
          </table:table-cell>
        </table:table-row>
        <table:table-row table:style-name="ro1">
          <table:table-cell office:value-type="float" office:value="1627191552.79452" calcext:value-type="float">
            <text:p>1627191552.79452</text:p>
          </table:table-cell>
          <table:table-cell office:value-type="float" office:value="17.437" calcext:value-type="float">
            <text:p>17.437</text:p>
          </table:table-cell>
          <table:table-cell office:value-type="float" office:value="63.3866" calcext:value-type="float">
            <text:p>63.3866</text:p>
          </table:table-cell>
        </table:table-row>
        <table:table-row table:style-name="ro1">
          <table:table-cell office:value-type="float" office:value="1627191563.67451" calcext:value-type="float">
            <text:p>1627191563.67451</text:p>
          </table:table-cell>
          <table:table-cell office:value-type="float" office:value="17.5" calcext:value-type="float">
            <text:p>17.5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627191574.55376" calcext:value-type="float">
            <text:p>1627191574.55376</text:p>
          </table:table-cell>
          <table:table-cell office:value-type="float" office:value="17.5" calcext:value-type="float">
            <text:p>17.5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627191585.44439" calcext:value-type="float">
            <text:p>1627191585.44439</text:p>
          </table:table-cell>
          <table:table-cell office:value-type="float" office:value="17.5" calcext:value-type="float">
            <text:p>17.5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627191596.31452" calcext:value-type="float">
            <text:p>1627191596.31452</text:p>
          </table:table-cell>
          <table:table-cell office:value-type="float" office:value="17.562" calcext:value-type="float">
            <text:p>17.562</text:p>
          </table:table-cell>
          <table:table-cell office:value-type="float" office:value="63.6116" calcext:value-type="float">
            <text:p>63.6116</text:p>
          </table:table-cell>
        </table:table-row>
        <table:table-row table:style-name="ro1">
          <table:table-cell office:value-type="float" office:value="1627191607.19452" calcext:value-type="float">
            <text:p>1627191607.19452</text:p>
          </table:table-cell>
          <table:table-cell office:value-type="float" office:value="17.562" calcext:value-type="float">
            <text:p>17.562</text:p>
          </table:table-cell>
          <table:table-cell office:value-type="float" office:value="63.6116" calcext:value-type="float">
            <text:p>63.6116</text:p>
          </table:table-cell>
        </table:table-row>
        <table:table-row table:style-name="ro1">
          <table:table-cell office:value-type="float" office:value="1627191618.07445" calcext:value-type="float">
            <text:p>1627191618.07445</text:p>
          </table:table-cell>
          <table:table-cell office:value-type="float" office:value="17.625" calcext:value-type="float">
            <text:p>17.625</text:p>
          </table:table-cell>
          <table:table-cell office:value-type="float" office:value="63.725" calcext:value-type="float">
            <text:p>63.725</text:p>
          </table:table-cell>
        </table:table-row>
        <table:table-row table:style-name="ro1">
          <table:table-cell office:value-type="float" office:value="1627191628.95449" calcext:value-type="float">
            <text:p>1627191628.95449</text:p>
          </table:table-cell>
          <table:table-cell office:value-type="float" office:value="17.625" calcext:value-type="float">
            <text:p>17.625</text:p>
          </table:table-cell>
          <table:table-cell office:value-type="float" office:value="63.725" calcext:value-type="float">
            <text:p>63.725</text:p>
          </table:table-cell>
        </table:table-row>
        <table:table-row table:style-name="ro1">
          <table:table-cell office:value-type="float" office:value="1627191639.84403" calcext:value-type="float">
            <text:p>1627191639.84403</text:p>
          </table:table-cell>
          <table:table-cell office:value-type="float" office:value="17.625" calcext:value-type="float">
            <text:p>17.625</text:p>
          </table:table-cell>
          <table:table-cell office:value-type="float" office:value="63.725" calcext:value-type="float">
            <text:p>63.725</text:p>
          </table:table-cell>
        </table:table-row>
        <table:table-row table:style-name="ro1">
          <table:table-cell office:value-type="float" office:value="1627191650.71444" calcext:value-type="float">
            <text:p>1627191650.71444</text:p>
          </table:table-cell>
          <table:table-cell office:value-type="float" office:value="17.625" calcext:value-type="float">
            <text:p>17.625</text:p>
          </table:table-cell>
          <table:table-cell office:value-type="float" office:value="63.725" calcext:value-type="float">
            <text:p>63.725</text:p>
          </table:table-cell>
        </table:table-row>
        <table:table-row table:style-name="ro1">
          <table:table-cell office:value-type="float" office:value="1627191661.5945" calcext:value-type="float">
            <text:p>1627191661.5945</text:p>
          </table:table-cell>
          <table:table-cell office:value-type="float" office:value="17.687" calcext:value-type="float">
            <text:p>17.687</text:p>
          </table:table-cell>
          <table:table-cell office:value-type="float" office:value="63.8366" calcext:value-type="float">
            <text:p>63.8366</text:p>
          </table:table-cell>
        </table:table-row>
        <table:table-row table:style-name="ro1">
          <table:table-cell office:value-type="float" office:value="1627191672.47444" calcext:value-type="float">
            <text:p>1627191672.47444</text:p>
          </table:table-cell>
          <table:table-cell office:value-type="float" office:value="17.687" calcext:value-type="float">
            <text:p>17.687</text:p>
          </table:table-cell>
          <table:table-cell office:value-type="float" office:value="63.8366" calcext:value-type="float">
            <text:p>63.8366</text:p>
          </table:table-cell>
        </table:table-row>
        <table:table-row table:style-name="ro1">
          <table:table-cell office:value-type="float" office:value="1627191683.3545" calcext:value-type="float">
            <text:p>1627191683.3545</text:p>
          </table:table-cell>
          <table:table-cell office:value-type="float" office:value="17.687" calcext:value-type="float">
            <text:p>17.687</text:p>
          </table:table-cell>
          <table:table-cell office:value-type="float" office:value="63.8366" calcext:value-type="float">
            <text:p>63.8366</text:p>
          </table:table-cell>
        </table:table-row>
        <table:table-row table:style-name="ro1">
          <table:table-cell office:value-type="float" office:value="1627191694.2345" calcext:value-type="float">
            <text:p>1627191694.2345</text:p>
          </table:table-cell>
          <table:table-cell office:value-type="float" office:value="17.75" calcext:value-type="float">
            <text:p>17.75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float" office:value="1627191705.1145" calcext:value-type="float">
            <text:p>1627191705.1145</text:p>
          </table:table-cell>
          <table:table-cell office:value-type="float" office:value="17.75" calcext:value-type="float">
            <text:p>17.75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float" office:value="1627191715.99453" calcext:value-type="float">
            <text:p>1627191715.99453</text:p>
          </table:table-cell>
          <table:table-cell office:value-type="float" office:value="17.75" calcext:value-type="float">
            <text:p>17.75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float" office:value="1627191726.8745" calcext:value-type="float">
            <text:p>1627191726.8745</text:p>
          </table:table-cell>
          <table:table-cell office:value-type="float" office:value="17.812" calcext:value-type="float">
            <text:p>17.812</text:p>
          </table:table-cell>
          <table:table-cell office:value-type="float" office:value="64.0616" calcext:value-type="float">
            <text:p>64.0616</text:p>
          </table:table-cell>
        </table:table-row>
        <table:table-row table:style-name="ro1">
          <table:table-cell office:value-type="float" office:value="1627191737.75431" calcext:value-type="float">
            <text:p>1627191737.75431</text:p>
          </table:table-cell>
          <table:table-cell office:value-type="float" office:value="17.812" calcext:value-type="float">
            <text:p>17.812</text:p>
          </table:table-cell>
          <table:table-cell office:value-type="float" office:value="64.0616" calcext:value-type="float">
            <text:p>64.0616</text:p>
          </table:table-cell>
        </table:table-row>
        <table:table-row table:style-name="ro1">
          <table:table-cell office:value-type="float" office:value="1627191748.63479" calcext:value-type="float">
            <text:p>1627191748.63479</text:p>
          </table:table-cell>
          <table:table-cell office:value-type="float" office:value="17.812" calcext:value-type="float">
            <text:p>17.812</text:p>
          </table:table-cell>
          <table:table-cell office:value-type="float" office:value="64.0616" calcext:value-type="float">
            <text:p>64.0616</text:p>
          </table:table-cell>
        </table:table-row>
        <table:table-row table:style-name="ro1">
          <table:table-cell office:value-type="float" office:value="1627191759.51447" calcext:value-type="float">
            <text:p>1627191759.51447</text:p>
          </table:table-cell>
          <table:table-cell office:value-type="float" office:value="17.875" calcext:value-type="float">
            <text:p>17.875</text:p>
          </table:table-cell>
          <table:table-cell office:value-type="float" office:value="64.175" calcext:value-type="float">
            <text:p>64.175</text:p>
          </table:table-cell>
        </table:table-row>
        <table:table-row table:style-name="ro1">
          <table:table-cell office:value-type="float" office:value="1627191770.39378" calcext:value-type="float">
            <text:p>1627191770.39378</text:p>
          </table:table-cell>
          <table:table-cell office:value-type="float" office:value="17.875" calcext:value-type="float">
            <text:p>17.875</text:p>
          </table:table-cell>
          <table:table-cell office:value-type="float" office:value="64.175" calcext:value-type="float">
            <text:p>64.175</text:p>
          </table:table-cell>
        </table:table-row>
        <table:table-row table:style-name="ro1">
          <table:table-cell office:value-type="float" office:value="1627191781.27452" calcext:value-type="float">
            <text:p>1627191781.27452</text:p>
          </table:table-cell>
          <table:table-cell office:value-type="float" office:value="17.875" calcext:value-type="float">
            <text:p>17.875</text:p>
          </table:table-cell>
          <table:table-cell office:value-type="float" office:value="64.175" calcext:value-type="float">
            <text:p>64.175</text:p>
          </table:table-cell>
        </table:table-row>
        <table:table-row table:style-name="ro1">
          <table:table-cell office:value-type="float" office:value="1627191792.15457" calcext:value-type="float">
            <text:p>1627191792.15457</text:p>
          </table:table-cell>
          <table:table-cell office:value-type="float" office:value="17.937" calcext:value-type="float">
            <text:p>17.937</text:p>
          </table:table-cell>
          <table:table-cell office:value-type="float" office:value="64.2866" calcext:value-type="float">
            <text:p>64.2866</text:p>
          </table:table-cell>
        </table:table-row>
        <table:table-row table:style-name="ro1">
          <table:table-cell office:value-type="float" office:value="1627191803.03452" calcext:value-type="float">
            <text:p>1627191803.03452</text:p>
          </table:table-cell>
          <table:table-cell office:value-type="float" office:value="17.937" calcext:value-type="float">
            <text:p>17.937</text:p>
          </table:table-cell>
          <table:table-cell office:value-type="float" office:value="64.2866" calcext:value-type="float">
            <text:p>64.2866</text:p>
          </table:table-cell>
        </table:table-row>
        <table:table-row table:style-name="ro1">
          <table:table-cell office:value-type="float" office:value="1627191813.91376" calcext:value-type="float">
            <text:p>1627191813.91376</text:p>
          </table:table-cell>
          <table:table-cell office:value-type="float" office:value="17.937" calcext:value-type="float">
            <text:p>17.937</text:p>
          </table:table-cell>
          <table:table-cell office:value-type="float" office:value="64.2866" calcext:value-type="float">
            <text:p>64.2866</text:p>
          </table:table-cell>
        </table:table-row>
        <table:table-row table:style-name="ro1">
          <table:table-cell office:value-type="float" office:value="1627191824.79495" calcext:value-type="float">
            <text:p>1627191824.79495</text:p>
          </table:table-cell>
          <table:table-cell office:value-type="float" office:value="18" calcext:value-type="float">
            <text:p>18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1627191835.67437" calcext:value-type="float">
            <text:p>1627191835.67437</text:p>
          </table:table-cell>
          <table:table-cell office:value-type="float" office:value="18" calcext:value-type="float">
            <text:p>18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1627191846.55466" calcext:value-type="float">
            <text:p>1627191846.55466</text:p>
          </table:table-cell>
          <table:table-cell office:value-type="float" office:value="18" calcext:value-type="float">
            <text:p>18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1627191857.44439" calcext:value-type="float">
            <text:p>1627191857.44439</text:p>
          </table:table-cell>
          <table:table-cell office:value-type="float" office:value="18.062" calcext:value-type="float">
            <text:p>18.062</text:p>
          </table:table-cell>
          <table:table-cell office:value-type="float" office:value="64.5116" calcext:value-type="float">
            <text:p>64.5116</text:p>
          </table:table-cell>
        </table:table-row>
        <table:table-row table:style-name="ro1">
          <table:table-cell office:value-type="float" office:value="1627191868.31377" calcext:value-type="float">
            <text:p>1627191868.31377</text:p>
          </table:table-cell>
          <table:table-cell office:value-type="float" office:value="18.062" calcext:value-type="float">
            <text:p>18.062</text:p>
          </table:table-cell>
          <table:table-cell office:value-type="float" office:value="64.5116" calcext:value-type="float">
            <text:p>64.5116</text:p>
          </table:table-cell>
        </table:table-row>
        <table:table-row table:style-name="ro1">
          <table:table-cell office:value-type="float" office:value="1627191879.19377" calcext:value-type="float">
            <text:p>1627191879.19377</text:p>
          </table:table-cell>
          <table:table-cell office:value-type="float" office:value="18.062" calcext:value-type="float">
            <text:p>18.062</text:p>
          </table:table-cell>
          <table:table-cell office:value-type="float" office:value="64.5116" calcext:value-type="float">
            <text:p>64.5116</text:p>
          </table:table-cell>
        </table:table-row>
        <table:table-row table:style-name="ro1">
          <table:table-cell office:value-type="float" office:value="1627191890.0745" calcext:value-type="float">
            <text:p>1627191890.0745</text:p>
          </table:table-cell>
          <table:table-cell office:value-type="float" office:value="18.125" calcext:value-type="float">
            <text:p>18.125</text:p>
          </table:table-cell>
          <table:table-cell office:value-type="float" office:value="64.625" calcext:value-type="float">
            <text:p>64.625</text:p>
          </table:table-cell>
        </table:table-row>
        <table:table-row table:style-name="ro1">
          <table:table-cell office:value-type="float" office:value="1627191900.9545" calcext:value-type="float">
            <text:p>1627191900.9545</text:p>
          </table:table-cell>
          <table:table-cell office:value-type="float" office:value="18.125" calcext:value-type="float">
            <text:p>18.125</text:p>
          </table:table-cell>
          <table:table-cell office:value-type="float" office:value="64.625" calcext:value-type="float">
            <text:p>64.625</text:p>
          </table:table-cell>
        </table:table-row>
        <table:table-row table:style-name="ro1">
          <table:table-cell office:value-type="float" office:value="1627191911.83451" calcext:value-type="float">
            <text:p>1627191911.83451</text:p>
          </table:table-cell>
          <table:table-cell office:value-type="float" office:value="18.187" calcext:value-type="float">
            <text:p>18.187</text:p>
          </table:table-cell>
          <table:table-cell office:value-type="float" office:value="64.7366" calcext:value-type="float">
            <text:p>64.7366</text:p>
          </table:table-cell>
        </table:table-row>
        <table:table-row table:style-name="ro1">
          <table:table-cell office:value-type="float" office:value="1627191922.71485" calcext:value-type="float">
            <text:p>1627191922.71485</text:p>
          </table:table-cell>
          <table:table-cell office:value-type="float" office:value="18.187" calcext:value-type="float">
            <text:p>18.187</text:p>
          </table:table-cell>
          <table:table-cell office:value-type="float" office:value="64.7366" calcext:value-type="float">
            <text:p>64.7366</text:p>
          </table:table-cell>
        </table:table-row>
        <table:table-row table:style-name="ro1">
          <table:table-cell office:value-type="float" office:value="1627191933.59456" calcext:value-type="float">
            <text:p>1627191933.59456</text:p>
          </table:table-cell>
          <table:table-cell office:value-type="float" office:value="18.187" calcext:value-type="float">
            <text:p>18.187</text:p>
          </table:table-cell>
          <table:table-cell office:value-type="float" office:value="64.7366" calcext:value-type="float">
            <text:p>64.7366</text:p>
          </table:table-cell>
        </table:table-row>
        <table:table-row table:style-name="ro1">
          <table:table-cell office:value-type="float" office:value="1627191944.47382" calcext:value-type="float">
            <text:p>1627191944.47382</text:p>
          </table:table-cell>
          <table:table-cell office:value-type="float" office:value="18.187" calcext:value-type="float">
            <text:p>18.187</text:p>
          </table:table-cell>
          <table:table-cell office:value-type="float" office:value="64.7366" calcext:value-type="float">
            <text:p>64.7366</text:p>
          </table:table-cell>
        </table:table-row>
        <table:table-row table:style-name="ro1">
          <table:table-cell office:value-type="float" office:value="1627191955.35454" calcext:value-type="float">
            <text:p>1627191955.35454</text:p>
          </table:table-cell>
          <table:table-cell office:value-type="float" office:value="18.25" calcext:value-type="float">
            <text:p>18.25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1627191966.23451" calcext:value-type="float">
            <text:p>1627191966.23451</text:p>
          </table:table-cell>
          <table:table-cell office:value-type="float" office:value="18.25" calcext:value-type="float">
            <text:p>18.25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1627191977.11451" calcext:value-type="float">
            <text:p>1627191977.11451</text:p>
          </table:table-cell>
          <table:table-cell office:value-type="float" office:value="18.25" calcext:value-type="float">
            <text:p>18.25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1627191987.99376" calcext:value-type="float">
            <text:p>1627191987.99376</text:p>
          </table:table-cell>
          <table:table-cell office:value-type="float" office:value="18.25" calcext:value-type="float">
            <text:p>18.25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1627191998.87455" calcext:value-type="float">
            <text:p>1627191998.87455</text:p>
          </table:table-cell>
          <table:table-cell office:value-type="float" office:value="18.312" calcext:value-type="float">
            <text:p>18.312</text:p>
          </table:table-cell>
          <table:table-cell office:value-type="float" office:value="64.9616" calcext:value-type="float">
            <text:p>64.9616</text:p>
          </table:table-cell>
        </table:table-row>
        <table:table-row table:style-name="ro1">
          <table:table-cell office:value-type="float" office:value="1627192009.75445" calcext:value-type="float">
            <text:p>1627192009.75445</text:p>
          </table:table-cell>
          <table:table-cell office:value-type="float" office:value="18.312" calcext:value-type="float">
            <text:p>18.312</text:p>
          </table:table-cell>
          <table:table-cell office:value-type="float" office:value="64.9616" calcext:value-type="float">
            <text:p>64.9616</text:p>
          </table:table-cell>
        </table:table-row>
        <table:table-row table:style-name="ro1">
          <table:table-cell office:value-type="float" office:value="1627192020.63434" calcext:value-type="float">
            <text:p>1627192020.63434</text:p>
          </table:table-cell>
          <table:table-cell office:value-type="float" office:value="18.312" calcext:value-type="float">
            <text:p>18.312</text:p>
          </table:table-cell>
          <table:table-cell office:value-type="float" office:value="64.9616" calcext:value-type="float">
            <text:p>64.9616</text:p>
          </table:table-cell>
        </table:table-row>
        <table:table-row table:style-name="ro1">
          <table:table-cell office:value-type="float" office:value="1627192031.51452" calcext:value-type="float">
            <text:p>1627192031.51452</text:p>
          </table:table-cell>
          <table:table-cell office:value-type="float" office:value="18.312" calcext:value-type="float">
            <text:p>18.312</text:p>
          </table:table-cell>
          <table:table-cell office:value-type="float" office:value="64.9616" calcext:value-type="float">
            <text:p>64.9616</text:p>
          </table:table-cell>
        </table:table-row>
        <table:table-row table:style-name="ro1">
          <table:table-cell office:value-type="float" office:value="1627192042.39376" calcext:value-type="float">
            <text:p>1627192042.39376</text:p>
          </table:table-cell>
          <table:table-cell office:value-type="float" office:value="18.375" calcext:value-type="float">
            <text:p>18.375</text:p>
          </table:table-cell>
          <table:table-cell office:value-type="float" office:value="65.075" calcext:value-type="float">
            <text:p>65.075</text:p>
          </table:table-cell>
        </table:table-row>
        <table:table-row table:style-name="ro1">
          <table:table-cell office:value-type="float" office:value="1627192053.2745" calcext:value-type="float">
            <text:p>1627192053.2745</text:p>
          </table:table-cell>
          <table:table-cell office:value-type="float" office:value="18.375" calcext:value-type="float">
            <text:p>18.375</text:p>
          </table:table-cell>
          <table:table-cell office:value-type="float" office:value="65.075" calcext:value-type="float">
            <text:p>65.075</text:p>
          </table:table-cell>
        </table:table-row>
        <table:table-row table:style-name="ro1">
          <table:table-cell office:value-type="float" office:value="1627192064.15451" calcext:value-type="float">
            <text:p>1627192064.15451</text:p>
          </table:table-cell>
          <table:table-cell office:value-type="float" office:value="18.437" calcext:value-type="float">
            <text:p>18.437</text:p>
          </table:table-cell>
          <table:table-cell office:value-type="float" office:value="65.1866" calcext:value-type="float">
            <text:p>65.1866</text:p>
          </table:table-cell>
        </table:table-row>
        <table:table-row table:style-name="ro1">
          <table:table-cell office:value-type="float" office:value="1627192075.03377" calcext:value-type="float">
            <text:p>1627192075.03377</text:p>
          </table:table-cell>
          <table:table-cell office:value-type="float" office:value="18.437" calcext:value-type="float">
            <text:p>18.437</text:p>
          </table:table-cell>
          <table:table-cell office:value-type="float" office:value="65.1866" calcext:value-type="float">
            <text:p>65.1866</text:p>
          </table:table-cell>
        </table:table-row>
        <table:table-row table:style-name="ro1">
          <table:table-cell office:value-type="float" office:value="1627192085.91449" calcext:value-type="float">
            <text:p>1627192085.91449</text:p>
          </table:table-cell>
          <table:table-cell office:value-type="float" office:value="18.437" calcext:value-type="float">
            <text:p>18.437</text:p>
          </table:table-cell>
          <table:table-cell office:value-type="float" office:value="65.1866" calcext:value-type="float">
            <text:p>65.1866</text:p>
          </table:table-cell>
        </table:table-row>
        <table:table-row table:style-name="ro1">
          <table:table-cell office:value-type="float" office:value="1627192096.79377" calcext:value-type="float">
            <text:p>1627192096.79377</text:p>
          </table:table-cell>
          <table:table-cell office:value-type="float" office:value="18.437" calcext:value-type="float">
            <text:p>18.437</text:p>
          </table:table-cell>
          <table:table-cell office:value-type="float" office:value="65.1866" calcext:value-type="float">
            <text:p>65.1866</text:p>
          </table:table-cell>
        </table:table-row>
        <table:table-row table:style-name="ro1">
          <table:table-cell office:value-type="float" office:value="1627192107.67549" calcext:value-type="float">
            <text:p>1627192107.67549</text:p>
          </table:table-cell>
          <table:table-cell office:value-type="float" office:value="18.5" calcext:value-type="float">
            <text:p>18.5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1627192118.55451" calcext:value-type="float">
            <text:p>1627192118.55451</text:p>
          </table:table-cell>
          <table:table-cell office:value-type="float" office:value="18.5" calcext:value-type="float">
            <text:p>18.5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1627192129.43451" calcext:value-type="float">
            <text:p>1627192129.43451</text:p>
          </table:table-cell>
          <table:table-cell office:value-type="float" office:value="18.5" calcext:value-type="float">
            <text:p>18.5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1627192140.31457" calcext:value-type="float">
            <text:p>1627192140.31457</text:p>
          </table:table-cell>
          <table:table-cell office:value-type="float" office:value="18.562" calcext:value-type="float">
            <text:p>18.562</text:p>
          </table:table-cell>
          <table:table-cell office:value-type="float" office:value="65.4116" calcext:value-type="float">
            <text:p>65.4116</text:p>
          </table:table-cell>
        </table:table-row>
        <table:table-row table:style-name="ro1">
          <table:table-cell office:value-type="float" office:value="1627192151.19458" calcext:value-type="float">
            <text:p>1627192151.19458</text:p>
          </table:table-cell>
          <table:table-cell office:value-type="float" office:value="18.562" calcext:value-type="float">
            <text:p>18.562</text:p>
          </table:table-cell>
          <table:table-cell office:value-type="float" office:value="65.4116" calcext:value-type="float">
            <text:p>65.4116</text:p>
          </table:table-cell>
        </table:table-row>
        <table:table-row table:style-name="ro1">
          <table:table-cell office:value-type="float" office:value="1627192162.07378" calcext:value-type="float">
            <text:p>1627192162.07378</text:p>
          </table:table-cell>
          <table:table-cell office:value-type="float" office:value="18.562" calcext:value-type="float">
            <text:p>18.562</text:p>
          </table:table-cell>
          <table:table-cell office:value-type="float" office:value="65.4116" calcext:value-type="float">
            <text:p>65.4116</text:p>
          </table:table-cell>
        </table:table-row>
        <table:table-row table:style-name="ro1">
          <table:table-cell office:value-type="float" office:value="1627192172.95454" calcext:value-type="float">
            <text:p>1627192172.95454</text:p>
          </table:table-cell>
          <table:table-cell office:value-type="float" office:value="18.562" calcext:value-type="float">
            <text:p>18.562</text:p>
          </table:table-cell>
          <table:table-cell office:value-type="float" office:value="65.4116" calcext:value-type="float">
            <text:p>65.4116</text:p>
          </table:table-cell>
        </table:table-row>
        <table:table-row table:style-name="ro1">
          <table:table-cell office:value-type="float" office:value="1627192183.83461" calcext:value-type="float">
            <text:p>1627192183.83461</text:p>
          </table:table-cell>
          <table:table-cell office:value-type="float" office:value="18.562" calcext:value-type="float">
            <text:p>18.562</text:p>
          </table:table-cell>
          <table:table-cell office:value-type="float" office:value="65.4116" calcext:value-type="float">
            <text:p>65.4116</text:p>
          </table:table-cell>
        </table:table-row>
        <table:table-row table:style-name="ro1">
          <table:table-cell office:value-type="float" office:value="1627192194.71376" calcext:value-type="float">
            <text:p>1627192194.71376</text:p>
          </table:table-cell>
          <table:table-cell office:value-type="float" office:value="18.625" calcext:value-type="float">
            <text:p>18.625</text:p>
          </table:table-cell>
          <table:table-cell office:value-type="float" office:value="65.525" calcext:value-type="float">
            <text:p>65.525</text:p>
          </table:table-cell>
        </table:table-row>
        <table:table-row table:style-name="ro1">
          <table:table-cell office:value-type="float" office:value="1627192205.59477" calcext:value-type="float">
            <text:p>1627192205.59477</text:p>
          </table:table-cell>
          <table:table-cell office:value-type="float" office:value="18.625" calcext:value-type="float">
            <text:p>18.625</text:p>
          </table:table-cell>
          <table:table-cell office:value-type="float" office:value="65.525" calcext:value-type="float">
            <text:p>65.525</text:p>
          </table:table-cell>
        </table:table-row>
        <table:table-row table:style-name="ro1">
          <table:table-cell office:value-type="float" office:value="1627192216.4739" calcext:value-type="float">
            <text:p>1627192216.4739</text:p>
          </table:table-cell>
          <table:table-cell office:value-type="float" office:value="18.687" calcext:value-type="float">
            <text:p>18.687</text:p>
          </table:table-cell>
          <table:table-cell office:value-type="float" office:value="65.6366" calcext:value-type="float">
            <text:p>65.6366</text:p>
          </table:table-cell>
        </table:table-row>
        <table:table-row table:style-name="ro1">
          <table:table-cell office:value-type="float" office:value="1627192227.35456" calcext:value-type="float">
            <text:p>1627192227.35456</text:p>
          </table:table-cell>
          <table:table-cell office:value-type="float" office:value="18.687" calcext:value-type="float">
            <text:p>18.687</text:p>
          </table:table-cell>
          <table:table-cell office:value-type="float" office:value="65.6366" calcext:value-type="float">
            <text:p>65.6366</text:p>
          </table:table-cell>
        </table:table-row>
        <table:table-row table:style-name="ro1">
          <table:table-cell office:value-type="float" office:value="1627192238.23444" calcext:value-type="float">
            <text:p>1627192238.23444</text:p>
          </table:table-cell>
          <table:table-cell office:value-type="float" office:value="18.687" calcext:value-type="float">
            <text:p>18.687</text:p>
          </table:table-cell>
          <table:table-cell office:value-type="float" office:value="65.6366" calcext:value-type="float">
            <text:p>65.6366</text:p>
          </table:table-cell>
        </table:table-row>
        <table:table-row table:style-name="ro1">
          <table:table-cell office:value-type="float" office:value="1627192249.11455" calcext:value-type="float">
            <text:p>1627192249.11455</text:p>
          </table:table-cell>
          <table:table-cell office:value-type="float" office:value="18.687" calcext:value-type="float">
            <text:p>18.687</text:p>
          </table:table-cell>
          <table:table-cell office:value-type="float" office:value="65.6366" calcext:value-type="float">
            <text:p>65.6366</text:p>
          </table:table-cell>
        </table:table-row>
        <table:table-row table:style-name="ro1">
          <table:table-cell office:value-type="float" office:value="1627192259.99377" calcext:value-type="float">
            <text:p>1627192259.99377</text:p>
          </table:table-cell>
          <table:table-cell office:value-type="float" office:value="18.75" calcext:value-type="float">
            <text:p>18.75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1627192270.87376" calcext:value-type="float">
            <text:p>1627192270.87376</text:p>
          </table:table-cell>
          <table:table-cell office:value-type="float" office:value="18.75" calcext:value-type="float">
            <text:p>18.75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1627192281.75455" calcext:value-type="float">
            <text:p>1627192281.75455</text:p>
          </table:table-cell>
          <table:table-cell office:value-type="float" office:value="18.75" calcext:value-type="float">
            <text:p>18.75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1627192292.6345" calcext:value-type="float">
            <text:p>1627192292.6345</text:p>
          </table:table-cell>
          <table:table-cell office:value-type="float" office:value="18.75" calcext:value-type="float">
            <text:p>18.75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1627192303.51458" calcext:value-type="float">
            <text:p>1627192303.51458</text:p>
          </table:table-cell>
          <table:table-cell office:value-type="float" office:value="18.75" calcext:value-type="float">
            <text:p>18.75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1627192314.39376" calcext:value-type="float">
            <text:p>1627192314.39376</text:p>
          </table:table-cell>
          <table:table-cell office:value-type="float" office:value="18.812" calcext:value-type="float">
            <text:p>18.812</text:p>
          </table:table-cell>
          <table:table-cell office:value-type="float" office:value="65.8616" calcext:value-type="float">
            <text:p>65.8616</text:p>
          </table:table-cell>
        </table:table-row>
        <table:table-row table:style-name="ro1">
          <table:table-cell office:value-type="float" office:value="1627192325.27457" calcext:value-type="float">
            <text:p>1627192325.27457</text:p>
          </table:table-cell>
          <table:table-cell office:value-type="float" office:value="18.812" calcext:value-type="float">
            <text:p>18.812</text:p>
          </table:table-cell>
          <table:table-cell office:value-type="float" office:value="65.8616" calcext:value-type="float">
            <text:p>65.8616</text:p>
          </table:table-cell>
        </table:table-row>
        <table:table-row table:style-name="ro1">
          <table:table-cell office:value-type="float" office:value="1627192336.15455" calcext:value-type="float">
            <text:p>1627192336.15455</text:p>
          </table:table-cell>
          <table:table-cell office:value-type="float" office:value="18.812" calcext:value-type="float">
            <text:p>18.812</text:p>
          </table:table-cell>
          <table:table-cell office:value-type="float" office:value="65.8616" calcext:value-type="float">
            <text:p>65.8616</text:p>
          </table:table-cell>
        </table:table-row>
        <table:table-row table:style-name="ro1">
          <table:table-cell office:value-type="float" office:value="1627192347.03429" calcext:value-type="float">
            <text:p>1627192347.03429</text:p>
          </table:table-cell>
          <table:table-cell office:value-type="float" office:value="18.875" calcext:value-type="float">
            <text:p>18.875</text:p>
          </table:table-cell>
          <table:table-cell office:value-type="float" office:value="65.975" calcext:value-type="float">
            <text:p>65.975</text:p>
          </table:table-cell>
        </table:table-row>
        <table:table-row table:style-name="ro1">
          <table:table-cell office:value-type="float" office:value="1627192357.91452" calcext:value-type="float">
            <text:p>1627192357.91452</text:p>
          </table:table-cell>
          <table:table-cell office:value-type="float" office:value="18.875" calcext:value-type="float">
            <text:p>18.875</text:p>
          </table:table-cell>
          <table:table-cell office:value-type="float" office:value="65.975" calcext:value-type="float">
            <text:p>65.975</text:p>
          </table:table-cell>
        </table:table-row>
        <table:table-row table:style-name="ro1">
          <table:table-cell office:value-type="float" office:value="1627192368.7945" calcext:value-type="float">
            <text:p>1627192368.7945</text:p>
          </table:table-cell>
          <table:table-cell office:value-type="float" office:value="18.875" calcext:value-type="float">
            <text:p>18.875</text:p>
          </table:table-cell>
          <table:table-cell office:value-type="float" office:value="65.975" calcext:value-type="float">
            <text:p>65.975</text:p>
          </table:table-cell>
        </table:table-row>
        <table:table-row table:style-name="ro1">
          <table:table-cell office:value-type="float" office:value="1627192379.6846" calcext:value-type="float">
            <text:p>1627192379.68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65.975" calcext:value-type="float">
            <text:p>65.975</text:p>
          </table:table-cell>
        </table:table-row>
        <table:table-row table:style-name="ro1">
          <table:table-cell office:value-type="float" office:value="1627192390.55443" calcext:value-type="float">
            <text:p>1627192390.55443</text:p>
          </table:table-cell>
          <table:table-cell office:value-type="float" office:value="18.937" calcext:value-type="float">
            <text:p>18.937</text:p>
          </table:table-cell>
          <table:table-cell office:value-type="float" office:value="66.0866" calcext:value-type="float">
            <text:p>66.0866</text:p>
          </table:table-cell>
        </table:table-row>
        <table:table-row table:style-name="ro1">
          <table:table-cell office:value-type="float" office:value="1627192401.43449" calcext:value-type="float">
            <text:p>1627192401.43449</text:p>
          </table:table-cell>
          <table:table-cell office:value-type="float" office:value="18.937" calcext:value-type="float">
            <text:p>18.937</text:p>
          </table:table-cell>
          <table:table-cell office:value-type="float" office:value="66.0866" calcext:value-type="float">
            <text:p>66.0866</text:p>
          </table:table-cell>
        </table:table-row>
        <table:table-row table:style-name="ro1">
          <table:table-cell office:value-type="float" office:value="1627192412.315" calcext:value-type="float">
            <text:p>1627192412.315</text:p>
          </table:table-cell>
          <table:table-cell office:value-type="float" office:value="18.937" calcext:value-type="float">
            <text:p>18.937</text:p>
          </table:table-cell>
          <table:table-cell office:value-type="float" office:value="66.0866" calcext:value-type="float">
            <text:p>66.0866</text:p>
          </table:table-cell>
        </table:table-row>
        <table:table-row table:style-name="ro1">
          <table:table-cell office:value-type="float" office:value="1627192423.19451" calcext:value-type="float">
            <text:p>1627192423.19451</text:p>
          </table:table-cell>
          <table:table-cell office:value-type="float" office:value="18.937" calcext:value-type="float">
            <text:p>18.937</text:p>
          </table:table-cell>
          <table:table-cell office:value-type="float" office:value="66.0866" calcext:value-type="float">
            <text:p>66.0866</text:p>
          </table:table-cell>
        </table:table-row>
        <table:table-row table:style-name="ro1">
          <table:table-cell office:value-type="float" office:value="1627192434.07429" calcext:value-type="float">
            <text:p>1627192434.07429</text:p>
          </table:table-cell>
          <table:table-cell office:value-type="float" office:value="18.937" calcext:value-type="float">
            <text:p>18.937</text:p>
          </table:table-cell>
          <table:table-cell office:value-type="float" office:value="66.0866" calcext:value-type="float">
            <text:p>66.0866</text:p>
          </table:table-cell>
        </table:table-row>
        <table:table-row table:style-name="ro1">
          <table:table-cell office:value-type="float" office:value="1627192444.95375" calcext:value-type="float">
            <text:p>1627192444.95375</text:p>
          </table:table-cell>
          <table:table-cell office:value-type="float" office:value="19" calcext:value-type="float">
            <text:p>1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627192455.83445" calcext:value-type="float">
            <text:p>1627192455.83445</text:p>
          </table:table-cell>
          <table:table-cell office:value-type="float" office:value="19" calcext:value-type="float">
            <text:p>1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627192466.71451" calcext:value-type="float">
            <text:p>1627192466.71451</text:p>
          </table:table-cell>
          <table:table-cell office:value-type="float" office:value="19" calcext:value-type="float">
            <text:p>1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627192477.59443" calcext:value-type="float">
            <text:p>1627192477.59443</text:p>
          </table:table-cell>
          <table:table-cell office:value-type="float" office:value="19.062" calcext:value-type="float">
            <text:p>19.062</text:p>
          </table:table-cell>
          <table:table-cell office:value-type="float" office:value="66.3116" calcext:value-type="float">
            <text:p>66.3116</text:p>
          </table:table-cell>
        </table:table-row>
        <table:table-row table:style-name="ro1">
          <table:table-cell office:value-type="float" office:value="1627192488.47444" calcext:value-type="float">
            <text:p>1627192488.47444</text:p>
          </table:table-cell>
          <table:table-cell office:value-type="float" office:value="19.062" calcext:value-type="float">
            <text:p>19.062</text:p>
          </table:table-cell>
          <table:table-cell office:value-type="float" office:value="66.3116" calcext:value-type="float">
            <text:p>66.3116</text:p>
          </table:table-cell>
        </table:table-row>
        <table:table-row table:style-name="ro1">
          <table:table-cell office:value-type="float" office:value="1627192499.35449" calcext:value-type="float">
            <text:p>1627192499.35449</text:p>
          </table:table-cell>
          <table:table-cell office:value-type="float" office:value="19.062" calcext:value-type="float">
            <text:p>19.062</text:p>
          </table:table-cell>
          <table:table-cell office:value-type="float" office:value="66.3116" calcext:value-type="float">
            <text:p>66.3116</text:p>
          </table:table-cell>
        </table:table-row>
        <table:table-row table:style-name="ro1">
          <table:table-cell office:value-type="float" office:value="1627192510.23449" calcext:value-type="float">
            <text:p>1627192510.23449</text:p>
          </table:table-cell>
          <table:table-cell office:value-type="float" office:value="19.062" calcext:value-type="float">
            <text:p>19.062</text:p>
          </table:table-cell>
          <table:table-cell office:value-type="float" office:value="66.3116" calcext:value-type="float">
            <text:p>66.3116</text:p>
          </table:table-cell>
        </table:table-row>
        <table:table-row table:style-name="ro1">
          <table:table-cell office:value-type="float" office:value="1627192521.11443" calcext:value-type="float">
            <text:p>1627192521.11443</text:p>
          </table:table-cell>
          <table:table-cell office:value-type="float" office:value="19.062" calcext:value-type="float">
            <text:p>19.062</text:p>
          </table:table-cell>
          <table:table-cell office:value-type="float" office:value="66.3116" calcext:value-type="float">
            <text:p>66.3116</text:p>
          </table:table-cell>
        </table:table-row>
        <table:table-row table:style-name="ro1">
          <table:table-cell office:value-type="float" office:value="1627192531.99375" calcext:value-type="float">
            <text:p>1627192531.99375</text:p>
          </table:table-cell>
          <table:table-cell office:value-type="float" office:value="19.062" calcext:value-type="float">
            <text:p>19.062</text:p>
          </table:table-cell>
          <table:table-cell office:value-type="float" office:value="66.3116" calcext:value-type="float">
            <text:p>66.3116</text:p>
          </table:table-cell>
        </table:table-row>
        <table:table-row table:style-name="ro1">
          <table:table-cell office:value-type="float" office:value="1627192542.87449" calcext:value-type="float">
            <text:p>1627192542.87449</text:p>
          </table:table-cell>
          <table:table-cell office:value-type="float" office:value="19.062" calcext:value-type="float">
            <text:p>19.062</text:p>
          </table:table-cell>
          <table:table-cell office:value-type="float" office:value="66.3116" calcext:value-type="float">
            <text:p>66.3116</text:p>
          </table:table-cell>
        </table:table-row>
        <table:table-row table:style-name="ro1">
          <table:table-cell office:value-type="float" office:value="1627192553.75444" calcext:value-type="float">
            <text:p>1627192553.75444</text:p>
          </table:table-cell>
          <table:table-cell office:value-type="float" office:value="19.125" calcext:value-type="float">
            <text:p>19.125</text:p>
          </table:table-cell>
          <table:table-cell office:value-type="float" office:value="66.425" calcext:value-type="float">
            <text:p>66.425</text:p>
          </table:table-cell>
        </table:table-row>
        <table:table-row table:style-name="ro1">
          <table:table-cell office:value-type="float" office:value="1627192564.63376" calcext:value-type="float">
            <text:p>1627192564.63376</text:p>
          </table:table-cell>
          <table:table-cell office:value-type="float" office:value="19.125" calcext:value-type="float">
            <text:p>19.125</text:p>
          </table:table-cell>
          <table:table-cell office:value-type="float" office:value="66.425" calcext:value-type="float">
            <text:p>66.425</text:p>
          </table:table-cell>
        </table:table-row>
        <table:table-row table:style-name="ro1">
          <table:table-cell office:value-type="float" office:value="1627192575.51498" calcext:value-type="float">
            <text:p>1627192575.51498</text:p>
          </table:table-cell>
          <table:table-cell office:value-type="float" office:value="19.125" calcext:value-type="float">
            <text:p>19.125</text:p>
          </table:table-cell>
          <table:table-cell office:value-type="float" office:value="66.425" calcext:value-type="float">
            <text:p>66.425</text:p>
          </table:table-cell>
        </table:table-row>
        <table:table-row table:style-name="ro1">
          <table:table-cell office:value-type="float" office:value="1627192586.39379" calcext:value-type="float">
            <text:p>1627192586.39379</text:p>
          </table:table-cell>
          <table:table-cell office:value-type="float" office:value="19.125" calcext:value-type="float">
            <text:p>19.125</text:p>
          </table:table-cell>
          <table:table-cell office:value-type="float" office:value="66.425" calcext:value-type="float">
            <text:p>66.425</text:p>
          </table:table-cell>
        </table:table-row>
        <table:table-row table:style-name="ro1">
          <table:table-cell office:value-type="float" office:value="1627192597.2743" calcext:value-type="float">
            <text:p>1627192597.2743</text:p>
          </table:table-cell>
          <table:table-cell office:value-type="float" office:value="19.187" calcext:value-type="float">
            <text:p>19.187</text:p>
          </table:table-cell>
          <table:table-cell office:value-type="float" office:value="66.5366" calcext:value-type="float">
            <text:p>66.5366</text:p>
          </table:table-cell>
        </table:table-row>
        <table:table-row table:style-name="ro1">
          <table:table-cell office:value-type="float" office:value="1627192608.15448" calcext:value-type="float">
            <text:p>1627192608.15448</text:p>
          </table:table-cell>
          <table:table-cell office:value-type="float" office:value="19.187" calcext:value-type="float">
            <text:p>19.187</text:p>
          </table:table-cell>
          <table:table-cell office:value-type="float" office:value="66.5366" calcext:value-type="float">
            <text:p>66.5366</text:p>
          </table:table-cell>
        </table:table-row>
        <table:table-row table:style-name="ro1">
          <table:table-cell office:value-type="float" office:value="1627192619.0345" calcext:value-type="float">
            <text:p>1627192619.0345</text:p>
          </table:table-cell>
          <table:table-cell office:value-type="float" office:value="19.187" calcext:value-type="float">
            <text:p>19.187</text:p>
          </table:table-cell>
          <table:table-cell office:value-type="float" office:value="66.5366" calcext:value-type="float">
            <text:p>66.5366</text:p>
          </table:table-cell>
        </table:table-row>
        <table:table-row table:style-name="ro1">
          <table:table-cell office:value-type="float" office:value="1627192629.91464" calcext:value-type="float">
            <text:p>1627192629.91464</text:p>
          </table:table-cell>
          <table:table-cell office:value-type="float" office:value="19.187" calcext:value-type="float">
            <text:p>19.187</text:p>
          </table:table-cell>
          <table:table-cell office:value-type="float" office:value="66.5366" calcext:value-type="float">
            <text:p>66.5366</text:p>
          </table:table-cell>
        </table:table-row>
        <table:table-row table:style-name="ro1">
          <table:table-cell office:value-type="float" office:value="1627192640.79444" calcext:value-type="float">
            <text:p>1627192640.79444</text:p>
          </table:table-cell>
          <table:table-cell office:value-type="float" office:value="19.187" calcext:value-type="float">
            <text:p>19.187</text:p>
          </table:table-cell>
          <table:table-cell office:value-type="float" office:value="66.5366" calcext:value-type="float">
            <text:p>66.5366</text:p>
          </table:table-cell>
        </table:table-row>
        <table:table-row table:style-name="ro1">
          <table:table-cell office:value-type="float" office:value="1627192651.67443" calcext:value-type="float">
            <text:p>1627192651.67443</text:p>
          </table:table-cell>
          <table:table-cell office:value-type="float" office:value="19.25" calcext:value-type="float">
            <text:p>19.25</text:p>
          </table:table-cell>
          <table:table-cell office:value-type="float" office:value="66.65" calcext:value-type="float">
            <text:p>66.65</text:p>
          </table:table-cell>
        </table:table-row>
        <table:table-row table:style-name="ro1">
          <table:table-cell office:value-type="float" office:value="1627192662.55449" calcext:value-type="float">
            <text:p>1627192662.55449</text:p>
          </table:table-cell>
          <table:table-cell office:value-type="float" office:value="19.25" calcext:value-type="float">
            <text:p>19.25</text:p>
          </table:table-cell>
          <table:table-cell office:value-type="float" office:value="66.65" calcext:value-type="float">
            <text:p>66.65</text:p>
          </table:table-cell>
        </table:table-row>
        <table:table-row table:style-name="ro1">
          <table:table-cell office:value-type="float" office:value="1627192673.43425" calcext:value-type="float">
            <text:p>1627192673.43425</text:p>
          </table:table-cell>
          <table:table-cell office:value-type="float" office:value="19.25" calcext:value-type="float">
            <text:p>19.25</text:p>
          </table:table-cell>
          <table:table-cell office:value-type="float" office:value="66.65" calcext:value-type="float">
            <text:p>66.65</text:p>
          </table:table-cell>
        </table:table-row>
        <table:table-row table:style-name="ro1">
          <table:table-cell office:value-type="float" office:value="1627192684.31375" calcext:value-type="float">
            <text:p>1627192684.31375</text:p>
          </table:table-cell>
          <table:table-cell office:value-type="float" office:value="19.25" calcext:value-type="float">
            <text:p>19.25</text:p>
          </table:table-cell>
          <table:table-cell office:value-type="float" office:value="66.65" calcext:value-type="float">
            <text:p>66.65</text:p>
          </table:table-cell>
        </table:table-row>
        <table:table-row table:style-name="ro1">
          <table:table-cell office:value-type="float" office:value="1627192695.19449" calcext:value-type="float">
            <text:p>1627192695.19449</text:p>
          </table:table-cell>
          <table:table-cell office:value-type="float" office:value="19.312" calcext:value-type="float">
            <text:p>19.312</text:p>
          </table:table-cell>
          <table:table-cell office:value-type="float" office:value="66.7616" calcext:value-type="float">
            <text:p>66.7616</text:p>
          </table:table-cell>
        </table:table-row>
        <table:table-row table:style-name="ro1">
          <table:table-cell office:value-type="float" office:value="1627192706.07447" calcext:value-type="float">
            <text:p>1627192706.07447</text:p>
          </table:table-cell>
          <table:table-cell office:value-type="float" office:value="19.312" calcext:value-type="float">
            <text:p>19.312</text:p>
          </table:table-cell>
          <table:table-cell office:value-type="float" office:value="66.7616" calcext:value-type="float">
            <text:p>66.7616</text:p>
          </table:table-cell>
        </table:table-row>
        <table:table-row table:style-name="ro1">
          <table:table-cell office:value-type="float" office:value="1627192716.95445" calcext:value-type="float">
            <text:p>1627192716.95445</text:p>
          </table:table-cell>
          <table:table-cell office:value-type="float" office:value="19.312" calcext:value-type="float">
            <text:p>19.312</text:p>
          </table:table-cell>
          <table:table-cell office:value-type="float" office:value="66.7616" calcext:value-type="float">
            <text:p>66.7616</text:p>
          </table:table-cell>
        </table:table-row>
        <table:table-row table:style-name="ro1">
          <table:table-cell office:value-type="float" office:value="1627192727.83456" calcext:value-type="float">
            <text:p>1627192727.83456</text:p>
          </table:table-cell>
          <table:table-cell office:value-type="float" office:value="19.312" calcext:value-type="float">
            <text:p>19.312</text:p>
          </table:table-cell>
          <table:table-cell office:value-type="float" office:value="66.7616" calcext:value-type="float">
            <text:p>66.7616</text:p>
          </table:table-cell>
        </table:table-row>
        <table:table-row table:style-name="ro1">
          <table:table-cell office:value-type="float" office:value="1627192738.71456" calcext:value-type="float">
            <text:p>1627192738.71456</text:p>
          </table:table-cell>
          <table:table-cell office:value-type="float" office:value="19.312" calcext:value-type="float">
            <text:p>19.312</text:p>
          </table:table-cell>
          <table:table-cell office:value-type="float" office:value="66.7616" calcext:value-type="float">
            <text:p>66.7616</text:p>
          </table:table-cell>
        </table:table-row>
        <table:table-row table:style-name="ro1">
          <table:table-cell office:value-type="float" office:value="1627192749.59431" calcext:value-type="float">
            <text:p>1627192749.59431</text:p>
          </table:table-cell>
          <table:table-cell office:value-type="float" office:value="19.312" calcext:value-type="float">
            <text:p>19.312</text:p>
          </table:table-cell>
          <table:table-cell office:value-type="float" office:value="66.7616" calcext:value-type="float">
            <text:p>66.7616</text:p>
          </table:table-cell>
        </table:table-row>
        <table:table-row table:style-name="ro1">
          <table:table-cell office:value-type="float" office:value="1627192760.4745" calcext:value-type="float">
            <text:p>1627192760.4745</text:p>
          </table:table-cell>
          <table:table-cell office:value-type="float" office:value="19.312" calcext:value-type="float">
            <text:p>19.312</text:p>
          </table:table-cell>
          <table:table-cell office:value-type="float" office:value="66.7616" calcext:value-type="float">
            <text:p>66.7616</text:p>
          </table:table-cell>
        </table:table-row>
        <table:table-row table:style-name="ro1">
          <table:table-cell office:value-type="float" office:value="1627192771.3545" calcext:value-type="float">
            <text:p>1627192771.3545</text:p>
          </table:table-cell>
          <table:table-cell office:value-type="float" office:value="19.375" calcext:value-type="float">
            <text:p>19.375</text:p>
          </table:table-cell>
          <table:table-cell office:value-type="float" office:value="66.875" calcext:value-type="float">
            <text:p>66.875</text:p>
          </table:table-cell>
        </table:table-row>
        <table:table-row table:style-name="ro1">
          <table:table-cell office:value-type="float" office:value="1627192782.2343" calcext:value-type="float">
            <text:p>1627192782.2343</text:p>
          </table:table-cell>
          <table:table-cell office:value-type="float" office:value="19.375" calcext:value-type="float">
            <text:p>19.375</text:p>
          </table:table-cell>
          <table:table-cell office:value-type="float" office:value="66.875" calcext:value-type="float">
            <text:p>66.875</text:p>
          </table:table-cell>
        </table:table-row>
        <table:table-row table:style-name="ro1">
          <table:table-cell office:value-type="float" office:value="1627192793.11462" calcext:value-type="float">
            <text:p>1627192793.11462</text:p>
          </table:table-cell>
          <table:table-cell office:value-type="float" office:value="19.375" calcext:value-type="float">
            <text:p>19.375</text:p>
          </table:table-cell>
          <table:table-cell office:value-type="float" office:value="66.875" calcext:value-type="float">
            <text:p>66.875</text:p>
          </table:table-cell>
        </table:table-row>
        <table:table-row table:style-name="ro1">
          <table:table-cell office:value-type="float" office:value="1627192803.99444" calcext:value-type="float">
            <text:p>1627192803.99444</text:p>
          </table:table-cell>
          <table:table-cell office:value-type="float" office:value="19.375" calcext:value-type="float">
            <text:p>19.375</text:p>
          </table:table-cell>
          <table:table-cell office:value-type="float" office:value="66.875" calcext:value-type="float">
            <text:p>66.875</text:p>
          </table:table-cell>
        </table:table-row>
        <table:table-row table:style-name="ro1">
          <table:table-cell office:value-type="float" office:value="1627192814.87375" calcext:value-type="float">
            <text:p>1627192814.87375</text:p>
          </table:table-cell>
          <table:table-cell office:value-type="float" office:value="19.375" calcext:value-type="float">
            <text:p>19.375</text:p>
          </table:table-cell>
          <table:table-cell office:value-type="float" office:value="66.875" calcext:value-type="float">
            <text:p>66.875</text:p>
          </table:table-cell>
        </table:table-row>
        <table:table-row table:style-name="ro1">
          <table:table-cell office:value-type="float" office:value="1627192825.75449" calcext:value-type="float">
            <text:p>1627192825.75449</text:p>
          </table:table-cell>
          <table:table-cell office:value-type="float" office:value="19.437" calcext:value-type="float">
            <text:p>19.437</text:p>
          </table:table-cell>
          <table:table-cell office:value-type="float" office:value="66.9866" calcext:value-type="float">
            <text:p>66.9866</text:p>
          </table:table-cell>
        </table:table-row>
        <table:table-row table:style-name="ro1">
          <table:table-cell office:value-type="float" office:value="1627192836.6343" calcext:value-type="float">
            <text:p>1627192836.6343</text:p>
          </table:table-cell>
          <table:table-cell office:value-type="float" office:value="19.437" calcext:value-type="float">
            <text:p>19.437</text:p>
          </table:table-cell>
          <table:table-cell office:value-type="float" office:value="66.9866" calcext:value-type="float">
            <text:p>66.9866</text:p>
          </table:table-cell>
        </table:table-row>
        <table:table-row table:style-name="ro1">
          <table:table-cell office:value-type="float" office:value="1627192847.51387" calcext:value-type="float">
            <text:p>1627192847.51387</text:p>
          </table:table-cell>
          <table:table-cell office:value-type="float" office:value="19.437" calcext:value-type="float">
            <text:p>19.437</text:p>
          </table:table-cell>
          <table:table-cell office:value-type="float" office:value="66.9866" calcext:value-type="float">
            <text:p>66.9866</text:p>
          </table:table-cell>
        </table:table-row>
        <table:table-row table:style-name="ro1">
          <table:table-cell office:value-type="float" office:value="1627192858.39444" calcext:value-type="float">
            <text:p>1627192858.39444</text:p>
          </table:table-cell>
          <table:table-cell office:value-type="float" office:value="19.5" calcext:value-type="float">
            <text:p>19.5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1627192869.27444" calcext:value-type="float">
            <text:p>1627192869.27444</text:p>
          </table:table-cell>
          <table:table-cell office:value-type="float" office:value="19.437" calcext:value-type="float">
            <text:p>19.437</text:p>
          </table:table-cell>
          <table:table-cell office:value-type="float" office:value="66.9866" calcext:value-type="float">
            <text:p>66.9866</text:p>
          </table:table-cell>
        </table:table-row>
        <table:table-row table:style-name="ro1">
          <table:table-cell office:value-type="float" office:value="1627192880.1545" calcext:value-type="float">
            <text:p>1627192880.1545</text:p>
          </table:table-cell>
          <table:table-cell office:value-type="float" office:value="19.5" calcext:value-type="float">
            <text:p>19.5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1627192891.03444" calcext:value-type="float">
            <text:p>1627192891.03444</text:p>
          </table:table-cell>
          <table:table-cell office:value-type="float" office:value="19.5" calcext:value-type="float">
            <text:p>19.5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1627192901.91461" calcext:value-type="float">
            <text:p>1627192901.91461</text:p>
          </table:table-cell>
          <table:table-cell office:value-type="float" office:value="19.5" calcext:value-type="float">
            <text:p>19.5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1627192912.79429" calcext:value-type="float">
            <text:p>1627192912.79429</text:p>
          </table:table-cell>
          <table:table-cell office:value-type="float" office:value="19.5" calcext:value-type="float">
            <text:p>19.5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1627192923.67445" calcext:value-type="float">
            <text:p>1627192923.67445</text:p>
          </table:table-cell>
          <table:table-cell office:value-type="float" office:value="19.562" calcext:value-type="float">
            <text:p>19.562</text:p>
          </table:table-cell>
          <table:table-cell office:value-type="float" office:value="67.2116" calcext:value-type="float">
            <text:p>67.2116</text:p>
          </table:table-cell>
        </table:table-row>
        <table:table-row table:style-name="ro1">
          <table:table-cell office:value-type="float" office:value="1627192934.55391" calcext:value-type="float">
            <text:p>1627192934.55391</text:p>
          </table:table-cell>
          <table:table-cell office:value-type="float" office:value="19.562" calcext:value-type="float">
            <text:p>19.562</text:p>
          </table:table-cell>
          <table:table-cell office:value-type="float" office:value="67.2116" calcext:value-type="float">
            <text:p>67.2116</text:p>
          </table:table-cell>
        </table:table-row>
        <table:table-row table:style-name="ro1">
          <table:table-cell office:value-type="float" office:value="1627192945.43443" calcext:value-type="float">
            <text:p>1627192945.43443</text:p>
          </table:table-cell>
          <table:table-cell office:value-type="float" office:value="19.562" calcext:value-type="float">
            <text:p>19.562</text:p>
          </table:table-cell>
          <table:table-cell office:value-type="float" office:value="67.2116" calcext:value-type="float">
            <text:p>67.2116</text:p>
          </table:table-cell>
        </table:table-row>
        <table:table-row table:style-name="ro1">
          <table:table-cell office:value-type="float" office:value="1627192956.31456" calcext:value-type="float">
            <text:p>1627192956.31456</text:p>
          </table:table-cell>
          <table:table-cell office:value-type="float" office:value="19.562" calcext:value-type="float">
            <text:p>19.562</text:p>
          </table:table-cell>
          <table:table-cell office:value-type="float" office:value="67.2116" calcext:value-type="float">
            <text:p>67.2116</text:p>
          </table:table-cell>
        </table:table-row>
        <table:table-row table:style-name="ro1">
          <table:table-cell office:value-type="float" office:value="1627192967.19444" calcext:value-type="float">
            <text:p>1627192967.19444</text:p>
          </table:table-cell>
          <table:table-cell office:value-type="float" office:value="19.562" calcext:value-type="float">
            <text:p>19.562</text:p>
          </table:table-cell>
          <table:table-cell office:value-type="float" office:value="67.2116" calcext:value-type="float">
            <text:p>67.2116</text:p>
          </table:table-cell>
        </table:table-row>
        <table:table-row table:style-name="ro1">
          <table:table-cell office:value-type="float" office:value="1627192978.07444" calcext:value-type="float">
            <text:p>1627192978.07444</text:p>
          </table:table-cell>
          <table:table-cell office:value-type="float" office:value="19.562" calcext:value-type="float">
            <text:p>19.562</text:p>
          </table:table-cell>
          <table:table-cell office:value-type="float" office:value="67.2116" calcext:value-type="float">
            <text:p>67.2116</text:p>
          </table:table-cell>
        </table:table-row>
        <table:table-row table:style-name="ro1">
          <table:table-cell office:value-type="float" office:value="1627192988.9545" calcext:value-type="float">
            <text:p>1627192988.9545</text:p>
          </table:table-cell>
          <table:table-cell office:value-type="float" office:value="19.562" calcext:value-type="float">
            <text:p>19.562</text:p>
          </table:table-cell>
          <table:table-cell office:value-type="float" office:value="67.2116" calcext:value-type="float">
            <text:p>67.2116</text:p>
          </table:table-cell>
        </table:table-row>
        <table:table-row table:style-name="ro1">
          <table:table-cell office:value-type="float" office:value="1627192999.83451" calcext:value-type="float">
            <text:p>1627192999.83451</text:p>
          </table:table-cell>
          <table:table-cell office:value-type="float" office:value="19.625" calcext:value-type="float">
            <text:p>19.625</text:p>
          </table:table-cell>
          <table:table-cell office:value-type="float" office:value="67.325" calcext:value-type="float">
            <text:p>67.325</text:p>
          </table:table-cell>
        </table:table-row>
        <table:table-row table:style-name="ro1">
          <table:table-cell office:value-type="float" office:value="1627193010.7143" calcext:value-type="float">
            <text:p>1627193010.7143</text:p>
          </table:table-cell>
          <table:table-cell office:value-type="float" office:value="19.625" calcext:value-type="float">
            <text:p>19.625</text:p>
          </table:table-cell>
          <table:table-cell office:value-type="float" office:value="67.325" calcext:value-type="float">
            <text:p>67.325</text:p>
          </table:table-cell>
        </table:table-row>
        <table:table-row table:style-name="ro1">
          <table:table-cell office:value-type="float" office:value="1627193021.59443" calcext:value-type="float">
            <text:p>1627193021.59443</text:p>
          </table:table-cell>
          <table:table-cell office:value-type="float" office:value="19.625" calcext:value-type="float">
            <text:p>19.625</text:p>
          </table:table-cell>
          <table:table-cell office:value-type="float" office:value="67.325" calcext:value-type="float">
            <text:p>67.325</text:p>
          </table:table-cell>
        </table:table-row>
        <table:table-row table:style-name="ro1">
          <table:table-cell office:value-type="float" office:value="1627193032.47402" calcext:value-type="float">
            <text:p>1627193032.47402</text:p>
          </table:table-cell>
          <table:table-cell office:value-type="float" office:value="19.625" calcext:value-type="float">
            <text:p>19.625</text:p>
          </table:table-cell>
          <table:table-cell office:value-type="float" office:value="67.325" calcext:value-type="float">
            <text:p>67.325</text:p>
          </table:table-cell>
        </table:table-row>
        <table:table-row table:style-name="ro1">
          <table:table-cell office:value-type="float" office:value="1627193043.36449" calcext:value-type="float">
            <text:p>1627193043.36449</text:p>
          </table:table-cell>
          <table:table-cell office:value-type="float" office:value="19.625" calcext:value-type="float">
            <text:p>19.625</text:p>
          </table:table-cell>
          <table:table-cell office:value-type="float" office:value="67.325" calcext:value-type="float">
            <text:p>67.325</text:p>
          </table:table-cell>
        </table:table-row>
        <table:table-row table:style-name="ro1">
          <table:table-cell office:value-type="float" office:value="1627193054.23505" calcext:value-type="float">
            <text:p>1627193054.23505</text:p>
          </table:table-cell>
          <table:table-cell office:value-type="float" office:value="19.687" calcext:value-type="float">
            <text:p>19.687</text:p>
          </table:table-cell>
          <table:table-cell office:value-type="float" office:value="67.4366" calcext:value-type="float">
            <text:p>67.4366</text:p>
          </table:table-cell>
        </table:table-row>
        <table:table-row table:style-name="ro1">
          <table:table-cell office:value-type="float" office:value="1627193065.11438" calcext:value-type="float">
            <text:p>1627193065.11438</text:p>
          </table:table-cell>
          <table:table-cell office:value-type="float" office:value="19.687" calcext:value-type="float">
            <text:p>19.687</text:p>
          </table:table-cell>
          <table:table-cell office:value-type="float" office:value="67.4366" calcext:value-type="float">
            <text:p>67.4366</text:p>
          </table:table-cell>
        </table:table-row>
        <table:table-row table:style-name="ro1">
          <table:table-cell office:value-type="float" office:value="1627193076.03429" calcext:value-type="float">
            <text:p>1627193076.03429</text:p>
          </table:table-cell>
          <table:table-cell office:value-type="float" office:value="19.687" calcext:value-type="float">
            <text:p>19.687</text:p>
          </table:table-cell>
          <table:table-cell office:value-type="float" office:value="67.4366" calcext:value-type="float">
            <text:p>67.4366</text:p>
          </table:table-cell>
        </table:table-row>
        <table:table-row table:style-name="ro1">
          <table:table-cell office:value-type="float" office:value="1627193086.95449" calcext:value-type="float">
            <text:p>1627193086.95449</text:p>
          </table:table-cell>
          <table:table-cell office:value-type="float" office:value="19.687" calcext:value-type="float">
            <text:p>19.687</text:p>
          </table:table-cell>
          <table:table-cell office:value-type="float" office:value="67.4366" calcext:value-type="float">
            <text:p>67.4366</text:p>
          </table:table-cell>
        </table:table-row>
        <table:table-row table:style-name="ro1">
          <table:table-cell office:value-type="float" office:value="1627193097.83446" calcext:value-type="float">
            <text:p>1627193097.83446</text:p>
          </table:table-cell>
          <table:table-cell office:value-type="float" office:value="19.687" calcext:value-type="float">
            <text:p>19.687</text:p>
          </table:table-cell>
          <table:table-cell office:value-type="float" office:value="67.4366" calcext:value-type="float">
            <text:p>67.4366</text:p>
          </table:table-cell>
        </table:table-row>
        <table:table-row table:style-name="ro1">
          <table:table-cell office:value-type="float" office:value="1627193108.71458" calcext:value-type="float">
            <text:p>1627193108.71458</text:p>
          </table:table-cell>
          <table:table-cell office:value-type="float" office:value="19.687" calcext:value-type="float">
            <text:p>19.687</text:p>
          </table:table-cell>
          <table:table-cell office:value-type="float" office:value="67.4366" calcext:value-type="float">
            <text:p>67.4366</text:p>
          </table:table-cell>
        </table:table-row>
        <table:table-row table:style-name="ro1">
          <table:table-cell office:value-type="float" office:value="1627193119.59393" calcext:value-type="float">
            <text:p>1627193119.59393</text:p>
          </table:table-cell>
          <table:table-cell office:value-type="float" office:value="19.75" calcext:value-type="float">
            <text:p>19.75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1627193130.47443" calcext:value-type="float">
            <text:p>1627193130.47443</text:p>
          </table:table-cell>
          <table:table-cell office:value-type="float" office:value="19.75" calcext:value-type="float">
            <text:p>19.75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1627193141.3944" calcext:value-type="float">
            <text:p>1627193141.3944</text:p>
          </table:table-cell>
          <table:table-cell office:value-type="float" office:value="19.75" calcext:value-type="float">
            <text:p>19.75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1627193152.31445" calcext:value-type="float">
            <text:p>1627193152.31445</text:p>
          </table:table-cell>
          <table:table-cell office:value-type="float" office:value="19.75" calcext:value-type="float">
            <text:p>19.75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1627193163.19462" calcext:value-type="float">
            <text:p>1627193163.19462</text:p>
          </table:table-cell>
          <table:table-cell office:value-type="float" office:value="19.75" calcext:value-type="float">
            <text:p>19.75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1627193174.0738" calcext:value-type="float">
            <text:p>1627193174.0738</text:p>
          </table:table-cell>
          <table:table-cell office:value-type="float" office:value="19.812" calcext:value-type="float">
            <text:p>19.812</text:p>
          </table:table-cell>
          <table:table-cell office:value-type="float" office:value="67.6616" calcext:value-type="float">
            <text:p>67.6616</text:p>
          </table:table-cell>
        </table:table-row>
        <table:table-row table:style-name="ro1">
          <table:table-cell office:value-type="float" office:value="1627193184.95443" calcext:value-type="float">
            <text:p>1627193184.95443</text:p>
          </table:table-cell>
          <table:table-cell office:value-type="float" office:value="19.812" calcext:value-type="float">
            <text:p>19.812</text:p>
          </table:table-cell>
          <table:table-cell office:value-type="float" office:value="67.6616" calcext:value-type="float">
            <text:p>67.6616</text:p>
          </table:table-cell>
        </table:table-row>
        <table:table-row table:style-name="ro1">
          <table:table-cell office:value-type="float" office:value="1627193195.83445" calcext:value-type="float">
            <text:p>1627193195.83445</text:p>
          </table:table-cell>
          <table:table-cell office:value-type="float" office:value="19.812" calcext:value-type="float">
            <text:p>19.812</text:p>
          </table:table-cell>
          <table:table-cell office:value-type="float" office:value="67.6616" calcext:value-type="float">
            <text:p>67.6616</text:p>
          </table:table-cell>
        </table:table-row>
        <table:table-row table:style-name="ro1">
          <table:table-cell office:value-type="float" office:value="1627193206.71375" calcext:value-type="float">
            <text:p>1627193206.71375</text:p>
          </table:table-cell>
          <table:table-cell office:value-type="float" office:value="19.812" calcext:value-type="float">
            <text:p>19.812</text:p>
          </table:table-cell>
          <table:table-cell office:value-type="float" office:value="67.6616" calcext:value-type="float">
            <text:p>67.6616</text:p>
          </table:table-cell>
        </table:table-row>
        <table:table-row table:style-name="ro1">
          <table:table-cell office:value-type="float" office:value="1627193217.59434" calcext:value-type="float">
            <text:p>1627193217.59434</text:p>
          </table:table-cell>
          <table:table-cell office:value-type="float" office:value="19.812" calcext:value-type="float">
            <text:p>19.812</text:p>
          </table:table-cell>
          <table:table-cell office:value-type="float" office:value="67.6616" calcext:value-type="float">
            <text:p>67.6616</text:p>
          </table:table-cell>
        </table:table-row>
        <table:table-row table:style-name="ro1">
          <table:table-cell office:value-type="float" office:value="1627193228.47373" calcext:value-type="float">
            <text:p>1627193228.47373</text:p>
          </table:table-cell>
          <table:table-cell office:value-type="float" office:value="19.812" calcext:value-type="float">
            <text:p>19.812</text:p>
          </table:table-cell>
          <table:table-cell office:value-type="float" office:value="67.6616" calcext:value-type="float">
            <text:p>67.6616</text:p>
          </table:table-cell>
        </table:table-row>
        <table:table-row table:style-name="ro1">
          <table:table-cell office:value-type="float" office:value="1627193239.35442" calcext:value-type="float">
            <text:p>1627193239.35442</text:p>
          </table:table-cell>
          <table:table-cell office:value-type="float" office:value="19.812" calcext:value-type="float">
            <text:p>19.812</text:p>
          </table:table-cell>
          <table:table-cell office:value-type="float" office:value="67.6616" calcext:value-type="float">
            <text:p>67.6616</text:p>
          </table:table-cell>
        </table:table-row>
        <table:table-row table:style-name="ro1">
          <table:table-cell office:value-type="float" office:value="1627193250.23443" calcext:value-type="float">
            <text:p>1627193250.23443</text:p>
          </table:table-cell>
          <table:table-cell office:value-type="float" office:value="19.875" calcext:value-type="float">
            <text:p>19.875</text:p>
          </table:table-cell>
          <table:table-cell office:value-type="float" office:value="67.775" calcext:value-type="float">
            <text:p>67.775</text:p>
          </table:table-cell>
        </table:table-row>
        <table:table-row table:style-name="ro1">
          <table:table-cell office:value-type="float" office:value="1627193261.1543" calcext:value-type="float">
            <text:p>1627193261.1543</text:p>
          </table:table-cell>
          <table:table-cell office:value-type="float" office:value="19.812" calcext:value-type="float">
            <text:p>19.812</text:p>
          </table:table-cell>
          <table:table-cell office:value-type="float" office:value="67.6616" calcext:value-type="float">
            <text:p>67.6616</text:p>
          </table:table-cell>
        </table:table-row>
        <table:table-row table:style-name="ro1">
          <table:table-cell office:value-type="float" office:value="1627193272.07445" calcext:value-type="float">
            <text:p>1627193272.07445</text:p>
          </table:table-cell>
          <table:table-cell office:value-type="float" office:value="19.875" calcext:value-type="float">
            <text:p>19.875</text:p>
          </table:table-cell>
          <table:table-cell office:value-type="float" office:value="67.775" calcext:value-type="float">
            <text:p>67.775</text:p>
          </table:table-cell>
        </table:table-row>
        <table:table-row table:style-name="ro1">
          <table:table-cell office:value-type="float" office:value="1627193282.95377" calcext:value-type="float">
            <text:p>1627193282.95377</text:p>
          </table:table-cell>
          <table:table-cell office:value-type="float" office:value="19.875" calcext:value-type="float">
            <text:p>19.875</text:p>
          </table:table-cell>
          <table:table-cell office:value-type="float" office:value="67.775" calcext:value-type="float">
            <text:p>67.775</text:p>
          </table:table-cell>
        </table:table-row>
        <table:table-row table:style-name="ro1">
          <table:table-cell office:value-type="float" office:value="1627193293.8342" calcext:value-type="float">
            <text:p>1627193293.8342</text:p>
          </table:table-cell>
          <table:table-cell office:value-type="float" office:value="19.875" calcext:value-type="float">
            <text:p>19.875</text:p>
          </table:table-cell>
          <table:table-cell office:value-type="float" office:value="67.775" calcext:value-type="float">
            <text:p>67.775</text:p>
          </table:table-cell>
        </table:table-row>
        <table:table-row table:style-name="ro1">
          <table:table-cell office:value-type="float" office:value="1627193304.71373" calcext:value-type="float">
            <text:p>1627193304.71373</text:p>
          </table:table-cell>
          <table:table-cell office:value-type="float" office:value="19.875" calcext:value-type="float">
            <text:p>19.875</text:p>
          </table:table-cell>
          <table:table-cell office:value-type="float" office:value="67.775" calcext:value-type="float">
            <text:p>67.775</text:p>
          </table:table-cell>
        </table:table-row>
        <table:table-row table:style-name="ro1">
          <table:table-cell office:value-type="float" office:value="1627193315.59458" calcext:value-type="float">
            <text:p>1627193315.59458</text:p>
          </table:table-cell>
          <table:table-cell office:value-type="float" office:value="19.937" calcext:value-type="float">
            <text:p>19.937</text:p>
          </table:table-cell>
          <table:table-cell office:value-type="float" office:value="67.8866" calcext:value-type="float">
            <text:p>67.8866</text:p>
          </table:table-cell>
        </table:table-row>
        <table:table-row table:style-name="ro1">
          <table:table-cell office:value-type="float" office:value="1627193326.48375" calcext:value-type="float">
            <text:p>1627193326.48375</text:p>
          </table:table-cell>
          <table:table-cell office:value-type="float" office:value="19.937" calcext:value-type="float">
            <text:p>19.937</text:p>
          </table:table-cell>
          <table:table-cell office:value-type="float" office:value="67.8866" calcext:value-type="float">
            <text:p>67.8866</text:p>
          </table:table-cell>
        </table:table-row>
        <table:table-row table:style-name="ro1">
          <table:table-cell office:value-type="float" office:value="1627193337.35374" calcext:value-type="float">
            <text:p>1627193337.35374</text:p>
          </table:table-cell>
          <table:table-cell office:value-type="float" office:value="19.937" calcext:value-type="float">
            <text:p>19.937</text:p>
          </table:table-cell>
          <table:table-cell office:value-type="float" office:value="67.8866" calcext:value-type="float">
            <text:p>67.8866</text:p>
          </table:table-cell>
        </table:table-row>
        <table:table-row table:style-name="ro1">
          <table:table-cell office:value-type="float" office:value="1627193348.23449" calcext:value-type="float">
            <text:p>1627193348.23449</text:p>
          </table:table-cell>
          <table:table-cell office:value-type="float" office:value="19.937" calcext:value-type="float">
            <text:p>19.937</text:p>
          </table:table-cell>
          <table:table-cell office:value-type="float" office:value="67.8866" calcext:value-type="float">
            <text:p>67.8866</text:p>
          </table:table-cell>
        </table:table-row>
        <table:table-row table:style-name="ro1">
          <table:table-cell office:value-type="float" office:value="1627193359.11448" calcext:value-type="float">
            <text:p>1627193359.11448</text:p>
          </table:table-cell>
          <table:table-cell office:value-type="float" office:value="19.937" calcext:value-type="float">
            <text:p>19.937</text:p>
          </table:table-cell>
          <table:table-cell office:value-type="float" office:value="67.8866" calcext:value-type="float">
            <text:p>67.8866</text:p>
          </table:table-cell>
        </table:table-row>
        <table:table-row table:style-name="ro1">
          <table:table-cell office:value-type="float" office:value="1627193369.99449" calcext:value-type="float">
            <text:p>1627193369.9944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27193380.87422" calcext:value-type="float">
            <text:p>1627193380.87422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27193391.75374" calcext:value-type="float">
            <text:p>1627193391.7537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27193402.63444" calcext:value-type="float">
            <text:p>1627193402.6344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27193413.51442" calcext:value-type="float">
            <text:p>1627193413.51442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27193424.39372" calcext:value-type="float">
            <text:p>1627193424.39372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27193435.27444" calcext:value-type="float">
            <text:p>1627193435.27444</text:p>
          </table:table-cell>
          <table:table-cell office:value-type="float" office:value="20.062" calcext:value-type="float">
            <text:p>20.062</text:p>
          </table:table-cell>
          <table:table-cell office:value-type="float" office:value="68.1116" calcext:value-type="float">
            <text:p>68.1116</text:p>
          </table:table-cell>
        </table:table-row>
        <table:table-row table:style-name="ro1">
          <table:table-cell office:value-type="float" office:value="1627193446.15376" calcext:value-type="float">
            <text:p>1627193446.15376</text:p>
          </table:table-cell>
          <table:table-cell office:value-type="float" office:value="20.062" calcext:value-type="float">
            <text:p>20.062</text:p>
          </table:table-cell>
          <table:table-cell office:value-type="float" office:value="68.1116" calcext:value-type="float">
            <text:p>68.1116</text:p>
          </table:table-cell>
        </table:table-row>
        <table:table-row table:style-name="ro1">
          <table:table-cell office:value-type="float" office:value="1627193457.03431" calcext:value-type="float">
            <text:p>1627193457.03431</text:p>
          </table:table-cell>
          <table:table-cell office:value-type="float" office:value="20.062" calcext:value-type="float">
            <text:p>20.062</text:p>
          </table:table-cell>
          <table:table-cell office:value-type="float" office:value="68.1116" calcext:value-type="float">
            <text:p>68.1116</text:p>
          </table:table-cell>
        </table:table-row>
        <table:table-row table:style-name="ro1">
          <table:table-cell office:value-type="float" office:value="1627193467.9142" calcext:value-type="float">
            <text:p>1627193467.9142</text:p>
          </table:table-cell>
          <table:table-cell office:value-type="float" office:value="20.062" calcext:value-type="float">
            <text:p>20.062</text:p>
          </table:table-cell>
          <table:table-cell office:value-type="float" office:value="68.1116" calcext:value-type="float">
            <text:p>68.1116</text:p>
          </table:table-cell>
        </table:table-row>
        <table:table-row table:style-name="ro1">
          <table:table-cell office:value-type="float" office:value="1627193478.79444" calcext:value-type="float">
            <text:p>1627193478.79444</text:p>
          </table:table-cell>
          <table:table-cell office:value-type="float" office:value="20.062" calcext:value-type="float">
            <text:p>20.062</text:p>
          </table:table-cell>
          <table:table-cell office:value-type="float" office:value="68.1116" calcext:value-type="float">
            <text:p>68.1116</text:p>
          </table:table-cell>
        </table:table-row>
        <table:table-row table:style-name="ro1">
          <table:table-cell office:value-type="float" office:value="1627193489.67391" calcext:value-type="float">
            <text:p>1627193489.67391</text:p>
          </table:table-cell>
          <table:table-cell office:value-type="float" office:value="20.062" calcext:value-type="float">
            <text:p>20.062</text:p>
          </table:table-cell>
          <table:table-cell office:value-type="float" office:value="68.1116" calcext:value-type="float">
            <text:p>68.1116</text:p>
          </table:table-cell>
        </table:table-row>
        <table:table-row table:style-name="ro1">
          <table:table-cell office:value-type="float" office:value="1627193500.59461" calcext:value-type="float">
            <text:p>1627193500.59461</text:p>
          </table:table-cell>
          <table:table-cell office:value-type="float" office:value="20.125" calcext:value-type="float">
            <text:p>20.125</text:p>
          </table:table-cell>
          <table:table-cell office:value-type="float" office:value="68.225" calcext:value-type="float">
            <text:p>68.225</text:p>
          </table:table-cell>
        </table:table-row>
        <table:table-row table:style-name="ro1">
          <table:table-cell office:value-type="float" office:value="1627193511.51499" calcext:value-type="float">
            <text:p>1627193511.51499</text:p>
          </table:table-cell>
          <table:table-cell office:value-type="float" office:value="20.125" calcext:value-type="float">
            <text:p>20.125</text:p>
          </table:table-cell>
          <table:table-cell office:value-type="float" office:value="68.225" calcext:value-type="float">
            <text:p>68.225</text:p>
          </table:table-cell>
        </table:table-row>
        <table:table-row table:style-name="ro1">
          <table:table-cell office:value-type="float" office:value="1627193522.39431" calcext:value-type="float">
            <text:p>1627193522.39431</text:p>
          </table:table-cell>
          <table:table-cell office:value-type="float" office:value="20.125" calcext:value-type="float">
            <text:p>20.125</text:p>
          </table:table-cell>
          <table:table-cell office:value-type="float" office:value="68.225" calcext:value-type="float">
            <text:p>68.225</text:p>
          </table:table-cell>
        </table:table-row>
        <table:table-row table:style-name="ro1">
          <table:table-cell office:value-type="float" office:value="1627193533.27431" calcext:value-type="float">
            <text:p>1627193533.27431</text:p>
          </table:table-cell>
          <table:table-cell office:value-type="float" office:value="20.125" calcext:value-type="float">
            <text:p>20.125</text:p>
          </table:table-cell>
          <table:table-cell office:value-type="float" office:value="68.225" calcext:value-type="float">
            <text:p>68.225</text:p>
          </table:table-cell>
        </table:table-row>
        <table:table-row table:style-name="ro1">
          <table:table-cell office:value-type="float" office:value="1627193544.16401" calcext:value-type="float">
            <text:p>1627193544.16401</text:p>
          </table:table-cell>
          <table:table-cell office:value-type="float" office:value="20.125" calcext:value-type="float">
            <text:p>20.125</text:p>
          </table:table-cell>
          <table:table-cell office:value-type="float" office:value="68.225" calcext:value-type="float">
            <text:p>68.225</text:p>
          </table:table-cell>
        </table:table-row>
        <table:table-row table:style-name="ro1">
          <table:table-cell office:value-type="float" office:value="1627193555.03374" calcext:value-type="float">
            <text:p>1627193555.03374</text:p>
          </table:table-cell>
          <table:table-cell office:value-type="float" office:value="20.125" calcext:value-type="float">
            <text:p>20.125</text:p>
          </table:table-cell>
          <table:table-cell office:value-type="float" office:value="68.225" calcext:value-type="float">
            <text:p>68.225</text:p>
          </table:table-cell>
        </table:table-row>
        <table:table-row table:style-name="ro1">
          <table:table-cell office:value-type="float" office:value="1627193565.91449" calcext:value-type="float">
            <text:p>1627193565.914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68.225" calcext:value-type="float">
            <text:p>68.225</text:p>
          </table:table-cell>
        </table:table-row>
        <table:table-row table:style-name="ro1">
          <table:table-cell office:value-type="float" office:value="1627193576.79375" calcext:value-type="float">
            <text:p>1627193576.79375</text:p>
          </table:table-cell>
          <table:table-cell office:value-type="float" office:value="20.125" calcext:value-type="float">
            <text:p>20.125</text:p>
          </table:table-cell>
          <table:table-cell office:value-type="float" office:value="68.225" calcext:value-type="float">
            <text:p>68.225</text:p>
          </table:table-cell>
        </table:table-row>
        <table:table-row table:style-name="ro1">
          <table:table-cell office:value-type="float" office:value="1627193587.67449" calcext:value-type="float">
            <text:p>1627193587.67449</text:p>
          </table:table-cell>
          <table:table-cell office:value-type="float" office:value="20.187" calcext:value-type="float">
            <text:p>20.187</text:p>
          </table:table-cell>
          <table:table-cell office:value-type="float" office:value="68.3366" calcext:value-type="float">
            <text:p>68.3366</text:p>
          </table:table-cell>
        </table:table-row>
        <table:table-row table:style-name="ro1">
          <table:table-cell office:value-type="float" office:value="1627193598.55375" calcext:value-type="float">
            <text:p>1627193598.55375</text:p>
          </table:table-cell>
          <table:table-cell office:value-type="float" office:value="20.187" calcext:value-type="float">
            <text:p>20.187</text:p>
          </table:table-cell>
          <table:table-cell office:value-type="float" office:value="68.3366" calcext:value-type="float">
            <text:p>68.3366</text:p>
          </table:table-cell>
        </table:table-row>
        <table:table-row table:style-name="ro1">
          <table:table-cell office:value-type="float" office:value="1627193609.43445" calcext:value-type="float">
            <text:p>1627193609.43445</text:p>
          </table:table-cell>
          <table:table-cell office:value-type="float" office:value="20.187" calcext:value-type="float">
            <text:p>20.187</text:p>
          </table:table-cell>
          <table:table-cell office:value-type="float" office:value="68.3366" calcext:value-type="float">
            <text:p>68.3366</text:p>
          </table:table-cell>
        </table:table-row>
        <table:table-row table:style-name="ro1">
          <table:table-cell office:value-type="float" office:value="1627193620.31445" calcext:value-type="float">
            <text:p>1627193620.31445</text:p>
          </table:table-cell>
          <table:table-cell office:value-type="float" office:value="20.187" calcext:value-type="float">
            <text:p>20.187</text:p>
          </table:table-cell>
          <table:table-cell office:value-type="float" office:value="68.3366" calcext:value-type="float">
            <text:p>68.3366</text:p>
          </table:table-cell>
        </table:table-row>
        <table:table-row table:style-name="ro1">
          <table:table-cell office:value-type="float" office:value="1627193631.19444" calcext:value-type="float">
            <text:p>1627193631.19444</text:p>
          </table:table-cell>
          <table:table-cell office:value-type="float" office:value="20.187" calcext:value-type="float">
            <text:p>20.187</text:p>
          </table:table-cell>
          <table:table-cell office:value-type="float" office:value="68.3366" calcext:value-type="float">
            <text:p>68.3366</text:p>
          </table:table-cell>
        </table:table-row>
        <table:table-row table:style-name="ro1">
          <table:table-cell office:value-type="float" office:value="1627193642.07474" calcext:value-type="float">
            <text:p>1627193642.07474</text:p>
          </table:table-cell>
          <table:table-cell office:value-type="float" office:value="20.187" calcext:value-type="float">
            <text:p>20.187</text:p>
          </table:table-cell>
          <table:table-cell office:value-type="float" office:value="68.3366" calcext:value-type="float">
            <text:p>68.3366</text:p>
          </table:table-cell>
        </table:table-row>
        <table:table-row table:style-name="ro1">
          <table:table-cell office:value-type="float" office:value="1627193652.95376" calcext:value-type="float">
            <text:p>1627193652.95376</text:p>
          </table:table-cell>
          <table:table-cell office:value-type="float" office:value="20.187" calcext:value-type="float">
            <text:p>20.187</text:p>
          </table:table-cell>
          <table:table-cell office:value-type="float" office:value="68.3366" calcext:value-type="float">
            <text:p>68.3366</text:p>
          </table:table-cell>
        </table:table-row>
        <table:table-row table:style-name="ro1">
          <table:table-cell office:value-type="float" office:value="1627193663.83451" calcext:value-type="float">
            <text:p>1627193663.83451</text:p>
          </table:table-cell>
          <table:table-cell office:value-type="float" office:value="20.187" calcext:value-type="float">
            <text:p>20.187</text:p>
          </table:table-cell>
          <table:table-cell office:value-type="float" office:value="68.3366" calcext:value-type="float">
            <text:p>68.3366</text:p>
          </table:table-cell>
        </table:table-row>
        <table:table-row table:style-name="ro1">
          <table:table-cell office:value-type="float" office:value="1627193674.71377" calcext:value-type="float">
            <text:p>1627193674.71377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685.59445" calcext:value-type="float">
            <text:p>1627193685.59445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696.47444" calcext:value-type="float">
            <text:p>1627193696.47444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707.35437" calcext:value-type="float">
            <text:p>1627193707.35437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718.23444" calcext:value-type="float">
            <text:p>1627193718.23444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729.11444" calcext:value-type="float">
            <text:p>1627193729.11444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739.9945" calcext:value-type="float">
            <text:p>1627193739.9945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750.87444" calcext:value-type="float">
            <text:p>1627193750.87444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761.7545" calcext:value-type="float">
            <text:p>1627193761.7545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772.63448" calcext:value-type="float">
            <text:p>1627193772.63448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783.5145" calcext:value-type="float">
            <text:p>1627193783.5145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794.39379" calcext:value-type="float">
            <text:p>1627193794.39379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805.27444" calcext:value-type="float">
            <text:p>1627193805.27444</text:p>
          </table:table-cell>
          <table:table-cell office:value-type="float" office:value="20.25" calcext:value-type="float">
            <text:p>20.25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1627193816.15374" calcext:value-type="float">
            <text:p>1627193816.15374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827.03453" calcext:value-type="float">
            <text:p>1627193827.03453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837.91455" calcext:value-type="float">
            <text:p>1627193837.91455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848.79476" calcext:value-type="float">
            <text:p>1627193848.79476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859.67441" calcext:value-type="float">
            <text:p>1627193859.67441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870.55376" calcext:value-type="float">
            <text:p>1627193870.55376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881.4345" calcext:value-type="float">
            <text:p>1627193881.4345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892.36454" calcext:value-type="float">
            <text:p>1627193892.36454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903.27456" calcext:value-type="float">
            <text:p>1627193903.27456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914.15438" calcext:value-type="float">
            <text:p>1627193914.15438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925.03378" calcext:value-type="float">
            <text:p>1627193925.03378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935.91436" calcext:value-type="float">
            <text:p>1627193935.91436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  <table:table-row table:style-name="ro1">
          <table:table-cell office:value-type="float" office:value="1627193946.79457" calcext:value-type="float">
            <text:p>1627193946.79457</text:p>
          </table:table-cell>
          <table:table-cell office:value-type="float" office:value="20.312" calcext:value-type="float">
            <text:p>20.312</text:p>
          </table:table-cell>
          <table:table-cell office:value-type="float" office:value="68.5616" calcext:value-type="float">
            <text:p>68.5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5T02:25:43.559498192</dc:date>
    <meta:editing-duration>PT5M57S</meta:editing-duration>
    <meta:editing-cycles>1</meta:editing-cycles>
    <meta:document-statistic meta:table-count="1" meta:cell-count="1104" meta:object-count="1"/>
    <meta:generator>LibreOffice/6.1.5.2$Linux_ARM_EABI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8cm" svg:y="3.952cm" style:legend-expansion="high" chart:style-name="ch2"/>
        <chart:plot-area chart:style-name="ch3" table:cell-range-address="temps.A1:temps.C368" chart:data-source-has-labels="row" svg:x="0.32cm" svg:y="0.18cm" svg:width="13.778cm" svg:height="8.64cm">
          <chartooo:coordinate-region svg:x="1.246cm" svg:y="0.379cm" svg:width="11.9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s.B2:temps.B368" chart:label-cell-address="temps.B1:temps.B1" chart:class="chart:scatter">
            <chart:domain table:cell-range-address="temps.A2:temps.A368"/>
            <chart:data-point chart:repeated="367"/>
          </chart:series>
          <chart:series chart:style-name="ch7" chart:values-cell-range-address="temps.C2:temps.C368" chart:label-cell-address="temps.C1:temps.C1" chart:class="chart:scatter">
            <chart:data-point chart:repeated="3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</text:p>
                <draw:g>
                  <svg:desc>temps.B1:temps.B1</svg:desc>
                </draw:g>
              </table:table-cell>
              <table:table-cell office:value-type="string">
                <text:p>F</text:p>
                <draw:g>
                  <svg:desc>temps.C1:temp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7189963.40494">
                <text:p>1627189963.40494</text:p>
                <draw:g>
                  <svg:desc>temps.A2:temps.A368</svg:desc>
                </draw:g>
              </table:table-cell>
              <table:table-cell office:value-type="float" office:value="12.937">
                <text:p>12.937</text:p>
                <draw:g>
                  <svg:desc>temps.B2:temps.B368</svg:desc>
                </draw:g>
              </table:table-cell>
              <table:table-cell office:value-type="float" office:value="55.2866">
                <text:p>55.2866</text:p>
                <draw:g>
                  <svg:desc>temps.C2:temps.C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7189974.31494">
                <text:p>1627189974.31494</text:p>
              </table:table-cell>
              <table:table-cell office:value-type="float" office:value="12.062">
                <text:p>12.062</text:p>
              </table:table-cell>
              <table:table-cell office:value-type="float" office:value="53.7116">
                <text:p>53.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7189985.19464">
                <text:p>1627189985.19464</text:p>
              </table:table-cell>
              <table:table-cell office:value-type="float" office:value="11.875">
                <text:p>11.875</text:p>
              </table:table-cell>
              <table:table-cell office:value-type="float" office:value="53.375">
                <text:p>53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7189996.07427">
                <text:p>1627189996.07427</text:p>
              </table:table-cell>
              <table:table-cell office:value-type="float" office:value="12">
                <text:p>12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7190006.95853">
                <text:p>1627190006.95853</text:p>
              </table:table-cell>
              <table:table-cell office:value-type="float" office:value="12.25">
                <text:p>12.25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7190017.83461">
                <text:p>1627190017.83461</text:p>
              </table:table-cell>
              <table:table-cell office:value-type="float" office:value="12.375">
                <text:p>12.375</text:p>
              </table:table-cell>
              <table:table-cell office:value-type="float" office:value="54.275">
                <text:p>54.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7190028.71397">
                <text:p>1627190028.71397</text:p>
              </table:table-cell>
              <table:table-cell office:value-type="float" office:value="12.437">
                <text:p>12.437</text:p>
              </table:table-cell>
              <table:table-cell office:value-type="float" office:value="54.3866">
                <text:p>54.3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7190039.59461">
                <text:p>1627190039.59461</text:p>
              </table:table-cell>
              <table:table-cell office:value-type="float" office:value="12.375">
                <text:p>12.375</text:p>
              </table:table-cell>
              <table:table-cell office:value-type="float" office:value="54.275">
                <text:p>54.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7190050.47612">
                <text:p>1627190050.47612</text:p>
              </table:table-cell>
              <table:table-cell office:value-type="float" office:value="12.5">
                <text:p>12.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7190061.35608">
                <text:p>1627190061.35608</text:p>
              </table:table-cell>
              <table:table-cell office:value-type="float" office:value="12.562">
                <text:p>12.562</text:p>
              </table:table-cell>
              <table:table-cell office:value-type="float" office:value="54.6116">
                <text:p>54.6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7190072.23561">
                <text:p>1627190072.23561</text:p>
              </table:table-cell>
              <table:table-cell office:value-type="float" office:value="12.625">
                <text:p>12.625</text:p>
              </table:table-cell>
              <table:table-cell office:value-type="float" office:value="54.725">
                <text:p>54.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7190083.11406">
                <text:p>1627190083.11406</text:p>
              </table:table-cell>
              <table:table-cell office:value-type="float" office:value="12.687">
                <text:p>12.687</text:p>
              </table:table-cell>
              <table:table-cell office:value-type="float" office:value="54.8366">
                <text:p>54.8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7190093.99495">
                <text:p>1627190093.99495</text:p>
              </table:table-cell>
              <table:table-cell office:value-type="float" office:value="12.75">
                <text:p>12.75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7190104.87395">
                <text:p>1627190104.87395</text:p>
              </table:table-cell>
              <table:table-cell office:value-type="float" office:value="12.75">
                <text:p>12.75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7190115.75494">
                <text:p>1627190115.75494</text:p>
              </table:table-cell>
              <table:table-cell office:value-type="float" office:value="12.75">
                <text:p>12.75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27190126.67455">
                <text:p>1627190126.67455</text:p>
              </table:table-cell>
              <table:table-cell office:value-type="float" office:value="12.875">
                <text:p>12.875</text:p>
              </table:table-cell>
              <table:table-cell office:value-type="float" office:value="55.175">
                <text:p>55.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7190137.6045">
                <text:p>1627190137.6045</text:p>
              </table:table-cell>
              <table:table-cell office:value-type="float" office:value="12.937">
                <text:p>12.937</text:p>
              </table:table-cell>
              <table:table-cell office:value-type="float" office:value="55.2866">
                <text:p>55.2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7190148.47463">
                <text:p>1627190148.47463</text:p>
              </table:table-cell>
              <table:table-cell office:value-type="float" office:value="13.062">
                <text:p>13.062</text:p>
              </table:table-cell>
              <table:table-cell office:value-type="float" office:value="55.5116">
                <text:p>55.5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7190159.35528">
                <text:p>1627190159.35528</text:p>
              </table:table-cell>
              <table:table-cell office:value-type="float" office:value="13.125">
                <text:p>13.125</text:p>
              </table:table-cell>
              <table:table-cell office:value-type="float" office:value="55.625">
                <text:p>55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27190170.23463">
                <text:p>1627190170.23463</text:p>
              </table:table-cell>
              <table:table-cell office:value-type="float" office:value="13.125">
                <text:p>13.125</text:p>
              </table:table-cell>
              <table:table-cell office:value-type="float" office:value="55.625">
                <text:p>55.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27190181.11555">
                <text:p>1627190181.11555</text:p>
              </table:table-cell>
              <table:table-cell office:value-type="float" office:value="13.187">
                <text:p>13.187</text:p>
              </table:table-cell>
              <table:table-cell office:value-type="float" office:value="55.7366">
                <text:p>55.7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27190192.04487">
                <text:p>1627190192.04487</text:p>
              </table:table-cell>
              <table:table-cell office:value-type="float" office:value="13.25">
                <text:p>13.25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7190202.95456">
                <text:p>1627190202.95456</text:p>
              </table:table-cell>
              <table:table-cell office:value-type="float" office:value="13.25">
                <text:p>13.25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7190213.83539">
                <text:p>1627190213.83539</text:p>
              </table:table-cell>
              <table:table-cell office:value-type="float" office:value="13.312">
                <text:p>13.312</text:p>
              </table:table-cell>
              <table:table-cell office:value-type="float" office:value="55.9616">
                <text:p>55.9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7190224.71391">
                <text:p>1627190224.71391</text:p>
              </table:table-cell>
              <table:table-cell office:value-type="float" office:value="13.375">
                <text:p>13.375</text:p>
              </table:table-cell>
              <table:table-cell office:value-type="float" office:value="56.075">
                <text:p>56.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7190235.5952">
                <text:p>1627190235.5952</text:p>
              </table:table-cell>
              <table:table-cell office:value-type="float" office:value="13.437">
                <text:p>13.437</text:p>
              </table:table-cell>
              <table:table-cell office:value-type="float" office:value="56.1866">
                <text:p>56.1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7190246.47493">
                <text:p>1627190246.47493</text:p>
              </table:table-cell>
              <table:table-cell office:value-type="float" office:value="13.5">
                <text:p>13.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7190257.35393">
                <text:p>1627190257.35393</text:p>
              </table:table-cell>
              <table:table-cell office:value-type="float" office:value="13.5">
                <text:p>13.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7190268.23591">
                <text:p>1627190268.23591</text:p>
              </table:table-cell>
              <table:table-cell office:value-type="float" office:value="13.562">
                <text:p>13.562</text:p>
              </table:table-cell>
              <table:table-cell office:value-type="float" office:value="56.4116">
                <text:p>56.4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7190279.11585">
                <text:p>1627190279.11585</text:p>
              </table:table-cell>
              <table:table-cell office:value-type="float" office:value="13.625">
                <text:p>13.625</text:p>
              </table:table-cell>
              <table:table-cell office:value-type="float" office:value="56.525">
                <text:p>56.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7190289.99625">
                <text:p>1627190289.99625</text:p>
              </table:table-cell>
              <table:table-cell office:value-type="float" office:value="13.625">
                <text:p>13.625</text:p>
              </table:table-cell>
              <table:table-cell office:value-type="float" office:value="56.525">
                <text:p>56.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7190300.87504">
                <text:p>1627190300.87504</text:p>
              </table:table-cell>
              <table:table-cell office:value-type="float" office:value="13.687">
                <text:p>13.687</text:p>
              </table:table-cell>
              <table:table-cell office:value-type="float" office:value="56.6366">
                <text:p>56.6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7190311.75388">
                <text:p>1627190311.75388</text:p>
              </table:table-cell>
              <table:table-cell office:value-type="float" office:value="13.75">
                <text:p>13.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7190322.63447">
                <text:p>1627190322.63447</text:p>
              </table:table-cell>
              <table:table-cell office:value-type="float" office:value="13.812">
                <text:p>13.812</text:p>
              </table:table-cell>
              <table:table-cell office:value-type="float" office:value="56.8616">
                <text:p>56.8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27190333.51518">
                <text:p>1627190333.51518</text:p>
              </table:table-cell>
              <table:table-cell office:value-type="float" office:value="13.812">
                <text:p>13.812</text:p>
              </table:table-cell>
              <table:table-cell office:value-type="float" office:value="56.8616">
                <text:p>56.8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27190344.39389">
                <text:p>1627190344.39389</text:p>
              </table:table-cell>
              <table:table-cell office:value-type="float" office:value="13.875">
                <text:p>13.875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27190355.28448">
                <text:p>1627190355.28448</text:p>
              </table:table-cell>
              <table:table-cell office:value-type="float" office:value="13.937">
                <text:p>13.937</text:p>
              </table:table-cell>
              <table:table-cell office:value-type="float" office:value="57.0866">
                <text:p>57.0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7190366.19487">
                <text:p>1627190366.19487</text:p>
              </table:table-cell>
              <table:table-cell office:value-type="float" office:value="14">
                <text:p>1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7190377.1139">
                <text:p>1627190377.1139</text:p>
              </table:table-cell>
              <table:table-cell office:value-type="float" office:value="14.062">
                <text:p>14.062</text:p>
              </table:table-cell>
              <table:table-cell office:value-type="float" office:value="57.3116">
                <text:p>57.3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27190387.99466">
                <text:p>1627190387.99466</text:p>
              </table:table-cell>
              <table:table-cell office:value-type="float" office:value="14.062">
                <text:p>14.062</text:p>
              </table:table-cell>
              <table:table-cell office:value-type="float" office:value="57.3116">
                <text:p>57.3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7190398.87567">
                <text:p>1627190398.87567</text:p>
              </table:table-cell>
              <table:table-cell office:value-type="float" office:value="14.125">
                <text:p>14.125</text:p>
              </table:table-cell>
              <table:table-cell office:value-type="float" office:value="57.425">
                <text:p>57.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27190409.75432">
                <text:p>1627190409.75432</text:p>
              </table:table-cell>
              <table:table-cell office:value-type="float" office:value="14.187">
                <text:p>14.187</text:p>
              </table:table-cell>
              <table:table-cell office:value-type="float" office:value="57.5366">
                <text:p>57.53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27190420.64459">
                <text:p>1627190420.64459</text:p>
              </table:table-cell>
              <table:table-cell office:value-type="float" office:value="14.187">
                <text:p>14.187</text:p>
              </table:table-cell>
              <table:table-cell office:value-type="float" office:value="57.5366">
                <text:p>57.5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7190431.51494">
                <text:p>1627190431.51494</text:p>
              </table:table-cell>
              <table:table-cell office:value-type="float" office:value="14.25">
                <text:p>14.25</text:p>
              </table:table-cell>
              <table:table-cell office:value-type="float" office:value="57.65">
                <text:p>57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7190442.39624">
                <text:p>1627190442.39624</text:p>
              </table:table-cell>
              <table:table-cell office:value-type="float" office:value="14.25">
                <text:p>14.25</text:p>
              </table:table-cell>
              <table:table-cell office:value-type="float" office:value="57.65">
                <text:p>57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27190453.27546">
                <text:p>1627190453.27546</text:p>
              </table:table-cell>
              <table:table-cell office:value-type="float" office:value="14.312">
                <text:p>14.312</text:p>
              </table:table-cell>
              <table:table-cell office:value-type="float" office:value="57.7616">
                <text:p>57.7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7190464.16506">
                <text:p>1627190464.16506</text:p>
              </table:table-cell>
              <table:table-cell office:value-type="float" office:value="14.312">
                <text:p>14.312</text:p>
              </table:table-cell>
              <table:table-cell office:value-type="float" office:value="57.7616">
                <text:p>57.7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27190475.03479">
                <text:p>1627190475.03479</text:p>
              </table:table-cell>
              <table:table-cell office:value-type="float" office:value="14.375">
                <text:p>14.375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27190485.91425">
                <text:p>1627190485.91425</text:p>
              </table:table-cell>
              <table:table-cell office:value-type="float" office:value="14.437">
                <text:p>14.437</text:p>
              </table:table-cell>
              <table:table-cell office:value-type="float" office:value="57.9866">
                <text:p>57.9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27190496.7939">
                <text:p>1627190496.7939</text:p>
              </table:table-cell>
              <table:table-cell office:value-type="float" office:value="14.437">
                <text:p>14.437</text:p>
              </table:table-cell>
              <table:table-cell office:value-type="float" office:value="57.9866">
                <text:p>57.98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7190507.68476">
                <text:p>1627190507.68476</text:p>
              </table:table-cell>
              <table:table-cell office:value-type="float" office:value="14.5">
                <text:p>14.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27190518.55522">
                <text:p>1627190518.55522</text:p>
              </table:table-cell>
              <table:table-cell office:value-type="float" office:value="14.562">
                <text:p>14.562</text:p>
              </table:table-cell>
              <table:table-cell office:value-type="float" office:value="58.2116">
                <text:p>58.2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27190529.43605">
                <text:p>1627190529.43605</text:p>
              </table:table-cell>
              <table:table-cell office:value-type="float" office:value="14.562">
                <text:p>14.562</text:p>
              </table:table-cell>
              <table:table-cell office:value-type="float" office:value="58.2116">
                <text:p>58.2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7190540.36438">
                <text:p>1627190540.36438</text:p>
              </table:table-cell>
              <table:table-cell office:value-type="float" office:value="14.625">
                <text:p>14.625</text:p>
              </table:table-cell>
              <table:table-cell office:value-type="float" office:value="58.325">
                <text:p>58.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7190551.27397">
                <text:p>1627190551.27397</text:p>
              </table:table-cell>
              <table:table-cell office:value-type="float" office:value="14.687">
                <text:p>14.687</text:p>
              </table:table-cell>
              <table:table-cell office:value-type="float" office:value="58.4366">
                <text:p>58.4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27190562.15381">
                <text:p>1627190562.15381</text:p>
              </table:table-cell>
              <table:table-cell office:value-type="float" office:value="14.687">
                <text:p>14.687</text:p>
              </table:table-cell>
              <table:table-cell office:value-type="float" office:value="58.4366">
                <text:p>58.4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27190573.0372">
                <text:p>1627190573.0372</text:p>
              </table:table-cell>
              <table:table-cell office:value-type="float" office:value="14.75">
                <text:p>14.75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27190583.9555">
                <text:p>1627190583.9555</text:p>
              </table:table-cell>
              <table:table-cell office:value-type="float" office:value="14.75">
                <text:p>14.75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27190594.87406">
                <text:p>1627190594.87406</text:p>
              </table:table-cell>
              <table:table-cell office:value-type="float" office:value="14.812">
                <text:p>14.812</text:p>
              </table:table-cell>
              <table:table-cell office:value-type="float" office:value="58.6616">
                <text:p>58.6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27190605.75549">
                <text:p>1627190605.75549</text:p>
              </table:table-cell>
              <table:table-cell office:value-type="float" office:value="14.812">
                <text:p>14.812</text:p>
              </table:table-cell>
              <table:table-cell office:value-type="float" office:value="58.6616">
                <text:p>58.6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7190616.63394">
                <text:p>1627190616.63394</text:p>
              </table:table-cell>
              <table:table-cell office:value-type="float" office:value="14.875">
                <text:p>14.875</text:p>
              </table:table-cell>
              <table:table-cell office:value-type="float" office:value="58.775">
                <text:p>58.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7190627.51447">
                <text:p>1627190627.51447</text:p>
              </table:table-cell>
              <table:table-cell office:value-type="float" office:value="14.937">
                <text:p>14.937</text:p>
              </table:table-cell>
              <table:table-cell office:value-type="float" office:value="58.8866">
                <text:p>58.8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27190638.4447">
                <text:p>1627190638.4447</text:p>
              </table:table-cell>
              <table:table-cell office:value-type="float" office:value="14.937">
                <text:p>14.937</text:p>
              </table:table-cell>
              <table:table-cell office:value-type="float" office:value="58.8866">
                <text:p>58.88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7190649.36437">
                <text:p>1627190649.36437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7190660.2453">
                <text:p>1627190660.2453</text:p>
              </table:table-cell>
              <table:table-cell office:value-type="float" office:value="15.062">
                <text:p>15.062</text:p>
              </table:table-cell>
              <table:table-cell office:value-type="float" office:value="59.1116">
                <text:p>59.11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27190671.11559">
                <text:p>1627190671.11559</text:p>
              </table:table-cell>
              <table:table-cell office:value-type="float" office:value="15.062">
                <text:p>15.062</text:p>
              </table:table-cell>
              <table:table-cell office:value-type="float" office:value="59.1116">
                <text:p>59.1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7190682.04402">
                <text:p>1627190682.04402</text:p>
              </table:table-cell>
              <table:table-cell office:value-type="float" office:value="15.125">
                <text:p>15.125</text:p>
              </table:table-cell>
              <table:table-cell office:value-type="float" office:value="59.225">
                <text:p>59.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7190692.95443">
                <text:p>1627190692.95443</text:p>
              </table:table-cell>
              <table:table-cell office:value-type="float" office:value="15.125">
                <text:p>15.125</text:p>
              </table:table-cell>
              <table:table-cell office:value-type="float" office:value="59.225">
                <text:p>59.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27190703.83458">
                <text:p>1627190703.83458</text:p>
              </table:table-cell>
              <table:table-cell office:value-type="float" office:value="15.187">
                <text:p>15.187</text:p>
              </table:table-cell>
              <table:table-cell office:value-type="float" office:value="59.3366">
                <text:p>59.3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27190714.72416">
                <text:p>1627190714.72416</text:p>
              </table:table-cell>
              <table:table-cell office:value-type="float" office:value="15.187">
                <text:p>15.187</text:p>
              </table:table-cell>
              <table:table-cell office:value-type="float" office:value="59.3366">
                <text:p>59.33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27190725.59408">
                <text:p>1627190725.59408</text:p>
              </table:table-cell>
              <table:table-cell office:value-type="float" office:value="15.25">
                <text:p>15.25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7190736.47399">
                <text:p>1627190736.47399</text:p>
              </table:table-cell>
              <table:table-cell office:value-type="float" office:value="15.312">
                <text:p>15.312</text:p>
              </table:table-cell>
              <table:table-cell office:value-type="float" office:value="59.5616">
                <text:p>59.5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7190747.35451">
                <text:p>1627190747.35451</text:p>
              </table:table-cell>
              <table:table-cell office:value-type="float" office:value="15.312">
                <text:p>15.312</text:p>
              </table:table-cell>
              <table:table-cell office:value-type="float" office:value="59.5616">
                <text:p>59.56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7190758.23448">
                <text:p>1627190758.23448</text:p>
              </table:table-cell>
              <table:table-cell office:value-type="float" office:value="15.375">
                <text:p>15.375</text:p>
              </table:table-cell>
              <table:table-cell office:value-type="float" office:value="59.675">
                <text:p>59.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7190769.11474">
                <text:p>1627190769.11474</text:p>
              </table:table-cell>
              <table:table-cell office:value-type="float" office:value="15.375">
                <text:p>15.375</text:p>
              </table:table-cell>
              <table:table-cell office:value-type="float" office:value="59.675">
                <text:p>59.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27190779.99507">
                <text:p>1627190779.99507</text:p>
              </table:table-cell>
              <table:table-cell office:value-type="float" office:value="15.437">
                <text:p>15.437</text:p>
              </table:table-cell>
              <table:table-cell office:value-type="float" office:value="59.7866">
                <text:p>59.78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27190790.87472">
                <text:p>1627190790.87472</text:p>
              </table:table-cell>
              <table:table-cell office:value-type="float" office:value="15.437">
                <text:p>15.437</text:p>
              </table:table-cell>
              <table:table-cell office:value-type="float" office:value="59.7866">
                <text:p>59.78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27190801.76442">
                <text:p>1627190801.76442</text:p>
              </table:table-cell>
              <table:table-cell office:value-type="float" office:value="15.5">
                <text:p>15.5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27190812.68443">
                <text:p>1627190812.68443</text:p>
              </table:table-cell>
              <table:table-cell office:value-type="float" office:value="15.562">
                <text:p>15.562</text:p>
              </table:table-cell>
              <table:table-cell office:value-type="float" office:value="60.0116">
                <text:p>60.0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7190823.60471">
                <text:p>1627190823.60471</text:p>
              </table:table-cell>
              <table:table-cell office:value-type="float" office:value="15.562">
                <text:p>15.562</text:p>
              </table:table-cell>
              <table:table-cell office:value-type="float" office:value="60.0116">
                <text:p>60.0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7190834.52426">
                <text:p>1627190834.52426</text:p>
              </table:table-cell>
              <table:table-cell office:value-type="float" office:value="15.625">
                <text:p>15.625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7190845.43431">
                <text:p>1627190845.43431</text:p>
              </table:table-cell>
              <table:table-cell office:value-type="float" office:value="15.625">
                <text:p>15.625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7190856.32505">
                <text:p>1627190856.32505</text:p>
              </table:table-cell>
              <table:table-cell office:value-type="float" office:value="15.687">
                <text:p>15.687</text:p>
              </table:table-cell>
              <table:table-cell office:value-type="float" office:value="60.2366">
                <text:p>60.23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27190867.19377">
                <text:p>1627190867.19377</text:p>
              </table:table-cell>
              <table:table-cell office:value-type="float" office:value="15.687">
                <text:p>15.687</text:p>
              </table:table-cell>
              <table:table-cell office:value-type="float" office:value="60.2366">
                <text:p>60.23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27190878.09468">
                <text:p>1627190878.09468</text:p>
              </table:table-cell>
              <table:table-cell office:value-type="float" office:value="15.75">
                <text:p>15.75</text:p>
              </table:table-cell>
              <table:table-cell office:value-type="float" office:value="60.35">
                <text:p>60.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27190888.95594">
                <text:p>1627190888.95594</text:p>
              </table:table-cell>
              <table:table-cell office:value-type="float" office:value="15.75">
                <text:p>15.75</text:p>
              </table:table-cell>
              <table:table-cell office:value-type="float" office:value="60.35">
                <text:p>60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27190899.8345">
                <text:p>1627190899.8345</text:p>
              </table:table-cell>
              <table:table-cell office:value-type="float" office:value="15.812">
                <text:p>15.812</text:p>
              </table:table-cell>
              <table:table-cell office:value-type="float" office:value="60.4616">
                <text:p>60.4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27190910.72464">
                <text:p>1627190910.72464</text:p>
              </table:table-cell>
              <table:table-cell office:value-type="float" office:value="15.875">
                <text:p>15.875</text:p>
              </table:table-cell>
              <table:table-cell office:value-type="float" office:value="60.575">
                <text:p>60.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7190921.59538">
                <text:p>1627190921.59538</text:p>
              </table:table-cell>
              <table:table-cell office:value-type="float" office:value="15.875">
                <text:p>15.875</text:p>
              </table:table-cell>
              <table:table-cell office:value-type="float" office:value="60.575">
                <text:p>60.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27190932.47493">
                <text:p>1627190932.47493</text:p>
              </table:table-cell>
              <table:table-cell office:value-type="float" office:value="15.875">
                <text:p>15.875</text:p>
              </table:table-cell>
              <table:table-cell office:value-type="float" office:value="60.575">
                <text:p>60.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27190943.36502">
                <text:p>1627190943.36502</text:p>
              </table:table-cell>
              <table:table-cell office:value-type="float" office:value="15.937">
                <text:p>15.937</text:p>
              </table:table-cell>
              <table:table-cell office:value-type="float" office:value="60.6866">
                <text:p>60.6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27190954.23513">
                <text:p>1627190954.23513</text:p>
              </table:table-cell>
              <table:table-cell office:value-type="float" office:value="15.937">
                <text:p>15.937</text:p>
              </table:table-cell>
              <table:table-cell office:value-type="float" office:value="60.6866">
                <text:p>60.68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27190965.11447">
                <text:p>1627190965.11447</text:p>
              </table:table-cell>
              <table:table-cell office:value-type="float" office:value="16">
                <text:p>1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7190975.9947">
                <text:p>1627190975.9947</text:p>
              </table:table-cell>
              <table:table-cell office:value-type="float" office:value="16">
                <text:p>1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27190986.87432">
                <text:p>1627190986.87432</text:p>
              </table:table-cell>
              <table:table-cell office:value-type="float" office:value="16.062">
                <text:p>16.062</text:p>
              </table:table-cell>
              <table:table-cell office:value-type="float" office:value="60.9116">
                <text:p>60.9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27190997.75582">
                <text:p>1627190997.75582</text:p>
              </table:table-cell>
              <table:table-cell office:value-type="float" office:value="16.062">
                <text:p>16.062</text:p>
              </table:table-cell>
              <table:table-cell office:value-type="float" office:value="60.9116">
                <text:p>60.9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27191008.63382">
                <text:p>1627191008.63382</text:p>
              </table:table-cell>
              <table:table-cell office:value-type="float" office:value="16.125">
                <text:p>16.125</text:p>
              </table:table-cell>
              <table:table-cell office:value-type="float" office:value="61.025">
                <text:p>61.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27191019.52456">
                <text:p>1627191019.52456</text:p>
              </table:table-cell>
              <table:table-cell office:value-type="float" office:value="16.187">
                <text:p>16.187</text:p>
              </table:table-cell>
              <table:table-cell office:value-type="float" office:value="61.1366">
                <text:p>61.1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7191030.41532">
                <text:p>1627191030.41532</text:p>
              </table:table-cell>
              <table:table-cell office:value-type="float" office:value="16.187">
                <text:p>16.187</text:p>
              </table:table-cell>
              <table:table-cell office:value-type="float" office:value="61.1366">
                <text:p>61.1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27191041.31813">
                <text:p>1627191041.31813</text:p>
              </table:table-cell>
              <table:table-cell office:value-type="float" office:value="16.187">
                <text:p>16.187</text:p>
              </table:table-cell>
              <table:table-cell office:value-type="float" office:value="61.1366">
                <text:p>61.13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27191052.23454">
                <text:p>1627191052.23454</text:p>
              </table:table-cell>
              <table:table-cell office:value-type="float" office:value="16.25">
                <text:p>16.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27191063.11496">
                <text:p>1627191063.11496</text:p>
              </table:table-cell>
              <table:table-cell office:value-type="float" office:value="16.25">
                <text:p>16.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27191073.99451">
                <text:p>1627191073.99451</text:p>
              </table:table-cell>
              <table:table-cell office:value-type="float" office:value="16.312">
                <text:p>16.312</text:p>
              </table:table-cell>
              <table:table-cell office:value-type="float" office:value="61.3616">
                <text:p>61.36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27191084.87374">
                <text:p>1627191084.87374</text:p>
              </table:table-cell>
              <table:table-cell office:value-type="float" office:value="16.375">
                <text:p>16.375</text:p>
              </table:table-cell>
              <table:table-cell office:value-type="float" office:value="61.475">
                <text:p>61.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27191095.75444">
                <text:p>1627191095.75444</text:p>
              </table:table-cell>
              <table:table-cell office:value-type="float" office:value="16.375">
                <text:p>16.375</text:p>
              </table:table-cell>
              <table:table-cell office:value-type="float" office:value="61.475">
                <text:p>61.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27191106.64376">
                <text:p>1627191106.64376</text:p>
              </table:table-cell>
              <table:table-cell office:value-type="float" office:value="16.437">
                <text:p>16.437</text:p>
              </table:table-cell>
              <table:table-cell office:value-type="float" office:value="61.5866">
                <text:p>61.58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27191117.51451">
                <text:p>1627191117.51451</text:p>
              </table:table-cell>
              <table:table-cell office:value-type="float" office:value="16.437">
                <text:p>16.437</text:p>
              </table:table-cell>
              <table:table-cell office:value-type="float" office:value="61.5866">
                <text:p>61.58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27191128.39431">
                <text:p>1627191128.39431</text:p>
              </table:table-cell>
              <table:table-cell office:value-type="float" office:value="16.437">
                <text:p>16.437</text:p>
              </table:table-cell>
              <table:table-cell office:value-type="float" office:value="61.5866">
                <text:p>61.58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7191139.2745">
                <text:p>1627191139.2745</text:p>
              </table:table-cell>
              <table:table-cell office:value-type="float" office:value="16.5">
                <text:p>16.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7191150.15444">
                <text:p>1627191150.15444</text:p>
              </table:table-cell>
              <table:table-cell office:value-type="float" office:value="16.5">
                <text:p>16.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27191161.03466">
                <text:p>1627191161.03466</text:p>
              </table:table-cell>
              <table:table-cell office:value-type="float" office:value="16.562">
                <text:p>16.562</text:p>
              </table:table-cell>
              <table:table-cell office:value-type="float" office:value="61.8116">
                <text:p>61.81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27191171.91374">
                <text:p>1627191171.91374</text:p>
              </table:table-cell>
              <table:table-cell office:value-type="float" office:value="16.562">
                <text:p>16.562</text:p>
              </table:table-cell>
              <table:table-cell office:value-type="float" office:value="61.8116">
                <text:p>61.81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27191182.79449">
                <text:p>1627191182.79449</text:p>
              </table:table-cell>
              <table:table-cell office:value-type="float" office:value="16.625">
                <text:p>16.625</text:p>
              </table:table-cell>
              <table:table-cell office:value-type="float" office:value="61.925">
                <text:p>61.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7191193.67483">
                <text:p>1627191193.67483</text:p>
              </table:table-cell>
              <table:table-cell office:value-type="float" office:value="16.625">
                <text:p>16.625</text:p>
              </table:table-cell>
              <table:table-cell office:value-type="float" office:value="61.925">
                <text:p>61.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7191204.55375">
                <text:p>1627191204.55375</text:p>
              </table:table-cell>
              <table:table-cell office:value-type="float" office:value="16.687">
                <text:p>16.687</text:p>
              </table:table-cell>
              <table:table-cell office:value-type="float" office:value="62.0366">
                <text:p>62.03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27191215.43393">
                <text:p>1627191215.43393</text:p>
              </table:table-cell>
              <table:table-cell office:value-type="float" office:value="16.687">
                <text:p>16.687</text:p>
              </table:table-cell>
              <table:table-cell office:value-type="float" office:value="62.0366">
                <text:p>62.03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27191226.31379">
                <text:p>1627191226.31379</text:p>
              </table:table-cell>
              <table:table-cell office:value-type="float" office:value="16.75">
                <text:p>16.75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27191237.19448">
                <text:p>1627191237.19448</text:p>
              </table:table-cell>
              <table:table-cell office:value-type="float" office:value="16.75">
                <text:p>16.75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27191248.08445">
                <text:p>1627191248.08445</text:p>
              </table:table-cell>
              <table:table-cell office:value-type="float" office:value="16.75">
                <text:p>16.75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27191258.95483">
                <text:p>1627191258.95483</text:p>
              </table:table-cell>
              <table:table-cell office:value-type="float" office:value="16.812">
                <text:p>16.812</text:p>
              </table:table-cell>
              <table:table-cell office:value-type="float" office:value="62.2616">
                <text:p>62.2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27191269.83375">
                <text:p>1627191269.83375</text:p>
              </table:table-cell>
              <table:table-cell office:value-type="float" office:value="16.812">
                <text:p>16.812</text:p>
              </table:table-cell>
              <table:table-cell office:value-type="float" office:value="62.2616">
                <text:p>62.26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27191280.71444">
                <text:p>1627191280.71444</text:p>
              </table:table-cell>
              <table:table-cell office:value-type="float" office:value="16.875">
                <text:p>16.875</text:p>
              </table:table-cell>
              <table:table-cell office:value-type="float" office:value="62.375">
                <text:p>62.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7191291.59467">
                <text:p>1627191291.59467</text:p>
              </table:table-cell>
              <table:table-cell office:value-type="float" office:value="16.875">
                <text:p>16.875</text:p>
              </table:table-cell>
              <table:table-cell office:value-type="float" office:value="62.375">
                <text:p>62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27191302.47431">
                <text:p>1627191302.47431</text:p>
              </table:table-cell>
              <table:table-cell office:value-type="float" office:value="16.875">
                <text:p>16.875</text:p>
              </table:table-cell>
              <table:table-cell office:value-type="float" office:value="62.375">
                <text:p>62.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27191313.35381">
                <text:p>1627191313.35381</text:p>
              </table:table-cell>
              <table:table-cell office:value-type="float" office:value="16.937">
                <text:p>16.937</text:p>
              </table:table-cell>
              <table:table-cell office:value-type="float" office:value="62.4866">
                <text:p>62.48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27191324.23393">
                <text:p>1627191324.23393</text:p>
              </table:table-cell>
              <table:table-cell office:value-type="float" office:value="16.937">
                <text:p>16.937</text:p>
              </table:table-cell>
              <table:table-cell office:value-type="float" office:value="62.4866">
                <text:p>62.48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27191335.11419">
                <text:p>1627191335.11419</text:p>
              </table:table-cell>
              <table:table-cell office:value-type="float" office:value="17">
                <text:p>1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27191346.00457">
                <text:p>1627191346.00457</text:p>
              </table:table-cell>
              <table:table-cell office:value-type="float" office:value="17">
                <text:p>1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27191356.87446">
                <text:p>1627191356.87446</text:p>
              </table:table-cell>
              <table:table-cell office:value-type="float" office:value="17.062">
                <text:p>17.062</text:p>
              </table:table-cell>
              <table:table-cell office:value-type="float" office:value="62.7116">
                <text:p>62.71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27191367.75431">
                <text:p>1627191367.75431</text:p>
              </table:table-cell>
              <table:table-cell office:value-type="float" office:value="17.062">
                <text:p>17.062</text:p>
              </table:table-cell>
              <table:table-cell office:value-type="float" office:value="62.7116">
                <text:p>62.71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27191378.63423">
                <text:p>1627191378.63423</text:p>
              </table:table-cell>
              <table:table-cell office:value-type="float" office:value="17.062">
                <text:p>17.062</text:p>
              </table:table-cell>
              <table:table-cell office:value-type="float" office:value="62.7116">
                <text:p>62.7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27191389.51448">
                <text:p>1627191389.51448</text:p>
              </table:table-cell>
              <table:table-cell office:value-type="float" office:value="17.125">
                <text:p>17.125</text:p>
              </table:table-cell>
              <table:table-cell office:value-type="float" office:value="62.825">
                <text:p>62.8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27191400.39444">
                <text:p>1627191400.39444</text:p>
              </table:table-cell>
              <table:table-cell office:value-type="float" office:value="17.125">
                <text:p>17.125</text:p>
              </table:table-cell>
              <table:table-cell office:value-type="float" office:value="62.825">
                <text:p>62.8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27191411.27443">
                <text:p>1627191411.27443</text:p>
              </table:table-cell>
              <table:table-cell office:value-type="float" office:value="17.125">
                <text:p>17.125</text:p>
              </table:table-cell>
              <table:table-cell office:value-type="float" office:value="62.825">
                <text:p>62.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27191422.15398">
                <text:p>1627191422.15398</text:p>
              </table:table-cell>
              <table:table-cell office:value-type="float" office:value="17.187">
                <text:p>17.187</text:p>
              </table:table-cell>
              <table:table-cell office:value-type="float" office:value="62.9366">
                <text:p>62.93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27191433.07444">
                <text:p>1627191433.07444</text:p>
              </table:table-cell>
              <table:table-cell office:value-type="float" office:value="17.187">
                <text:p>17.187</text:p>
              </table:table-cell>
              <table:table-cell office:value-type="float" office:value="62.9366">
                <text:p>62.93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27191443.9945">
                <text:p>1627191443.9945</text:p>
              </table:table-cell>
              <table:table-cell office:value-type="float" office:value="17.25">
                <text:p>17.25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7191454.87376">
                <text:p>1627191454.87376</text:p>
              </table:table-cell>
              <table:table-cell office:value-type="float" office:value="17.25">
                <text:p>17.25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27191465.75443">
                <text:p>1627191465.75443</text:p>
              </table:table-cell>
              <table:table-cell office:value-type="float" office:value="17.25">
                <text:p>17.25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27191476.63408">
                <text:p>1627191476.63408</text:p>
              </table:table-cell>
              <table:table-cell office:value-type="float" office:value="17.312">
                <text:p>17.312</text:p>
              </table:table-cell>
              <table:table-cell office:value-type="float" office:value="63.1616">
                <text:p>63.16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27191487.51373">
                <text:p>1627191487.51373</text:p>
              </table:table-cell>
              <table:table-cell office:value-type="float" office:value="17.312">
                <text:p>17.312</text:p>
              </table:table-cell>
              <table:table-cell office:value-type="float" office:value="63.1616">
                <text:p>63.16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27191498.39444">
                <text:p>1627191498.39444</text:p>
              </table:table-cell>
              <table:table-cell office:value-type="float" office:value="17.312">
                <text:p>17.312</text:p>
              </table:table-cell>
              <table:table-cell office:value-type="float" office:value="63.1616">
                <text:p>63.1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7191509.27444">
                <text:p>1627191509.27444</text:p>
              </table:table-cell>
              <table:table-cell office:value-type="float" office:value="17.375">
                <text:p>17.375</text:p>
              </table:table-cell>
              <table:table-cell office:value-type="float" office:value="63.275">
                <text:p>63.2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27191520.1545">
                <text:p>1627191520.1545</text:p>
              </table:table-cell>
              <table:table-cell office:value-type="float" office:value="17.375">
                <text:p>17.375</text:p>
              </table:table-cell>
              <table:table-cell office:value-type="float" office:value="63.275">
                <text:p>63.2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27191531.03434">
                <text:p>1627191531.03434</text:p>
              </table:table-cell>
              <table:table-cell office:value-type="float" office:value="17.437">
                <text:p>17.437</text:p>
              </table:table-cell>
              <table:table-cell office:value-type="float" office:value="63.3866">
                <text:p>63.38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27191541.91431">
                <text:p>1627191541.91431</text:p>
              </table:table-cell>
              <table:table-cell office:value-type="float" office:value="17.437">
                <text:p>17.437</text:p>
              </table:table-cell>
              <table:table-cell office:value-type="float" office:value="63.3866">
                <text:p>63.38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7191552.79452">
                <text:p>1627191552.79452</text:p>
              </table:table-cell>
              <table:table-cell office:value-type="float" office:value="17.437">
                <text:p>17.437</text:p>
              </table:table-cell>
              <table:table-cell office:value-type="float" office:value="63.3866">
                <text:p>63.38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7191563.67451">
                <text:p>1627191563.67451</text:p>
              </table:table-cell>
              <table:table-cell office:value-type="float" office:value="17.5">
                <text:p>17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27191574.55376">
                <text:p>1627191574.55376</text:p>
              </table:table-cell>
              <table:table-cell office:value-type="float" office:value="17.5">
                <text:p>17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27191585.44439">
                <text:p>1627191585.44439</text:p>
              </table:table-cell>
              <table:table-cell office:value-type="float" office:value="17.5">
                <text:p>17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27191596.31452">
                <text:p>1627191596.31452</text:p>
              </table:table-cell>
              <table:table-cell office:value-type="float" office:value="17.562">
                <text:p>17.562</text:p>
              </table:table-cell>
              <table:table-cell office:value-type="float" office:value="63.6116">
                <text:p>63.6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27191607.19452">
                <text:p>1627191607.19452</text:p>
              </table:table-cell>
              <table:table-cell office:value-type="float" office:value="17.562">
                <text:p>17.562</text:p>
              </table:table-cell>
              <table:table-cell office:value-type="float" office:value="63.6116">
                <text:p>63.6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27191618.07445">
                <text:p>1627191618.07445</text:p>
              </table:table-cell>
              <table:table-cell office:value-type="float" office:value="17.625">
                <text:p>17.625</text:p>
              </table:table-cell>
              <table:table-cell office:value-type="float" office:value="63.725">
                <text:p>63.7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27191628.95449">
                <text:p>1627191628.95449</text:p>
              </table:table-cell>
              <table:table-cell office:value-type="float" office:value="17.625">
                <text:p>17.625</text:p>
              </table:table-cell>
              <table:table-cell office:value-type="float" office:value="63.725">
                <text:p>63.7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27191639.84403">
                <text:p>1627191639.84403</text:p>
              </table:table-cell>
              <table:table-cell office:value-type="float" office:value="17.625">
                <text:p>17.625</text:p>
              </table:table-cell>
              <table:table-cell office:value-type="float" office:value="63.725">
                <text:p>63.7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27191650.71444">
                <text:p>1627191650.71444</text:p>
              </table:table-cell>
              <table:table-cell office:value-type="float" office:value="17.625">
                <text:p>17.625</text:p>
              </table:table-cell>
              <table:table-cell office:value-type="float" office:value="63.725">
                <text:p>63.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27191661.5945">
                <text:p>1627191661.5945</text:p>
              </table:table-cell>
              <table:table-cell office:value-type="float" office:value="17.687">
                <text:p>17.687</text:p>
              </table:table-cell>
              <table:table-cell office:value-type="float" office:value="63.8366">
                <text:p>63.83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7191672.47444">
                <text:p>1627191672.47444</text:p>
              </table:table-cell>
              <table:table-cell office:value-type="float" office:value="17.687">
                <text:p>17.687</text:p>
              </table:table-cell>
              <table:table-cell office:value-type="float" office:value="63.8366">
                <text:p>63.83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7191683.3545">
                <text:p>1627191683.3545</text:p>
              </table:table-cell>
              <table:table-cell office:value-type="float" office:value="17.687">
                <text:p>17.687</text:p>
              </table:table-cell>
              <table:table-cell office:value-type="float" office:value="63.8366">
                <text:p>63.83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7191694.2345">
                <text:p>1627191694.2345</text:p>
              </table:table-cell>
              <table:table-cell office:value-type="float" office:value="17.75">
                <text:p>17.75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7191705.1145">
                <text:p>1627191705.1145</text:p>
              </table:table-cell>
              <table:table-cell office:value-type="float" office:value="17.75">
                <text:p>17.75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7191715.99453">
                <text:p>1627191715.99453</text:p>
              </table:table-cell>
              <table:table-cell office:value-type="float" office:value="17.75">
                <text:p>17.75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7191726.8745">
                <text:p>1627191726.8745</text:p>
              </table:table-cell>
              <table:table-cell office:value-type="float" office:value="17.812">
                <text:p>17.812</text:p>
              </table:table-cell>
              <table:table-cell office:value-type="float" office:value="64.0616">
                <text:p>64.06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7191737.75431">
                <text:p>1627191737.75431</text:p>
              </table:table-cell>
              <table:table-cell office:value-type="float" office:value="17.812">
                <text:p>17.812</text:p>
              </table:table-cell>
              <table:table-cell office:value-type="float" office:value="64.0616">
                <text:p>64.06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27191748.63479">
                <text:p>1627191748.63479</text:p>
              </table:table-cell>
              <table:table-cell office:value-type="float" office:value="17.812">
                <text:p>17.812</text:p>
              </table:table-cell>
              <table:table-cell office:value-type="float" office:value="64.0616">
                <text:p>64.0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27191759.51447">
                <text:p>1627191759.51447</text:p>
              </table:table-cell>
              <table:table-cell office:value-type="float" office:value="17.875">
                <text:p>17.875</text:p>
              </table:table-cell>
              <table:table-cell office:value-type="float" office:value="64.175">
                <text:p>64.1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27191770.39378">
                <text:p>1627191770.39378</text:p>
              </table:table-cell>
              <table:table-cell office:value-type="float" office:value="17.875">
                <text:p>17.875</text:p>
              </table:table-cell>
              <table:table-cell office:value-type="float" office:value="64.175">
                <text:p>64.1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27191781.27452">
                <text:p>1627191781.27452</text:p>
              </table:table-cell>
              <table:table-cell office:value-type="float" office:value="17.875">
                <text:p>17.875</text:p>
              </table:table-cell>
              <table:table-cell office:value-type="float" office:value="64.175">
                <text:p>64.1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27191792.15457">
                <text:p>1627191792.15457</text:p>
              </table:table-cell>
              <table:table-cell office:value-type="float" office:value="17.937">
                <text:p>17.937</text:p>
              </table:table-cell>
              <table:table-cell office:value-type="float" office:value="64.2866">
                <text:p>64.28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27191803.03452">
                <text:p>1627191803.03452</text:p>
              </table:table-cell>
              <table:table-cell office:value-type="float" office:value="17.937">
                <text:p>17.937</text:p>
              </table:table-cell>
              <table:table-cell office:value-type="float" office:value="64.2866">
                <text:p>64.28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27191813.91376">
                <text:p>1627191813.91376</text:p>
              </table:table-cell>
              <table:table-cell office:value-type="float" office:value="17.937">
                <text:p>17.937</text:p>
              </table:table-cell>
              <table:table-cell office:value-type="float" office:value="64.2866">
                <text:p>64.2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7191824.79495">
                <text:p>1627191824.79495</text:p>
              </table:table-cell>
              <table:table-cell office:value-type="float" office:value="18">
                <text:p>1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27191835.67437">
                <text:p>1627191835.67437</text:p>
              </table:table-cell>
              <table:table-cell office:value-type="float" office:value="18">
                <text:p>1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27191846.55466">
                <text:p>1627191846.55466</text:p>
              </table:table-cell>
              <table:table-cell office:value-type="float" office:value="18">
                <text:p>1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27191857.44439">
                <text:p>1627191857.44439</text:p>
              </table:table-cell>
              <table:table-cell office:value-type="float" office:value="18.062">
                <text:p>18.062</text:p>
              </table:table-cell>
              <table:table-cell office:value-type="float" office:value="64.5116">
                <text:p>64.51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27191868.31377">
                <text:p>1627191868.31377</text:p>
              </table:table-cell>
              <table:table-cell office:value-type="float" office:value="18.062">
                <text:p>18.062</text:p>
              </table:table-cell>
              <table:table-cell office:value-type="float" office:value="64.5116">
                <text:p>64.51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27191879.19377">
                <text:p>1627191879.19377</text:p>
              </table:table-cell>
              <table:table-cell office:value-type="float" office:value="18.062">
                <text:p>18.062</text:p>
              </table:table-cell>
              <table:table-cell office:value-type="float" office:value="64.5116">
                <text:p>64.51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27191890.0745">
                <text:p>1627191890.0745</text:p>
              </table:table-cell>
              <table:table-cell office:value-type="float" office:value="18.125">
                <text:p>18.125</text:p>
              </table:table-cell>
              <table:table-cell office:value-type="float" office:value="64.625">
                <text:p>64.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27191900.9545">
                <text:p>1627191900.9545</text:p>
              </table:table-cell>
              <table:table-cell office:value-type="float" office:value="18.125">
                <text:p>18.125</text:p>
              </table:table-cell>
              <table:table-cell office:value-type="float" office:value="64.625">
                <text:p>64.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27191911.83451">
                <text:p>1627191911.83451</text:p>
              </table:table-cell>
              <table:table-cell office:value-type="float" office:value="18.187">
                <text:p>18.187</text:p>
              </table:table-cell>
              <table:table-cell office:value-type="float" office:value="64.7366">
                <text:p>64.73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27191922.71485">
                <text:p>1627191922.71485</text:p>
              </table:table-cell>
              <table:table-cell office:value-type="float" office:value="18.187">
                <text:p>18.187</text:p>
              </table:table-cell>
              <table:table-cell office:value-type="float" office:value="64.7366">
                <text:p>64.73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27191933.59456">
                <text:p>1627191933.59456</text:p>
              </table:table-cell>
              <table:table-cell office:value-type="float" office:value="18.187">
                <text:p>18.187</text:p>
              </table:table-cell>
              <table:table-cell office:value-type="float" office:value="64.7366">
                <text:p>64.73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27191944.47382">
                <text:p>1627191944.47382</text:p>
              </table:table-cell>
              <table:table-cell office:value-type="float" office:value="18.187">
                <text:p>18.187</text:p>
              </table:table-cell>
              <table:table-cell office:value-type="float" office:value="64.7366">
                <text:p>64.73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27191955.35454">
                <text:p>1627191955.35454</text:p>
              </table:table-cell>
              <table:table-cell office:value-type="float" office:value="18.25">
                <text:p>18.25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27191966.23451">
                <text:p>1627191966.23451</text:p>
              </table:table-cell>
              <table:table-cell office:value-type="float" office:value="18.25">
                <text:p>18.25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27191977.11451">
                <text:p>1627191977.11451</text:p>
              </table:table-cell>
              <table:table-cell office:value-type="float" office:value="18.25">
                <text:p>18.25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27191987.99376">
                <text:p>1627191987.99376</text:p>
              </table:table-cell>
              <table:table-cell office:value-type="float" office:value="18.25">
                <text:p>18.25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27191998.87455">
                <text:p>1627191998.87455</text:p>
              </table:table-cell>
              <table:table-cell office:value-type="float" office:value="18.312">
                <text:p>18.312</text:p>
              </table:table-cell>
              <table:table-cell office:value-type="float" office:value="64.9616">
                <text:p>64.96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27192009.75445">
                <text:p>1627192009.75445</text:p>
              </table:table-cell>
              <table:table-cell office:value-type="float" office:value="18.312">
                <text:p>18.312</text:p>
              </table:table-cell>
              <table:table-cell office:value-type="float" office:value="64.9616">
                <text:p>64.96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27192020.63434">
                <text:p>1627192020.63434</text:p>
              </table:table-cell>
              <table:table-cell office:value-type="float" office:value="18.312">
                <text:p>18.312</text:p>
              </table:table-cell>
              <table:table-cell office:value-type="float" office:value="64.9616">
                <text:p>64.96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27192031.51452">
                <text:p>1627192031.51452</text:p>
              </table:table-cell>
              <table:table-cell office:value-type="float" office:value="18.312">
                <text:p>18.312</text:p>
              </table:table-cell>
              <table:table-cell office:value-type="float" office:value="64.9616">
                <text:p>64.96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27192042.39376">
                <text:p>1627192042.39376</text:p>
              </table:table-cell>
              <table:table-cell office:value-type="float" office:value="18.375">
                <text:p>18.375</text:p>
              </table:table-cell>
              <table:table-cell office:value-type="float" office:value="65.075">
                <text:p>65.0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27192053.2745">
                <text:p>1627192053.2745</text:p>
              </table:table-cell>
              <table:table-cell office:value-type="float" office:value="18.375">
                <text:p>18.375</text:p>
              </table:table-cell>
              <table:table-cell office:value-type="float" office:value="65.075">
                <text:p>65.0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27192064.15451">
                <text:p>1627192064.15451</text:p>
              </table:table-cell>
              <table:table-cell office:value-type="float" office:value="18.437">
                <text:p>18.437</text:p>
              </table:table-cell>
              <table:table-cell office:value-type="float" office:value="65.1866">
                <text:p>65.1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27192075.03377">
                <text:p>1627192075.03377</text:p>
              </table:table-cell>
              <table:table-cell office:value-type="float" office:value="18.437">
                <text:p>18.437</text:p>
              </table:table-cell>
              <table:table-cell office:value-type="float" office:value="65.1866">
                <text:p>65.18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27192085.91449">
                <text:p>1627192085.91449</text:p>
              </table:table-cell>
              <table:table-cell office:value-type="float" office:value="18.437">
                <text:p>18.437</text:p>
              </table:table-cell>
              <table:table-cell office:value-type="float" office:value="65.1866">
                <text:p>65.18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27192096.79377">
                <text:p>1627192096.79377</text:p>
              </table:table-cell>
              <table:table-cell office:value-type="float" office:value="18.437">
                <text:p>18.437</text:p>
              </table:table-cell>
              <table:table-cell office:value-type="float" office:value="65.1866">
                <text:p>65.18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27192107.67549">
                <text:p>1627192107.67549</text:p>
              </table:table-cell>
              <table:table-cell office:value-type="float" office:value="18.5">
                <text:p>18.5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27192118.55451">
                <text:p>1627192118.55451</text:p>
              </table:table-cell>
              <table:table-cell office:value-type="float" office:value="18.5">
                <text:p>18.5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27192129.43451">
                <text:p>1627192129.43451</text:p>
              </table:table-cell>
              <table:table-cell office:value-type="float" office:value="18.5">
                <text:p>18.5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27192140.31457">
                <text:p>1627192140.31457</text:p>
              </table:table-cell>
              <table:table-cell office:value-type="float" office:value="18.562">
                <text:p>18.562</text:p>
              </table:table-cell>
              <table:table-cell office:value-type="float" office:value="65.4116">
                <text:p>65.4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27192151.19458">
                <text:p>1627192151.19458</text:p>
              </table:table-cell>
              <table:table-cell office:value-type="float" office:value="18.562">
                <text:p>18.562</text:p>
              </table:table-cell>
              <table:table-cell office:value-type="float" office:value="65.4116">
                <text:p>65.4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27192162.07378">
                <text:p>1627192162.07378</text:p>
              </table:table-cell>
              <table:table-cell office:value-type="float" office:value="18.562">
                <text:p>18.562</text:p>
              </table:table-cell>
              <table:table-cell office:value-type="float" office:value="65.4116">
                <text:p>65.41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27192172.95454">
                <text:p>1627192172.95454</text:p>
              </table:table-cell>
              <table:table-cell office:value-type="float" office:value="18.562">
                <text:p>18.562</text:p>
              </table:table-cell>
              <table:table-cell office:value-type="float" office:value="65.4116">
                <text:p>65.41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27192183.83461">
                <text:p>1627192183.83461</text:p>
              </table:table-cell>
              <table:table-cell office:value-type="float" office:value="18.562">
                <text:p>18.562</text:p>
              </table:table-cell>
              <table:table-cell office:value-type="float" office:value="65.4116">
                <text:p>65.4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27192194.71376">
                <text:p>1627192194.71376</text:p>
              </table:table-cell>
              <table:table-cell office:value-type="float" office:value="18.625">
                <text:p>18.625</text:p>
              </table:table-cell>
              <table:table-cell office:value-type="float" office:value="65.525">
                <text:p>65.5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7192205.59477">
                <text:p>1627192205.59477</text:p>
              </table:table-cell>
              <table:table-cell office:value-type="float" office:value="18.625">
                <text:p>18.625</text:p>
              </table:table-cell>
              <table:table-cell office:value-type="float" office:value="65.525">
                <text:p>65.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27192216.4739">
                <text:p>1627192216.4739</text:p>
              </table:table-cell>
              <table:table-cell office:value-type="float" office:value="18.687">
                <text:p>18.687</text:p>
              </table:table-cell>
              <table:table-cell office:value-type="float" office:value="65.6366">
                <text:p>65.63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27192227.35456">
                <text:p>1627192227.35456</text:p>
              </table:table-cell>
              <table:table-cell office:value-type="float" office:value="18.687">
                <text:p>18.687</text:p>
              </table:table-cell>
              <table:table-cell office:value-type="float" office:value="65.6366">
                <text:p>65.63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27192238.23444">
                <text:p>1627192238.23444</text:p>
              </table:table-cell>
              <table:table-cell office:value-type="float" office:value="18.687">
                <text:p>18.687</text:p>
              </table:table-cell>
              <table:table-cell office:value-type="float" office:value="65.6366">
                <text:p>65.63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27192249.11455">
                <text:p>1627192249.11455</text:p>
              </table:table-cell>
              <table:table-cell office:value-type="float" office:value="18.687">
                <text:p>18.687</text:p>
              </table:table-cell>
              <table:table-cell office:value-type="float" office:value="65.6366">
                <text:p>65.63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27192259.99377">
                <text:p>1627192259.99377</text:p>
              </table:table-cell>
              <table:table-cell office:value-type="float" office:value="18.75">
                <text:p>18.75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27192270.87376">
                <text:p>1627192270.87376</text:p>
              </table:table-cell>
              <table:table-cell office:value-type="float" office:value="18.75">
                <text:p>18.75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27192281.75455">
                <text:p>1627192281.75455</text:p>
              </table:table-cell>
              <table:table-cell office:value-type="float" office:value="18.75">
                <text:p>18.75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27192292.6345">
                <text:p>1627192292.6345</text:p>
              </table:table-cell>
              <table:table-cell office:value-type="float" office:value="18.75">
                <text:p>18.75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27192303.51458">
                <text:p>1627192303.51458</text:p>
              </table:table-cell>
              <table:table-cell office:value-type="float" office:value="18.75">
                <text:p>18.75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27192314.39376">
                <text:p>1627192314.39376</text:p>
              </table:table-cell>
              <table:table-cell office:value-type="float" office:value="18.812">
                <text:p>18.812</text:p>
              </table:table-cell>
              <table:table-cell office:value-type="float" office:value="65.8616">
                <text:p>65.86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27192325.27457">
                <text:p>1627192325.27457</text:p>
              </table:table-cell>
              <table:table-cell office:value-type="float" office:value="18.812">
                <text:p>18.812</text:p>
              </table:table-cell>
              <table:table-cell office:value-type="float" office:value="65.8616">
                <text:p>65.86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27192336.15455">
                <text:p>1627192336.15455</text:p>
              </table:table-cell>
              <table:table-cell office:value-type="float" office:value="18.812">
                <text:p>18.812</text:p>
              </table:table-cell>
              <table:table-cell office:value-type="float" office:value="65.8616">
                <text:p>65.86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27192347.03429">
                <text:p>1627192347.03429</text:p>
              </table:table-cell>
              <table:table-cell office:value-type="float" office:value="18.875">
                <text:p>18.875</text:p>
              </table:table-cell>
              <table:table-cell office:value-type="float" office:value="65.975">
                <text:p>65.9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27192357.91452">
                <text:p>1627192357.91452</text:p>
              </table:table-cell>
              <table:table-cell office:value-type="float" office:value="18.875">
                <text:p>18.875</text:p>
              </table:table-cell>
              <table:table-cell office:value-type="float" office:value="65.975">
                <text:p>65.9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27192368.7945">
                <text:p>1627192368.7945</text:p>
              </table:table-cell>
              <table:table-cell office:value-type="float" office:value="18.875">
                <text:p>18.875</text:p>
              </table:table-cell>
              <table:table-cell office:value-type="float" office:value="65.975">
                <text:p>65.9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27192379.6846">
                <text:p>1627192379.6846</text:p>
              </table:table-cell>
              <table:table-cell office:value-type="float" office:value="18.875">
                <text:p>18.875</text:p>
              </table:table-cell>
              <table:table-cell office:value-type="float" office:value="65.975">
                <text:p>65.9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27192390.55443">
                <text:p>1627192390.55443</text:p>
              </table:table-cell>
              <table:table-cell office:value-type="float" office:value="18.937">
                <text:p>18.937</text:p>
              </table:table-cell>
              <table:table-cell office:value-type="float" office:value="66.0866">
                <text:p>66.08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27192401.43449">
                <text:p>1627192401.43449</text:p>
              </table:table-cell>
              <table:table-cell office:value-type="float" office:value="18.937">
                <text:p>18.937</text:p>
              </table:table-cell>
              <table:table-cell office:value-type="float" office:value="66.0866">
                <text:p>66.0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27192412.315">
                <text:p>1627192412.315</text:p>
              </table:table-cell>
              <table:table-cell office:value-type="float" office:value="18.937">
                <text:p>18.937</text:p>
              </table:table-cell>
              <table:table-cell office:value-type="float" office:value="66.0866">
                <text:p>66.08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27192423.19451">
                <text:p>1627192423.19451</text:p>
              </table:table-cell>
              <table:table-cell office:value-type="float" office:value="18.937">
                <text:p>18.937</text:p>
              </table:table-cell>
              <table:table-cell office:value-type="float" office:value="66.0866">
                <text:p>66.08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27192434.07429">
                <text:p>1627192434.07429</text:p>
              </table:table-cell>
              <table:table-cell office:value-type="float" office:value="18.937">
                <text:p>18.937</text:p>
              </table:table-cell>
              <table:table-cell office:value-type="float" office:value="66.0866">
                <text:p>66.08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27192444.95375">
                <text:p>1627192444.95375</text:p>
              </table:table-cell>
              <table:table-cell office:value-type="float" office:value="19">
                <text:p>1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27192455.83445">
                <text:p>1627192455.83445</text:p>
              </table:table-cell>
              <table:table-cell office:value-type="float" office:value="19">
                <text:p>1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27192466.71451">
                <text:p>1627192466.71451</text:p>
              </table:table-cell>
              <table:table-cell office:value-type="float" office:value="19">
                <text:p>1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7192477.59443">
                <text:p>1627192477.59443</text:p>
              </table:table-cell>
              <table:table-cell office:value-type="float" office:value="19.062">
                <text:p>19.062</text:p>
              </table:table-cell>
              <table:table-cell office:value-type="float" office:value="66.3116">
                <text:p>66.31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27192488.47444">
                <text:p>1627192488.47444</text:p>
              </table:table-cell>
              <table:table-cell office:value-type="float" office:value="19.062">
                <text:p>19.062</text:p>
              </table:table-cell>
              <table:table-cell office:value-type="float" office:value="66.3116">
                <text:p>66.3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27192499.35449">
                <text:p>1627192499.35449</text:p>
              </table:table-cell>
              <table:table-cell office:value-type="float" office:value="19.062">
                <text:p>19.062</text:p>
              </table:table-cell>
              <table:table-cell office:value-type="float" office:value="66.3116">
                <text:p>66.31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27192510.23449">
                <text:p>1627192510.23449</text:p>
              </table:table-cell>
              <table:table-cell office:value-type="float" office:value="19.062">
                <text:p>19.062</text:p>
              </table:table-cell>
              <table:table-cell office:value-type="float" office:value="66.3116">
                <text:p>66.31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27192521.11443">
                <text:p>1627192521.11443</text:p>
              </table:table-cell>
              <table:table-cell office:value-type="float" office:value="19.062">
                <text:p>19.062</text:p>
              </table:table-cell>
              <table:table-cell office:value-type="float" office:value="66.3116">
                <text:p>66.3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27192531.99375">
                <text:p>1627192531.99375</text:p>
              </table:table-cell>
              <table:table-cell office:value-type="float" office:value="19.062">
                <text:p>19.062</text:p>
              </table:table-cell>
              <table:table-cell office:value-type="float" office:value="66.3116">
                <text:p>66.3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27192542.87449">
                <text:p>1627192542.87449</text:p>
              </table:table-cell>
              <table:table-cell office:value-type="float" office:value="19.062">
                <text:p>19.062</text:p>
              </table:table-cell>
              <table:table-cell office:value-type="float" office:value="66.3116">
                <text:p>66.31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27192553.75444">
                <text:p>1627192553.75444</text:p>
              </table:table-cell>
              <table:table-cell office:value-type="float" office:value="19.125">
                <text:p>19.125</text:p>
              </table:table-cell>
              <table:table-cell office:value-type="float" office:value="66.425">
                <text:p>66.4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27192564.63376">
                <text:p>1627192564.63376</text:p>
              </table:table-cell>
              <table:table-cell office:value-type="float" office:value="19.125">
                <text:p>19.125</text:p>
              </table:table-cell>
              <table:table-cell office:value-type="float" office:value="66.425">
                <text:p>66.4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27192575.51498">
                <text:p>1627192575.51498</text:p>
              </table:table-cell>
              <table:table-cell office:value-type="float" office:value="19.125">
                <text:p>19.125</text:p>
              </table:table-cell>
              <table:table-cell office:value-type="float" office:value="66.425">
                <text:p>66.4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27192586.39379">
                <text:p>1627192586.39379</text:p>
              </table:table-cell>
              <table:table-cell office:value-type="float" office:value="19.125">
                <text:p>19.125</text:p>
              </table:table-cell>
              <table:table-cell office:value-type="float" office:value="66.425">
                <text:p>66.4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27192597.2743">
                <text:p>1627192597.2743</text:p>
              </table:table-cell>
              <table:table-cell office:value-type="float" office:value="19.187">
                <text:p>19.187</text:p>
              </table:table-cell>
              <table:table-cell office:value-type="float" office:value="66.5366">
                <text:p>66.53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27192608.15448">
                <text:p>1627192608.15448</text:p>
              </table:table-cell>
              <table:table-cell office:value-type="float" office:value="19.187">
                <text:p>19.187</text:p>
              </table:table-cell>
              <table:table-cell office:value-type="float" office:value="66.5366">
                <text:p>66.53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27192619.0345">
                <text:p>1627192619.0345</text:p>
              </table:table-cell>
              <table:table-cell office:value-type="float" office:value="19.187">
                <text:p>19.187</text:p>
              </table:table-cell>
              <table:table-cell office:value-type="float" office:value="66.5366">
                <text:p>66.53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27192629.91464">
                <text:p>1627192629.91464</text:p>
              </table:table-cell>
              <table:table-cell office:value-type="float" office:value="19.187">
                <text:p>19.187</text:p>
              </table:table-cell>
              <table:table-cell office:value-type="float" office:value="66.5366">
                <text:p>66.53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27192640.79444">
                <text:p>1627192640.79444</text:p>
              </table:table-cell>
              <table:table-cell office:value-type="float" office:value="19.187">
                <text:p>19.187</text:p>
              </table:table-cell>
              <table:table-cell office:value-type="float" office:value="66.5366">
                <text:p>66.53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27192651.67443">
                <text:p>1627192651.67443</text:p>
              </table:table-cell>
              <table:table-cell office:value-type="float" office:value="19.25">
                <text:p>19.25</text:p>
              </table:table-cell>
              <table:table-cell office:value-type="float" office:value="66.65">
                <text:p>66.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27192662.55449">
                <text:p>1627192662.55449</text:p>
              </table:table-cell>
              <table:table-cell office:value-type="float" office:value="19.25">
                <text:p>19.25</text:p>
              </table:table-cell>
              <table:table-cell office:value-type="float" office:value="66.65">
                <text:p>66.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27192673.43425">
                <text:p>1627192673.43425</text:p>
              </table:table-cell>
              <table:table-cell office:value-type="float" office:value="19.25">
                <text:p>19.25</text:p>
              </table:table-cell>
              <table:table-cell office:value-type="float" office:value="66.65">
                <text:p>66.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27192684.31375">
                <text:p>1627192684.31375</text:p>
              </table:table-cell>
              <table:table-cell office:value-type="float" office:value="19.25">
                <text:p>19.25</text:p>
              </table:table-cell>
              <table:table-cell office:value-type="float" office:value="66.65">
                <text:p>66.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27192695.19449">
                <text:p>1627192695.19449</text:p>
              </table:table-cell>
              <table:table-cell office:value-type="float" office:value="19.312">
                <text:p>19.312</text:p>
              </table:table-cell>
              <table:table-cell office:value-type="float" office:value="66.7616">
                <text:p>66.76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27192706.07447">
                <text:p>1627192706.07447</text:p>
              </table:table-cell>
              <table:table-cell office:value-type="float" office:value="19.312">
                <text:p>19.312</text:p>
              </table:table-cell>
              <table:table-cell office:value-type="float" office:value="66.7616">
                <text:p>66.76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27192716.95445">
                <text:p>1627192716.95445</text:p>
              </table:table-cell>
              <table:table-cell office:value-type="float" office:value="19.312">
                <text:p>19.312</text:p>
              </table:table-cell>
              <table:table-cell office:value-type="float" office:value="66.7616">
                <text:p>66.76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27192727.83456">
                <text:p>1627192727.83456</text:p>
              </table:table-cell>
              <table:table-cell office:value-type="float" office:value="19.312">
                <text:p>19.312</text:p>
              </table:table-cell>
              <table:table-cell office:value-type="float" office:value="66.7616">
                <text:p>66.76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27192738.71456">
                <text:p>1627192738.71456</text:p>
              </table:table-cell>
              <table:table-cell office:value-type="float" office:value="19.312">
                <text:p>19.312</text:p>
              </table:table-cell>
              <table:table-cell office:value-type="float" office:value="66.7616">
                <text:p>66.76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27192749.59431">
                <text:p>1627192749.59431</text:p>
              </table:table-cell>
              <table:table-cell office:value-type="float" office:value="19.312">
                <text:p>19.312</text:p>
              </table:table-cell>
              <table:table-cell office:value-type="float" office:value="66.7616">
                <text:p>66.76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27192760.4745">
                <text:p>1627192760.4745</text:p>
              </table:table-cell>
              <table:table-cell office:value-type="float" office:value="19.312">
                <text:p>19.312</text:p>
              </table:table-cell>
              <table:table-cell office:value-type="float" office:value="66.7616">
                <text:p>66.76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27192771.3545">
                <text:p>1627192771.3545</text:p>
              </table:table-cell>
              <table:table-cell office:value-type="float" office:value="19.375">
                <text:p>19.375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27192782.2343">
                <text:p>1627192782.2343</text:p>
              </table:table-cell>
              <table:table-cell office:value-type="float" office:value="19.375">
                <text:p>19.375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27192793.11462">
                <text:p>1627192793.11462</text:p>
              </table:table-cell>
              <table:table-cell office:value-type="float" office:value="19.375">
                <text:p>19.375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27192803.99444">
                <text:p>1627192803.99444</text:p>
              </table:table-cell>
              <table:table-cell office:value-type="float" office:value="19.375">
                <text:p>19.375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27192814.87375">
                <text:p>1627192814.87375</text:p>
              </table:table-cell>
              <table:table-cell office:value-type="float" office:value="19.375">
                <text:p>19.375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27192825.75449">
                <text:p>1627192825.75449</text:p>
              </table:table-cell>
              <table:table-cell office:value-type="float" office:value="19.437">
                <text:p>19.437</text:p>
              </table:table-cell>
              <table:table-cell office:value-type="float" office:value="66.9866">
                <text:p>66.98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27192836.6343">
                <text:p>1627192836.6343</text:p>
              </table:table-cell>
              <table:table-cell office:value-type="float" office:value="19.437">
                <text:p>19.437</text:p>
              </table:table-cell>
              <table:table-cell office:value-type="float" office:value="66.9866">
                <text:p>66.98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27192847.51387">
                <text:p>1627192847.51387</text:p>
              </table:table-cell>
              <table:table-cell office:value-type="float" office:value="19.437">
                <text:p>19.437</text:p>
              </table:table-cell>
              <table:table-cell office:value-type="float" office:value="66.9866">
                <text:p>66.98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27192858.39444">
                <text:p>1627192858.39444</text:p>
              </table:table-cell>
              <table:table-cell office:value-type="float" office:value="19.5">
                <text:p>19.5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27192869.27444">
                <text:p>1627192869.27444</text:p>
              </table:table-cell>
              <table:table-cell office:value-type="float" office:value="19.437">
                <text:p>19.437</text:p>
              </table:table-cell>
              <table:table-cell office:value-type="float" office:value="66.9866">
                <text:p>66.98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27192880.1545">
                <text:p>1627192880.1545</text:p>
              </table:table-cell>
              <table:table-cell office:value-type="float" office:value="19.5">
                <text:p>19.5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27192891.03444">
                <text:p>1627192891.03444</text:p>
              </table:table-cell>
              <table:table-cell office:value-type="float" office:value="19.5">
                <text:p>19.5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27192901.91461">
                <text:p>1627192901.91461</text:p>
              </table:table-cell>
              <table:table-cell office:value-type="float" office:value="19.5">
                <text:p>19.5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27192912.79429">
                <text:p>1627192912.79429</text:p>
              </table:table-cell>
              <table:table-cell office:value-type="float" office:value="19.5">
                <text:p>19.5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27192923.67445">
                <text:p>1627192923.67445</text:p>
              </table:table-cell>
              <table:table-cell office:value-type="float" office:value="19.562">
                <text:p>19.562</text:p>
              </table:table-cell>
              <table:table-cell office:value-type="float" office:value="67.2116">
                <text:p>67.21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7192934.55391">
                <text:p>1627192934.55391</text:p>
              </table:table-cell>
              <table:table-cell office:value-type="float" office:value="19.562">
                <text:p>19.562</text:p>
              </table:table-cell>
              <table:table-cell office:value-type="float" office:value="67.2116">
                <text:p>67.21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27192945.43443">
                <text:p>1627192945.43443</text:p>
              </table:table-cell>
              <table:table-cell office:value-type="float" office:value="19.562">
                <text:p>19.562</text:p>
              </table:table-cell>
              <table:table-cell office:value-type="float" office:value="67.2116">
                <text:p>67.21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27192956.31456">
                <text:p>1627192956.31456</text:p>
              </table:table-cell>
              <table:table-cell office:value-type="float" office:value="19.562">
                <text:p>19.562</text:p>
              </table:table-cell>
              <table:table-cell office:value-type="float" office:value="67.2116">
                <text:p>67.21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27192967.19444">
                <text:p>1627192967.19444</text:p>
              </table:table-cell>
              <table:table-cell office:value-type="float" office:value="19.562">
                <text:p>19.562</text:p>
              </table:table-cell>
              <table:table-cell office:value-type="float" office:value="67.2116">
                <text:p>67.21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27192978.07444">
                <text:p>1627192978.07444</text:p>
              </table:table-cell>
              <table:table-cell office:value-type="float" office:value="19.562">
                <text:p>19.562</text:p>
              </table:table-cell>
              <table:table-cell office:value-type="float" office:value="67.2116">
                <text:p>67.2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27192988.9545">
                <text:p>1627192988.9545</text:p>
              </table:table-cell>
              <table:table-cell office:value-type="float" office:value="19.562">
                <text:p>19.562</text:p>
              </table:table-cell>
              <table:table-cell office:value-type="float" office:value="67.2116">
                <text:p>67.21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27192999.83451">
                <text:p>1627192999.83451</text:p>
              </table:table-cell>
              <table:table-cell office:value-type="float" office:value="19.625">
                <text:p>19.625</text:p>
              </table:table-cell>
              <table:table-cell office:value-type="float" office:value="67.325">
                <text:p>67.3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27193010.7143">
                <text:p>1627193010.7143</text:p>
              </table:table-cell>
              <table:table-cell office:value-type="float" office:value="19.625">
                <text:p>19.625</text:p>
              </table:table-cell>
              <table:table-cell office:value-type="float" office:value="67.325">
                <text:p>67.3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27193021.59443">
                <text:p>1627193021.59443</text:p>
              </table:table-cell>
              <table:table-cell office:value-type="float" office:value="19.625">
                <text:p>19.625</text:p>
              </table:table-cell>
              <table:table-cell office:value-type="float" office:value="67.325">
                <text:p>67.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27193032.47402">
                <text:p>1627193032.47402</text:p>
              </table:table-cell>
              <table:table-cell office:value-type="float" office:value="19.625">
                <text:p>19.625</text:p>
              </table:table-cell>
              <table:table-cell office:value-type="float" office:value="67.325">
                <text:p>67.3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7193043.36449">
                <text:p>1627193043.36449</text:p>
              </table:table-cell>
              <table:table-cell office:value-type="float" office:value="19.625">
                <text:p>19.625</text:p>
              </table:table-cell>
              <table:table-cell office:value-type="float" office:value="67.325">
                <text:p>67.3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27193054.23505">
                <text:p>1627193054.23505</text:p>
              </table:table-cell>
              <table:table-cell office:value-type="float" office:value="19.687">
                <text:p>19.687</text:p>
              </table:table-cell>
              <table:table-cell office:value-type="float" office:value="67.4366">
                <text:p>67.43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27193065.11438">
                <text:p>1627193065.11438</text:p>
              </table:table-cell>
              <table:table-cell office:value-type="float" office:value="19.687">
                <text:p>19.687</text:p>
              </table:table-cell>
              <table:table-cell office:value-type="float" office:value="67.4366">
                <text:p>67.43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27193076.03429">
                <text:p>1627193076.03429</text:p>
              </table:table-cell>
              <table:table-cell office:value-type="float" office:value="19.687">
                <text:p>19.687</text:p>
              </table:table-cell>
              <table:table-cell office:value-type="float" office:value="67.4366">
                <text:p>67.43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27193086.95449">
                <text:p>1627193086.95449</text:p>
              </table:table-cell>
              <table:table-cell office:value-type="float" office:value="19.687">
                <text:p>19.687</text:p>
              </table:table-cell>
              <table:table-cell office:value-type="float" office:value="67.4366">
                <text:p>67.43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7193097.83446">
                <text:p>1627193097.83446</text:p>
              </table:table-cell>
              <table:table-cell office:value-type="float" office:value="19.687">
                <text:p>19.687</text:p>
              </table:table-cell>
              <table:table-cell office:value-type="float" office:value="67.4366">
                <text:p>67.43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27193108.71458">
                <text:p>1627193108.71458</text:p>
              </table:table-cell>
              <table:table-cell office:value-type="float" office:value="19.687">
                <text:p>19.687</text:p>
              </table:table-cell>
              <table:table-cell office:value-type="float" office:value="67.4366">
                <text:p>67.43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27193119.59393">
                <text:p>1627193119.59393</text:p>
              </table:table-cell>
              <table:table-cell office:value-type="float" office:value="19.75">
                <text:p>19.75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27193130.47443">
                <text:p>1627193130.47443</text:p>
              </table:table-cell>
              <table:table-cell office:value-type="float" office:value="19.75">
                <text:p>19.75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27193141.3944">
                <text:p>1627193141.3944</text:p>
              </table:table-cell>
              <table:table-cell office:value-type="float" office:value="19.75">
                <text:p>19.75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27193152.31445">
                <text:p>1627193152.31445</text:p>
              </table:table-cell>
              <table:table-cell office:value-type="float" office:value="19.75">
                <text:p>19.75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27193163.19462">
                <text:p>1627193163.19462</text:p>
              </table:table-cell>
              <table:table-cell office:value-type="float" office:value="19.75">
                <text:p>19.75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27193174.0738">
                <text:p>1627193174.0738</text:p>
              </table:table-cell>
              <table:table-cell office:value-type="float" office:value="19.812">
                <text:p>19.812</text:p>
              </table:table-cell>
              <table:table-cell office:value-type="float" office:value="67.6616">
                <text:p>67.66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27193184.95443">
                <text:p>1627193184.95443</text:p>
              </table:table-cell>
              <table:table-cell office:value-type="float" office:value="19.812">
                <text:p>19.812</text:p>
              </table:table-cell>
              <table:table-cell office:value-type="float" office:value="67.6616">
                <text:p>67.66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27193195.83445">
                <text:p>1627193195.83445</text:p>
              </table:table-cell>
              <table:table-cell office:value-type="float" office:value="19.812">
                <text:p>19.812</text:p>
              </table:table-cell>
              <table:table-cell office:value-type="float" office:value="67.6616">
                <text:p>67.66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27193206.71375">
                <text:p>1627193206.71375</text:p>
              </table:table-cell>
              <table:table-cell office:value-type="float" office:value="19.812">
                <text:p>19.812</text:p>
              </table:table-cell>
              <table:table-cell office:value-type="float" office:value="67.6616">
                <text:p>67.66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27193217.59434">
                <text:p>1627193217.59434</text:p>
              </table:table-cell>
              <table:table-cell office:value-type="float" office:value="19.812">
                <text:p>19.812</text:p>
              </table:table-cell>
              <table:table-cell office:value-type="float" office:value="67.6616">
                <text:p>67.66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27193228.47373">
                <text:p>1627193228.47373</text:p>
              </table:table-cell>
              <table:table-cell office:value-type="float" office:value="19.812">
                <text:p>19.812</text:p>
              </table:table-cell>
              <table:table-cell office:value-type="float" office:value="67.6616">
                <text:p>67.66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27193239.35442">
                <text:p>1627193239.35442</text:p>
              </table:table-cell>
              <table:table-cell office:value-type="float" office:value="19.812">
                <text:p>19.812</text:p>
              </table:table-cell>
              <table:table-cell office:value-type="float" office:value="67.6616">
                <text:p>67.6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27193250.23443">
                <text:p>1627193250.23443</text:p>
              </table:table-cell>
              <table:table-cell office:value-type="float" office:value="19.875">
                <text:p>19.875</text:p>
              </table:table-cell>
              <table:table-cell office:value-type="float" office:value="67.775">
                <text:p>67.7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27193261.1543">
                <text:p>1627193261.1543</text:p>
              </table:table-cell>
              <table:table-cell office:value-type="float" office:value="19.812">
                <text:p>19.812</text:p>
              </table:table-cell>
              <table:table-cell office:value-type="float" office:value="67.6616">
                <text:p>67.66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27193272.07445">
                <text:p>1627193272.07445</text:p>
              </table:table-cell>
              <table:table-cell office:value-type="float" office:value="19.875">
                <text:p>19.875</text:p>
              </table:table-cell>
              <table:table-cell office:value-type="float" office:value="67.775">
                <text:p>67.7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27193282.95377">
                <text:p>1627193282.95377</text:p>
              </table:table-cell>
              <table:table-cell office:value-type="float" office:value="19.875">
                <text:p>19.875</text:p>
              </table:table-cell>
              <table:table-cell office:value-type="float" office:value="67.775">
                <text:p>67.7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27193293.8342">
                <text:p>1627193293.8342</text:p>
              </table:table-cell>
              <table:table-cell office:value-type="float" office:value="19.875">
                <text:p>19.875</text:p>
              </table:table-cell>
              <table:table-cell office:value-type="float" office:value="67.775">
                <text:p>67.7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27193304.71373">
                <text:p>1627193304.71373</text:p>
              </table:table-cell>
              <table:table-cell office:value-type="float" office:value="19.875">
                <text:p>19.875</text:p>
              </table:table-cell>
              <table:table-cell office:value-type="float" office:value="67.775">
                <text:p>67.7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27193315.59458">
                <text:p>1627193315.59458</text:p>
              </table:table-cell>
              <table:table-cell office:value-type="float" office:value="19.937">
                <text:p>19.937</text:p>
              </table:table-cell>
              <table:table-cell office:value-type="float" office:value="67.8866">
                <text:p>67.88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27193326.48375">
                <text:p>1627193326.48375</text:p>
              </table:table-cell>
              <table:table-cell office:value-type="float" office:value="19.937">
                <text:p>19.937</text:p>
              </table:table-cell>
              <table:table-cell office:value-type="float" office:value="67.8866">
                <text:p>67.88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27193337.35374">
                <text:p>1627193337.35374</text:p>
              </table:table-cell>
              <table:table-cell office:value-type="float" office:value="19.937">
                <text:p>19.937</text:p>
              </table:table-cell>
              <table:table-cell office:value-type="float" office:value="67.8866">
                <text:p>67.88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27193348.23449">
                <text:p>1627193348.23449</text:p>
              </table:table-cell>
              <table:table-cell office:value-type="float" office:value="19.937">
                <text:p>19.937</text:p>
              </table:table-cell>
              <table:table-cell office:value-type="float" office:value="67.8866">
                <text:p>67.88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27193359.11448">
                <text:p>1627193359.11448</text:p>
              </table:table-cell>
              <table:table-cell office:value-type="float" office:value="19.937">
                <text:p>19.937</text:p>
              </table:table-cell>
              <table:table-cell office:value-type="float" office:value="67.8866">
                <text:p>67.88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27193369.99449">
                <text:p>1627193369.99449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27193380.87422">
                <text:p>1627193380.87422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27193391.75374">
                <text:p>1627193391.75374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27193402.63444">
                <text:p>1627193402.63444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27193413.51442">
                <text:p>1627193413.51442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27193424.39372">
                <text:p>1627193424.39372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27193435.27444">
                <text:p>1627193435.27444</text:p>
              </table:table-cell>
              <table:table-cell office:value-type="float" office:value="20.062">
                <text:p>20.062</text:p>
              </table:table-cell>
              <table:table-cell office:value-type="float" office:value="68.1116">
                <text:p>68.11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27193446.15376">
                <text:p>1627193446.15376</text:p>
              </table:table-cell>
              <table:table-cell office:value-type="float" office:value="20.062">
                <text:p>20.062</text:p>
              </table:table-cell>
              <table:table-cell office:value-type="float" office:value="68.1116">
                <text:p>68.11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7193457.03431">
                <text:p>1627193457.03431</text:p>
              </table:table-cell>
              <table:table-cell office:value-type="float" office:value="20.062">
                <text:p>20.062</text:p>
              </table:table-cell>
              <table:table-cell office:value-type="float" office:value="68.1116">
                <text:p>68.11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27193467.9142">
                <text:p>1627193467.9142</text:p>
              </table:table-cell>
              <table:table-cell office:value-type="float" office:value="20.062">
                <text:p>20.062</text:p>
              </table:table-cell>
              <table:table-cell office:value-type="float" office:value="68.1116">
                <text:p>68.1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7193478.79444">
                <text:p>1627193478.79444</text:p>
              </table:table-cell>
              <table:table-cell office:value-type="float" office:value="20.062">
                <text:p>20.062</text:p>
              </table:table-cell>
              <table:table-cell office:value-type="float" office:value="68.1116">
                <text:p>68.11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7193489.67391">
                <text:p>1627193489.67391</text:p>
              </table:table-cell>
              <table:table-cell office:value-type="float" office:value="20.062">
                <text:p>20.062</text:p>
              </table:table-cell>
              <table:table-cell office:value-type="float" office:value="68.1116">
                <text:p>68.11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7193500.59461">
                <text:p>1627193500.59461</text:p>
              </table:table-cell>
              <table:table-cell office:value-type="float" office:value="20.125">
                <text:p>20.125</text:p>
              </table:table-cell>
              <table:table-cell office:value-type="float" office:value="68.225">
                <text:p>68.2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27193511.51499">
                <text:p>1627193511.51499</text:p>
              </table:table-cell>
              <table:table-cell office:value-type="float" office:value="20.125">
                <text:p>20.125</text:p>
              </table:table-cell>
              <table:table-cell office:value-type="float" office:value="68.225">
                <text:p>68.2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27193522.39431">
                <text:p>1627193522.39431</text:p>
              </table:table-cell>
              <table:table-cell office:value-type="float" office:value="20.125">
                <text:p>20.125</text:p>
              </table:table-cell>
              <table:table-cell office:value-type="float" office:value="68.225">
                <text:p>68.2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27193533.27431">
                <text:p>1627193533.27431</text:p>
              </table:table-cell>
              <table:table-cell office:value-type="float" office:value="20.125">
                <text:p>20.125</text:p>
              </table:table-cell>
              <table:table-cell office:value-type="float" office:value="68.225">
                <text:p>68.2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27193544.16401">
                <text:p>1627193544.16401</text:p>
              </table:table-cell>
              <table:table-cell office:value-type="float" office:value="20.125">
                <text:p>20.125</text:p>
              </table:table-cell>
              <table:table-cell office:value-type="float" office:value="68.225">
                <text:p>68.2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27193555.03374">
                <text:p>1627193555.03374</text:p>
              </table:table-cell>
              <table:table-cell office:value-type="float" office:value="20.125">
                <text:p>20.125</text:p>
              </table:table-cell>
              <table:table-cell office:value-type="float" office:value="68.225">
                <text:p>68.2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27193565.91449">
                <text:p>1627193565.91449</text:p>
              </table:table-cell>
              <table:table-cell office:value-type="float" office:value="20.125">
                <text:p>20.125</text:p>
              </table:table-cell>
              <table:table-cell office:value-type="float" office:value="68.225">
                <text:p>68.2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27193576.79375">
                <text:p>1627193576.79375</text:p>
              </table:table-cell>
              <table:table-cell office:value-type="float" office:value="20.125">
                <text:p>20.125</text:p>
              </table:table-cell>
              <table:table-cell office:value-type="float" office:value="68.225">
                <text:p>68.2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27193587.67449">
                <text:p>1627193587.67449</text:p>
              </table:table-cell>
              <table:table-cell office:value-type="float" office:value="20.187">
                <text:p>20.187</text:p>
              </table:table-cell>
              <table:table-cell office:value-type="float" office:value="68.3366">
                <text:p>68.33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27193598.55375">
                <text:p>1627193598.55375</text:p>
              </table:table-cell>
              <table:table-cell office:value-type="float" office:value="20.187">
                <text:p>20.187</text:p>
              </table:table-cell>
              <table:table-cell office:value-type="float" office:value="68.3366">
                <text:p>68.33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27193609.43445">
                <text:p>1627193609.43445</text:p>
              </table:table-cell>
              <table:table-cell office:value-type="float" office:value="20.187">
                <text:p>20.187</text:p>
              </table:table-cell>
              <table:table-cell office:value-type="float" office:value="68.3366">
                <text:p>68.33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27193620.31445">
                <text:p>1627193620.31445</text:p>
              </table:table-cell>
              <table:table-cell office:value-type="float" office:value="20.187">
                <text:p>20.187</text:p>
              </table:table-cell>
              <table:table-cell office:value-type="float" office:value="68.3366">
                <text:p>68.33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27193631.19444">
                <text:p>1627193631.19444</text:p>
              </table:table-cell>
              <table:table-cell office:value-type="float" office:value="20.187">
                <text:p>20.187</text:p>
              </table:table-cell>
              <table:table-cell office:value-type="float" office:value="68.3366">
                <text:p>68.3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27193642.07474">
                <text:p>1627193642.07474</text:p>
              </table:table-cell>
              <table:table-cell office:value-type="float" office:value="20.187">
                <text:p>20.187</text:p>
              </table:table-cell>
              <table:table-cell office:value-type="float" office:value="68.3366">
                <text:p>68.33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27193652.95376">
                <text:p>1627193652.95376</text:p>
              </table:table-cell>
              <table:table-cell office:value-type="float" office:value="20.187">
                <text:p>20.187</text:p>
              </table:table-cell>
              <table:table-cell office:value-type="float" office:value="68.3366">
                <text:p>68.33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27193663.83451">
                <text:p>1627193663.83451</text:p>
              </table:table-cell>
              <table:table-cell office:value-type="float" office:value="20.187">
                <text:p>20.187</text:p>
              </table:table-cell>
              <table:table-cell office:value-type="float" office:value="68.3366">
                <text:p>68.33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27193674.71377">
                <text:p>1627193674.71377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7193685.59445">
                <text:p>1627193685.59445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27193696.47444">
                <text:p>1627193696.47444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27193707.35437">
                <text:p>1627193707.35437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27193718.23444">
                <text:p>1627193718.23444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27193729.11444">
                <text:p>1627193729.11444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27193739.9945">
                <text:p>1627193739.9945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27193750.87444">
                <text:p>1627193750.87444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27193761.7545">
                <text:p>1627193761.7545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27193772.63448">
                <text:p>1627193772.63448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27193783.5145">
                <text:p>1627193783.5145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27193794.39379">
                <text:p>1627193794.39379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27193805.27444">
                <text:p>1627193805.27444</text:p>
              </table:table-cell>
              <table:table-cell office:value-type="float" office:value="20.25">
                <text:p>20.25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27193816.15374">
                <text:p>1627193816.15374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27193827.03453">
                <text:p>1627193827.03453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27193837.91455">
                <text:p>1627193837.91455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7193848.79476">
                <text:p>1627193848.79476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27193859.67441">
                <text:p>1627193859.67441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27193870.55376">
                <text:p>1627193870.55376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27193881.4345">
                <text:p>1627193881.4345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7193892.36454">
                <text:p>1627193892.36454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27193903.27456">
                <text:p>1627193903.27456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27193914.15438">
                <text:p>1627193914.15438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27193925.03378">
                <text:p>1627193925.03378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27193935.91436">
                <text:p>1627193935.91436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27193946.79457">
                <text:p>1627193946.79457</text:p>
              </table:table-cell>
              <table:table-cell office:value-type="float" office:value="20.312">
                <text:p>20.312</text:p>
              </table:table-cell>
              <table:table-cell office:value-type="float" office:value="68.5616">
                <text:p>68.5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